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4457*"/>
    </style:style>
    <style:style style:name="Table1.B" style:family="table-column">
      <style:table-column-properties style:rel-column-width="9409*"/>
    </style:style>
    <style:style style:name="Table1.C" style:family="table-column">
      <style:table-column-properties style:rel-column-width="29713*"/>
    </style:style>
    <style:style style:name="Table1.D" style:family="table-column">
      <style:table-column-properties style:rel-column-width="21955*"/>
    </style:style>
    <style:style style:name="Table2" style:family="table">
      <style:table-properties table:align="center"/>
    </style:style>
    <style:style style:name="Table2.A" style:family="table-column">
      <style:table-column-properties style:rel-column-width="5649*"/>
    </style:style>
    <style:style style:name="Table2.B" style:family="table-column">
      <style:table-column-properties style:rel-column-width="12429*"/>
    </style:style>
    <style:style style:name="Table2.C" style:family="table-column">
      <style:table-column-properties style:rel-column-width="20338*"/>
    </style:style>
    <style:style style:name="Table2.D" style:family="table-column">
      <style:table-column-properties style:rel-column-width="27117*"/>
    </style:style>
  </office:automatic-styles>
  <office:body>
    <office:text>
      <text:p text:style-name="Title">3.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conceptualising-activity-in-this-learning-design" office:name=""><text:span text:style-name="Definition">Conceptualising activity in this learning design</text:span></text:a></text:p>
              <text:list text:style-name="L3">
                <text:list-item>
                  <text:p text:style-name="P3"><text:a xlink:type="simple" xlink:href="#choosing-a-suitable-unit-of-analysis-germ-cell-situating-which-activity-systems-is-of-primary-value-to-explore" office:name=""><text:span text:style-name="Definition">Choosing a suitable unit of analysis / germ cell &amp; situating which activity systems is of primary value to explore</text:span></text:a></text:p>
                  <text:list text:style-name="L4">
                    <text:list-item>
                      <text:p text:style-name="P4"><text:a xlink:type="simple" xlink:href="#levels-of-abstraction-in-activity-theory" office:name=""><text:span text:style-name="Definition">Levels of Abstraction in Activity Theory</text:span></text:a></text:p>
                    </text:list-item>
                    <text:list-item>
                      <text:p text:style-name="P4"><text:a xlink:type="simple" xlink:href="#choosing-smaller-units-of-analysis" office:name=""><text:span text:style-name="Definition">Choosing smaller units of analysis</text:span></text:a></text:p>
                    </text:list-item>
                  </text:list>
                </text:list-item>
                <text:list-item>
                  <text:p text:style-name="P3"><text:a xlink:type="simple" xlink:href="#analysis-of-activity-system-through-conflicts-and-contradictions-between-elements" office:name=""><text:span text:style-name="Definition">Analysis of activity system through conflicts and contradictions between elements</text:span></text:a></text:p>
                </text:list-item>
                <text:list-item>
                  <text:p text:style-name="P3"><text:a xlink:type="simple" xlink:href="#disambiguating-terminology---conflicts-tensions-contradictions-dilemmas" office:name=""><text:span text:style-name="Definition">Disambiguating terminology - Conflicts, tensions, contradictions, dilemmas</text:span></text:a></text:p>
                </text:list-item>
                <text:list-item>
                  <text:p text:style-name="P3"><text:a xlink:type="simple" xlink:href="#analysis-of-chat-dbr-interventions-over-time" office:name=""><text:span text:style-name="Definition">Analysis of CHAT / DBR interventions over time</text:span></text:a></text:p>
                  <text:list text:style-name="L5">
                    <text:list-item>
                      <text:p text:style-name="P5"><text:a xlink:type="simple" xlink:href="#early-limits-of-dbr-addressed-by-expansive-learning---and-formative-interventions" office:name=""><text:span text:style-name="Definition">Early limits of DBR addressed by expansive learning - and formative interventions</text:span></text:a></text:p>
                    </text:list-item>
                  </text:list>
                </text:list-item>
                <text:list-item>
                  <text:p text:style-name="P3"><text:a xlink:type="simple" xlink:href="#exploring-specific-techniques-of-formative-interventions---make-more-targeted--" office:name=""><text:span text:style-name="Definition">Exploring specific techniques of formative interventions - MAKE MORE TARGETED -</text:span></text:a></text:p>
                </text:list-item>
                <text:list-item>
                  <text:p text:style-name="P3"><text:a xlink:type="simple" xlink:href="#creating-ideocultures-as-designed-systems" office:name=""><text:span text:style-name="Definition">Creating ideocultures as designed systems</text:span></text:a></text:p>
                </text:list-item>
                <text:list-item>
                  <text:p text:style-name="P3"><text:a xlink:type="simple" xlink:href="#rogoffs-three-planes-of-analysis-of-learning-communities" office:name=""><text:span text:style-name="Definition">Rogoff’s three planes of analysis of learning communities</text:span></text:a></text:p>
                  <text:list text:style-name="L6">
                    <text:list-item>
                      <text:p text:style-name="P6"><text:a xlink:type="simple" xlink:href="#communities-of-practice-and-communities-of-learners" office:name=""><text:span text:style-name="Definition">Communities of practice and communities of learners</text:span></text:a></text:p>
                    </text:list-item>
                  </text:list>
                </text:list-item>
                <text:list-item>
                  <text:p text:style-name="P3"><text:a xlink:type="simple" xlink:href="#funds-of-knowledge" office:name=""><text:span text:style-name="Definition">Funds of Knowledge</text:span></text:a></text:p>
                  <text:list text:style-name="L7">
                    <text:list-item>
                      <text:p text:style-name="P7"><text:a xlink:type="simple" xlink:href="#possible-funds-of-knowledge" office:name=""><text:span text:style-name="Definition">Possible funds of knowledge</text:span></text:a></text:p>
                    </text:list-item>
                  </text:list>
                </text:list-item>
              </text:list>
            </text:list-item>
            <text:list-item>
              <text:p text:style-name="P2"><text:a xlink:type="simple" xlink:href="#conceptual-tools-associated-with-agency" office:name=""><text:span text:style-name="Definition">Conceptual tools associated with agency</text:span></text:a></text:p>
              <text:list text:style-name="L8">
                <text:list-item>
                  <text:p text:style-name="P8"><text:a xlink:type="simple" xlink:href="#tads---on-double-stimulation-and-agency" office:name=""><text:span text:style-name="Definition">TADS - On double stimulation and agency</text:span></text:a></text:p>
                  <text:list text:style-name="L9">
                    <text:list-item>
                      <text:p text:style-name="P9"><text:a xlink:type="simple" xlink:href="#on-affordances" office:name=""><text:span text:style-name="Definition">On affordances</text:span></text:a></text:p>
                    </text:list-item>
                  </text:list>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summary-table-of-data-collection" office:name=""><text:span text:style-name="Definition">Summary Table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item>
                <text:list-item>
                  <text:p text:style-name="P13"><text:a xlink:type="simple" xlink:href="#rational-and-approach-of-data-analysis--" office:name=""><text:span text:style-name="Definition">Rational and approach of data analysis -</text:span></text:a></text:p>
                </text:list-item>
                <text:list-item>
                  <text:p text:style-name="P13"><text:a xlink:type="simple" xlink:href="#data-analysis-stage-one" office:name=""><text:span text:style-name="Definition">Data Analysis Stage One</text:span></text:a></text:p>
                </text:list-item>
                <text:list-item>
                  <text:p text:style-name="P13"><text:a xlink:type="simple" xlink:href="#planes-approach---noting-tensions-and-behaviours" office:name=""><text:span text:style-name="Definition">3 planes approach - noting tensions and behaviours</text:span></text:a></text:p>
                  <text:list text:style-name="L14">
                    <text:list-item>
                      <text:p text:style-name="P14"><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5">
                    <text:list-item>
                      <text:p text:style-name="P15"><text:a xlink:type="simple" xlink:href="#partial-transcriptiondescription-of-data" office:name=""><text:span text:style-name="Definition">Partial transcription/description of data</text:span></text:a></text:p>
                    </text:list-item>
                    <text:list-item>
                      <text:p text:style-name="P15"><text:a xlink:type="simple" xlink:href="#partial-coding-of-video-at-stage-2" office:name=""><text:span text:style-name="Definition">Partial coding of video at stage 2</text:span></text:a></text:p>
                    </text:list-item>
                  </text:list>
                </text:list-item>
                <text:list-item>
                  <text:p text:style-name="P13"><text:a xlink:type="simple" xlink:href="#data-analysis-stage-three" office:name=""><text:span text:style-name="Definition">Data Analysis Stage Three</text:span></text:a></text:p>
                  <text:list text:style-name="L16">
                    <text:list-item>
                      <text:p text:style-name="P16"><text:a xlink:type="simple" xlink:href="#simpliflying-processes" office:name=""><text:span text:style-name="Definition">Simpliflying processes</text:span></text:a></text:p>
                    </text:list-item>
                    <text:list-item>
                      <text:p text:style-name="P16"><text:a xlink:type="simple" xlink:href="#final-transcriptiondescription-of-data" office:name=""><text:span text:style-name="Definition">Final Transcription/description of data</text:span></text:a></text:p>
                    </text:list-item>
                    <text:list-item>
                      <text:p text:style-name="P16"><text:a xlink:type="simple" xlink:href="#grades-of-video-data-analysis" office:name=""><text:span text:style-name="Definition">Grades of video data analysis</text:span></text:a></text:p>
                    </text:list-item>
                  </text:list>
                </text:list-item>
                <text:list-item>
                  <text:p text:style-name="P13"><text:a xlink:type="simple" xlink:href="#journal-data" office:name=""><text:span text:style-name="Definition">Journal Data</text:span></text:a></text:p>
                </text:list-item>
                <text:list-item>
                  <text:p text:style-name="P13"><text:a xlink:type="simple" xlink:href="#programme-resources-created" office:name=""><text:span text:style-name="Definition">Programme resources created</text:span></text:a></text:p>
                </text:list-item>
                <text:list-item>
                  <text:p text:style-name="P13"><text:a xlink:type="simple" xlink:href="#interview-data" office:name=""><text:span text:style-name="Definition">Interview data</text:span></text:a></text:p>
                  <text:list text:style-name="L17">
                    <text:list-item>
                      <text:p text:style-name="P17"><text:a xlink:type="simple" xlink:href="#practitioner-interviews" office:name=""><text:span text:style-name="Definition">Practitioner interviews</text:span></text:a></text:p>
                    </text:list-item>
                    <text:list-item>
                      <text:p text:style-name="P17"><text:a xlink:type="simple" xlink:href="#participant-interviews" office:name=""><text:span text:style-name="Definition">Participant interviews</text:span></text:a></text:p>
                    </text:list-item>
                    <text:list-item>
                      <text:p text:style-name="P17"><text:a xlink:type="simple" xlink:href="#limitations-in-interview-data" office:name=""><text:span text:style-name="Definition">Limitations in interview data</text:span></text:a></text:p>
                    </text:list-item>
                  </text:list>
                </text:list-item>
              </text:list>
            </text:list-item>
            <text:list-item>
              <text:p text:style-name="P2"><text:a xlink:type="simple" xlink:href="#data-validity-and-reliability" office:name=""><text:span text:style-name="Definition">Data validity and reliability</text:span></text:a></text:p>
              <text:list text:style-name="L18">
                <text:list-item>
                  <text:p text:style-name="P18"><text:a xlink:type="simple" xlink:href="#discussion-on-data-analysis" office:name=""><text:span text:style-name="Definition">Discussion on data analysis</text:span></text:a></text:p>
                  <text:list text:style-name="L19">
                    <text:list-item>
                      <text:p text:style-name="P19"><text:a xlink:type="simple" xlink:href="#incorporating-gesture-and-wider-movement-in-analysis" office:name=""><text:span text:style-name="Definition">Incorporating gesture and wider movement in analysis</text:span></text:a></text:p>
                    </text:list-item>
                    <text:list-item>
                      <text:p text:style-name="P19"><text:a xlink:type="simple" xlink:href="#using-a-3-planes-approach" office:name=""><text:span text:style-name="Definition">Using a 3 Planes Approach</text:span></text:a></text:p>
                    </text:list-item>
                  </text:list>
                </text:list-item>
              </text:list>
            </text:list-item>
            <text:list-item>
              <text:p text:style-name="P2"><text:a xlink:type="simple" xlink:href="#thematic-analysis-of-video-data" office:name=""><text:span text:style-name="Definition">Thematic analysis of video data</text:span></text:a></text:p>
              <text:list text:style-name="L20">
                <text:list-item>
                  <text:p text:style-name="P20"><text:a xlink:type="simple" xlink:href="#stage-one---development-stage-of-thematic-analysis-of-video-data" office:name=""><text:span text:style-name="Definition">Stage one - Development Stage of Thematic Analysis of Video Data</text:span></text:a></text:p>
                  <text:list text:style-name="L21">
                    <text:list-item>
                      <text:p text:style-name="P21"><text:a xlink:type="simple" xlink:href="#what-was-excluded-and-rationale" office:name=""><text:span text:style-name="Definition">What was Excluded and Rationale</text:span></text:a></text:p>
                    </text:list-item>
                    <text:list-item>
                      <text:p text:style-name="P21"><text:a xlink:type="simple" xlink:href="#coding-participant-roles-and-interactions." office:name=""><text:span text:style-name="Definition">Coding Participant Roles and Interactions.</text:span></text:a></text:p>
                    </text:list-item>
                    <text:list-item>
                      <text:p text:style-name="P21"><text:a xlink:type="simple" xlink:href="#coding-design-cycle-stages" office:name=""><text:span text:style-name="Definition">Coding Design Cycle Stages</text:span></text:a></text:p>
                    </text:list-item>
                    <text:list-item>
                      <text:p text:style-name="P21"><text:a xlink:type="simple" xlink:href="#coding-game-design-themes" office:name=""><text:span text:style-name="Definition">Coding Game Design Themes</text:span></text:a></text:p>
                    </text:list-item>
                  </text:list>
                </text:list-item>
                <text:list-item>
                  <text:p text:style-name="P20"><text:a xlink:type="simple" xlink:href="#stage-two-revised-coding-schema-and-process" office:name=""><text:span text:style-name="Definition">Stage two: revised coding schema and process</text:span></text:a></text:p>
                </text:list-item>
                <text:list-item>
                  <text:p text:style-name="P20"><text:a xlink:type="simple" xlink:href="#proposal-coding-impact-on-design-processes-on-learner-agency---boiled-down--" office:name=""><text:span text:style-name="Definition">PROPOSAL Coding impact on design/ processes on learner agency - boiled down -</text:span></text:a></text:p>
                </text:list-item>
                <text:list-item>
                  <text:p text:style-name="P20"><text:a xlink:type="simple" xlink:href="#limits-of-problems-with-video-data-analysis" office:name=""><text:span text:style-name="Definition">Limits of / problems with video data analysis</text:span></text:a></text:p>
                </text:list-item>
                <text:list-item>
                  <text:p text:style-name="P20"><text:a xlink:type="simple" xlink:href="#analysis-of-activities-based-on-cultural-interpersonal-and-personal-focusing" office:name=""><text:span text:style-name="Definition">Analysis of activities based on Cultural, Interpersonal and Personal focusing</text:span></text:a></text:p>
                </text:list-item>
                <text:list-item>
                  <text:p text:style-name="P20"><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20"><text:a xlink:type="simple" xlink:href="#data-validity---triangulation-of-data" office:name=""><text:span text:style-name="Definition">Data Validity - Triangulation of Data</text:span></text:a></text:p>
                </text:list-item>
                <text:list-item>
                  <text:p text:style-name="P20"><text:a xlink:type="simple" xlink:href="#generalisation-of-results" office:name=""><text:span text:style-name="Definition">Generalisation of Results</text:span></text:a></text:p>
                </text:list-item>
              </text:list>
            </text:list-item>
            <text:list-item>
              <text:p text:style-name="P2"><text:a xlink:type="simple" xlink:href="#research-questions" office:name=""><text:span text:style-name="Definition">Research Questions</text:span></text:a></text:p>
              <text:list text:style-name="L22">
                <text:list-item>
                  <text:p text:style-name="P22"><text:a xlink:type="simple" xlink:href="#how-research-questions-evolved" office:name=""><text:span text:style-name="Definition">How Research Questions Evolved</text:span></text:a></text:p>
                </text:list-item>
                <text:list-item>
                  <text:p text:style-name="P22"><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3">
                <text:list-item>
                  <text:p text:style-name="P23"><text:a xlink:type="simple" xlink:href="#discussion" office:name=""><text:span text:style-name="Definition">Discussion</text:span></text:a></text:p>
                </text:list-item>
                <text:list-item>
                  <text:p text:style-name="P23"><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4">
                <text:list-item>
                  <text:p text:style-name="P24"><text:a xlink:type="simple" xlink:href="#describing-the-formative-intervention-of-this-research" office:name=""><text:span text:style-name="Definition">Describing the formative intervention of this research</text:span></text:a></text:p>
                </text:list-item>
                <text:list-item>
                  <text:p text:style-name="P24"><text:a xlink:type="simple" xlink:href="#on-the-details-of-the-design" office:name=""><text:span text:style-name="Definition">On the details of the design</text:span></text:a></text:p>
                  <text:list text:style-name="L25">
                    <text:list-item>
                      <text:p text:style-name="P25"><text:a xlink:type="simple" xlink:href="#p1-exploratory-stage-oct-2017---dec-2018" office:name=""><text:span text:style-name="Definition">P1: Exploratory stage: Oct 2017 - Dec 2018</text:span></text:a></text:p>
                    </text:list-item>
                    <text:list-item>
                      <text:p text:style-name="P25"><text:a xlink:type="simple" xlink:href="#p3-accelerated-game-making-programme-5-weeks-jan---feb-2019" office:name=""><text:span text:style-name="Definition">P3: Accelerated game making programme (5 weeks): Jan - Feb 2019</text:span></text:a></text:p>
                    </text:list-item>
                    <text:list-item>
                      <text:p text:style-name="P25"><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4"><text:a xlink:type="simple" xlink:href="#on-the-emergent-and-mutual-nature-of-the-design-and-research-process" office:name=""><text:span text:style-name="Definition">On the emergent and mutual nature of the design and research process</text:span></text:a></text:p>
                  <text:list text:style-name="L26">
                    <text:list-item>
                      <text:p text:style-name="P26"><text:a xlink:type="simple" xlink:href="#note-on-creation-of-learning-and-teaching-resources" office:name=""><text:span text:style-name="Definition">Note on creation of learning and teaching resources</text:span></text:a></text:p>
                    </text:list-item>
                  </text:list>
                </text:list-item>
                <text:list-item>
                  <text:p text:style-name="P24"><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27">What pedagogical tools and processes are available to support novices to overcome barriers to participation in game coding processes?</text:p>
        </text:list-item>
        <text:list-item>
          <text:p text:style-name="P27">How can game design patterns support the development of coding practices with novices?</text:p>
        </text:list-item>
        <text:list-item>
          <text:p text:style-name="P27">How can learners build agency in an evolving community of game makers?</text:p>
        </text:list-item>
      </text:list>
      <text:h text:style-name="Heading_20_2" text:outline-level="2"><text:bookmark-start text:name="conceptualising-activity-in-this-learning-design"/>Conceptualising activity in this learning design<text:bookmark-end text:name="conceptualising-activity-in-this-learning-design"/></text:h>
      <text:p text:style-name="First_20_paragraph"><text:span text:style-name="T1">This section</text:span> examines the use of activity theory to examine the data and help conceptualise the learning environment and processes.</text:p>
      <text:p text:style-name="Text_20_body">NOTE - for similar work see <text:reference-mark-start text:name="ZOTERO_ITEM CSL_CITATION {&quot;citationItems&quot;:[{&quot;uris&quot;:[&quot;http://zotero.org/users/1913249/items/WQXATS8V&quot;],&quot;itemData&quot;:{&quot;title&quot;:&quot;Using Activity Theory to Understand the Systemic Tensions Characterizing a Technology-Rich Introductory Astronomy Course&quot;,&quot;DOI&quot;:&quot;10.1207/S15327884MCA0902_02&quot;,&quot;type&quot;:&quot;article-journal&quot;,&quot;container-title&quot;:&quot;Mind, Culture, and Activity&quot;,&quot;issue&quot;:&quot;2&quot;,&quot;container-title-short&quot;:&quot;Mind, Culture, and Activity&quot;,&quot;URL&quot;:&quot;http://www.tandfonline.com/doi/abs/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accessed&quot;:{&quot;date-parts&quot;:[[&quot;2022&quot;,9,12]]},&quot;language&quot;:&quot;en&quot;,&quot;issued&quot;:{&quot;date-parts&quot;:[[&quot;2002&quot;,5]]},&quot;id&quot;:&quot;barab_using_2002&quot;,&quot;page&quot;:&quot;76-107&quot;,&quot;citation-key&quot;:&quot;barab_using_2002&quot;},&quot;prefix&quot;:&quot;&quot;,&quot;id&quot;:8563,&quot;suffix&quot;:&quot;&quot;,&quot;uri&quot;:[&quot;http://zotero.org/users/1913249/items/WQXATS8V&quot;]}],&quot;citationID&quot;:&quot;kuuxfith&quot;,&quot;schema&quot;:&quot;https://github.com/citation-style-language/schema/raw/master/csl-citation.json&quot;,&quot;properties&quot;:{&quot;formattedCitation&quot;:&quot;[@barab_using_2002]&quot;,&quot;noteIndex&quot;:0}} RNDomqjnyxqsd"/>&lt;Do Zotero Refresh: [@barab_using_2002]&gt;<text:reference-mark-end text:name="ZOTERO_ITEM CSL_CITATION {&quot;citationItems&quot;:[{&quot;uris&quot;:[&quot;http://zotero.org/users/1913249/items/WQXATS8V&quot;],&quot;itemData&quot;:{&quot;title&quot;:&quot;Using Activity Theory to Understand the Systemic Tensions Characterizing a Technology-Rich Introductory Astronomy Course&quot;,&quot;DOI&quot;:&quot;10.1207/S15327884MCA0902_02&quot;,&quot;type&quot;:&quot;article-journal&quot;,&quot;container-title&quot;:&quot;Mind, Culture, and Activity&quot;,&quot;issue&quot;:&quot;2&quot;,&quot;container-title-short&quot;:&quot;Mind, Culture, and Activity&quot;,&quot;URL&quot;:&quot;http://www.tandfonline.com/doi/abs/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accessed&quot;:{&quot;date-parts&quot;:[[&quot;2022&quot;,9,12]]},&quot;language&quot;:&quot;en&quot;,&quot;issued&quot;:{&quot;date-parts&quot;:[[&quot;2002&quot;,5]]},&quot;id&quot;:&quot;barab_using_2002&quot;,&quot;page&quot;:&quot;76-107&quot;,&quot;citation-key&quot;:&quot;barab_using_2002&quot;},&quot;prefix&quot;:&quot;&quot;,&quot;id&quot;:8563,&quot;suffix&quot;:&quot;&quot;,&quot;uri&quot;:[&quot;http://zotero.org/users/1913249/items/WQXATS8V&quot;]}],&quot;citationID&quot;:&quot;kuuxfith&quot;,&quot;schema&quot;:&quot;https://github.com/citation-style-language/schema/raw/master/csl-citation.json&quot;,&quot;properties&quot;:{&quot;formattedCitation&quot;:&quot;[@barab_using_2002]&quot;,&quot;noteIndex&quot;:0}} RNDomqjnyxqsd"/></text:p>
      <text:h text:style-name="Heading_20_3" text:outline-level="3"><text:bookmark-start text:name="choosing-a-suitable-unit-of-analysis-germ-cell-situating-which-activity-systems-is-of-primary-value-to-explore"/>Choosing a suitable unit of analysis / germ cell &amp; situating which activity systems is of primary value to explore<text:bookmark-end text:name="choosing-a-suitable-unit-of-analysis-germ-cell-situating-which-activity-systems-is-of-primary-value-to-explore"/></text:h>
      <text:p text:style-name="First_20_paragraph">This process is outlined in chapter 4 &amp; 5 - Move some of that here - Or drop? EXPLAIN IN JUST ENOUGH DETAIL HERE.</text:p>
      <text:h text:style-name="Heading_20_4" text:outline-level="4"><text:bookmark-start text:name="levels-of-abstraction-in-activity-theory"/>Levels of Abstraction in Activity Theory<text:bookmark-end text:name="levels-of-abstraction-in-activity-theory"/></text:h>
      <text:p text:style-name="First_20_paragraph">LINK INSTEAD WITH ROGOFF - SET UP FOR CHAPTER 4</text:p>
      <text:p text:style-name="Text_20_body">The educational activity can be seen as different scopes of activity</text:p>
      <text:list text:style-name="L28">
        <text:list-item>
          <text:p text:style-name="P28">wider education</text:p>
        </text:list-item>
        <text:list-item>
          <text:p text:style-name="P28">guided activity</text:p>
        </text:list-item>
        <text:list-item>
          <text:p text:style-name="P28">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citationItems&quot;:[{&quot;suppress-author&quot;:true,&quot;uris&quot;:[&quot;http://zotero.org/users/1913249/items/FF8IYRGL&quot;],&quot;itemData&quot;:{&quot;title&quot;:&quot;An Interdisciplinary Theory of Activity&quot;,&quot;publisher-place&quot;:&quot;Leiden; Boston&quot;,&quot;source&quot;:&quot;Zotero&quot;,&quot;author&quot;:[{&quot;given&quot;:&quot;Andy&quot;,&quot;family&quot;:&quot;Blunden&quot;}],&quot;type&quot;:&quot;book&quot;,&quot;language&quot;:&quot;en&quot;,&quot;event-place&quot;:&quot;Leiden; Boston&quot;,&quot;issued&quot;:{&quot;date-parts&quot;:[[&quot;2010&quot;]]},&quot;id&quot;:&quot;blunden_interdisciplinary_2010&quot;,&quot;publisher&quot;:&quot;Brill Academic Publishers&quot;,&quot;citation-key&quot;:&quot;blunden_interdisciplinary_2010&quot;},&quot;prefix&quot;:&quot;&quot;,&quot;id&quot;:2943,&quot;suffix&quot;:&quot;&quot;,&quot;uri&quot;:[&quot;http://zotero.org/users/1913249/items/FF8IYRGL&quot;]},{&quot;suppress-author&quot;:true,&quot;uris&quot;:[&quot;http://zotero.org/users/1913249/items/66N28Q52&quot;],&quot;itemData&quot;:{&quot;title&quot;:&quot;Collaborative projects: an interdisciplinary study&quot;,&quot;publisher-place&quot;:&quot;Leiden ; Boston&quot;,&quot;type&quot;:&quot;book&quot;,&quot;ISBN&quot;:&quot;978-90-04-26121-1&quot;,&quot;title-short&quot;:&quot;Collaborative projects&quot;,&quot;call-number&quot;:&quot;H62 .C5658 2014&quot;,&quot;number-of-pages&quot;:&quot;385&quot;,&quot;editor&quot;:[{&quot;given&quot;:&quot;Andy&quot;,&quot;family&quot;:&quot;Blunden&quot;}],&quot;source&quot;:&quot;Library of Congress ISBN&quot;,&quot;publisher&quot;:&quot;Brill&quot;,&quot;collection-title&quot;:&quot;Studies in critical social sciences&quot;,&quot;event-place&quot;:&quot;Leiden ; Boston&quot;,&quot;language&quot;:&quot;en&quot;,&quot;issued&quot;:{&quot;date-parts&quot;:[[&quot;2014&quot;]]},&quot;id&quot;:&quot;blunden_collaborative_2014&quot;,&quot;collection-number&quot;:&quot;volume 66&quot;,&quot;citation-key&quot;:&quot;blunden_collaborative_2014&quot;},&quot;prefix&quot;:&quot;&quot;,&quot;id&quot;:8583,&quot;suffix&quot;:&quot;&quot;,&quot;uri&quot;:[&quot;http://zotero.org/users/1913249/items/66N28Q52&quot;]}],&quot;citationID&quot;:&quot;pagduekd&quot;,&quot;schema&quot;:&quot;https://github.com/citation-style-language/schema/raw/master/csl-citation.json&quot;,&quot;properties&quot;:{&quot;formattedCitation&quot;:&quot;[-@blunden_interdisciplinary_2010; -@blunden_collaborative_2014]&quot;,&quot;noteIndex&quot;:0}} RNDczfnvphqnm"/>&lt;Do Zotero Refresh: [-@blunden_interdisciplinary_2010; -@blunden_collaborative_2014]&gt;<text:reference-mark-end text:name="ZOTERO_ITEM CSL_CITATION {&quot;citationItems&quot;:[{&quot;suppress-author&quot;:true,&quot;uris&quot;:[&quot;http://zotero.org/users/1913249/items/FF8IYRGL&quot;],&quot;itemData&quot;:{&quot;title&quot;:&quot;An Interdisciplinary Theory of Activity&quot;,&quot;publisher-place&quot;:&quot;Leiden; Boston&quot;,&quot;source&quot;:&quot;Zotero&quot;,&quot;author&quot;:[{&quot;given&quot;:&quot;Andy&quot;,&quot;family&quot;:&quot;Blunden&quot;}],&quot;type&quot;:&quot;book&quot;,&quot;language&quot;:&quot;en&quot;,&quot;event-place&quot;:&quot;Leiden; Boston&quot;,&quot;issued&quot;:{&quot;date-parts&quot;:[[&quot;2010&quot;]]},&quot;id&quot;:&quot;blunden_interdisciplinary_2010&quot;,&quot;publisher&quot;:&quot;Brill Academic Publishers&quot;,&quot;citation-key&quot;:&quot;blunden_interdisciplinary_2010&quot;},&quot;prefix&quot;:&quot;&quot;,&quot;id&quot;:2943,&quot;suffix&quot;:&quot;&quot;,&quot;uri&quot;:[&quot;http://zotero.org/users/1913249/items/FF8IYRGL&quot;]},{&quot;suppress-author&quot;:true,&quot;uris&quot;:[&quot;http://zotero.org/users/1913249/items/66N28Q52&quot;],&quot;itemData&quot;:{&quot;title&quot;:&quot;Collaborative projects: an interdisciplinary study&quot;,&quot;publisher-place&quot;:&quot;Leiden ; Boston&quot;,&quot;type&quot;:&quot;book&quot;,&quot;ISBN&quot;:&quot;978-90-04-26121-1&quot;,&quot;title-short&quot;:&quot;Collaborative projects&quot;,&quot;call-number&quot;:&quot;H62 .C5658 2014&quot;,&quot;number-of-pages&quot;:&quot;385&quot;,&quot;editor&quot;:[{&quot;given&quot;:&quot;Andy&quot;,&quot;family&quot;:&quot;Blunden&quot;}],&quot;source&quot;:&quot;Library of Congress ISBN&quot;,&quot;publisher&quot;:&quot;Brill&quot;,&quot;collection-title&quot;:&quot;Studies in critical social sciences&quot;,&quot;event-place&quot;:&quot;Leiden ; Boston&quot;,&quot;language&quot;:&quot;en&quot;,&quot;issued&quot;:{&quot;date-parts&quot;:[[&quot;2014&quot;]]},&quot;id&quot;:&quot;blunden_collaborative_2014&quot;,&quot;collection-number&quot;:&quot;volume 66&quot;,&quot;citation-key&quot;:&quot;blunden_collaborative_2014&quot;},&quot;prefix&quot;:&quot;&quot;,&quot;id&quot;:8583,&quot;suffix&quot;:&quot;&quot;,&quot;uri&quot;:[&quot;http://zotero.org/users/1913249/items/66N28Q52&quot;]}],&quot;citationID&quot;:&quot;pagduekd&quot;,&quot;schema&quot;:&quot;https://github.com/citation-style-language/schema/raw/master/csl-citation.json&quot;,&quot;properties&quot;:{&quot;formattedCitation&quot;:&quot;[-@blunden_interdisciplinary_2010; -@blunden_collaborative_2014]&quot;,&quot;noteIndex&quot;:0}} RNDczfnvphqnm"/></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citationItems&quot;:[{&quot;suppress-author&quot;:true,&quot;uris&quot;:[&quot;http://zotero.org/users/1913249/items/K8HTZCVC&quot;],&quot;itemData&quot;:{&quot;accessed&quot;:{&quot;date-parts&quot;:[[&quot;2019&quot;,5,10]]},&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URL&quot;:&quot;http://periodicos.ufc.br/dialectus/article/view/5173&quot;,&quot;type&quot;:&quot;article-journal&quot;,&quot;DOI&quot;:&quot;10.30611/2014n4id5173&quot;,&quot;author&quot;:[{&quot;given&quot;:&quot;Aleksei Nikolaevich&quot;,&quot;family&quot;:&quot;Leontiev&quot;}],&quot;container-title-short&quot;:&quot;DRF&quot;,&quot;ISSN&quot;:&quot;2317-2010&quot;,&quot;issue&quot;:&quot;4&quot;,&quot;language&quot;:&quot;en&quot;,&quot;issued&quot;:{&quot;date-parts&quot;:[[&quot;2009&quot;]]},&quot;id&quot;:&quot;leontiev_activity_2009&quot;,&quot;container-title&quot;:&quot;Revista Dialectus&quot;,&quot;citation-key&quot;:&quot;leontiev_activity_2009&quot;},&quot;prefix&quot;:&quot;&quot;,&quot;id&quot;:68,&quot;suffix&quot;:&quot;&quot;,&quot;uri&quot;:[&quot;http://zotero.org/users/1913249/items/K8HTZCVC&quot;]}],&quot;citationID&quot;:&quot;zhunukxh&quot;,&quot;schema&quot;:&quot;https://github.com/citation-style-language/schema/raw/master/csl-citation.json&quot;,&quot;properties&quot;:{&quot;formattedCitation&quot;:&quot;[-@leontiev_activity_2009]&quot;,&quot;noteIndex&quot;:0}} RNDjvxbyncerx"/>&lt;Do Zotero Refresh: [-@leontiev_activity_2009]&gt;<text:reference-mark-end text:name="ZOTERO_ITEM CSL_CITATION {&quot;citationItems&quot;:[{&quot;suppress-author&quot;:true,&quot;uris&quot;:[&quot;http://zotero.org/users/1913249/items/K8HTZCVC&quot;],&quot;itemData&quot;:{&quot;accessed&quot;:{&quot;date-parts&quot;:[[&quot;2019&quot;,5,10]]},&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URL&quot;:&quot;http://periodicos.ufc.br/dialectus/article/view/5173&quot;,&quot;type&quot;:&quot;article-journal&quot;,&quot;DOI&quot;:&quot;10.30611/2014n4id5173&quot;,&quot;author&quot;:[{&quot;given&quot;:&quot;Aleksei Nikolaevich&quot;,&quot;family&quot;:&quot;Leontiev&quot;}],&quot;container-title-short&quot;:&quot;DRF&quot;,&quot;ISSN&quot;:&quot;2317-2010&quot;,&quot;issue&quot;:&quot;4&quot;,&quot;language&quot;:&quot;en&quot;,&quot;issued&quot;:{&quot;date-parts&quot;:[[&quot;2009&quot;]]},&quot;id&quot;:&quot;leontiev_activity_2009&quot;,&quot;container-title&quot;:&quot;Revista Dialectus&quot;,&quot;citation-key&quot;:&quot;leontiev_activity_2009&quot;},&quot;prefix&quot;:&quot;&quot;,&quot;id&quot;:68,&quot;suffix&quot;:&quot;&quot;,&quot;uri&quot;:[&quot;http://zotero.org/users/1913249/items/K8HTZCVC&quot;]}],&quot;citationID&quot;:&quot;zhunukxh&quot;,&quot;schema&quot;:&quot;https://github.com/citation-style-language/schema/raw/master/csl-citation.json&quot;,&quot;properties&quot;:{&quot;formattedCitation&quot;:&quot;[-@leontiev_activity_2009]&quot;,&quot;noteIndex&quot;:0}} RNDjvxbyncerx"/>,</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First_20_paragraph">Engestrom <text:reference-mark-start text:name="ZOTERO_ITEM CSL_CITATION {&quot;citationItems&quot;:[{&quot;uris&quot;:[&quot;http://zotero.org/users/1913249/items/6TMA5YV4&quot;],&quot;itemData&quot;:{&quot;title&quot;:&quot;Expansive Learning at Work: Toward an activity theoretical reconceptualization&quot;,&quot;DOI&quot;:&quot;10.1080/13639080020028747&quot;,&quot;type&quot;:&quot;article-journal&quot;,&quot;title-short&quot;:&quot;Expansive Learning at Work&quot;,&quot;container-title&quot;:&quot;Journal of Education and Work&quot;,&quot;issue&quot;:&quot;1&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volume&quot;:&quot;14&quot;,&quot;author&quot;:[{&quot;given&quot;:&quot;Yrjö&quot;,&quot;family&quot;:&quot;Engeström&quot;}],&quot;ISSN&quot;:&quot;1363-9080, 1469-9435&quot;,&quot;URL&quot;:&quot;http://www.tandfonline.com/doi/abs/10.1080/13639080020028747&quot;,&quot;language&quot;:&quot;en&quot;,&quot;issued&quot;:{&quot;date-parts&quot;:[[&quot;2001&quot;,2]]},&quot;id&quot;:&quot;engestrom_expansive_2001&quot;,&quot;page&quot;:&quot;133-156&quot;,&quot;citation-key&quot;:&quot;engestrom_expansive_2001&quot;},&quot;prefix&quot;:&quot;&quot;,&quot;id&quot;:3348,&quot;suffix&quot;:&quot;&quot;,&quot;uri&quot;:[&quot;http://zotero.org/users/1913249/items/6TMA5YV4&quot;]}],&quot;citationID&quot;:&quot;jbalbgzx&quot;,&quot;schema&quot;:&quot;https://github.com/citation-style-language/schema/raw/master/csl-citation.json&quot;,&quot;properties&quot;:{&quot;formattedCitation&quot;:&quot;[@engestrom_expansive_2001]&quot;,&quot;noteIndex&quot;:0}} RNDwgojtnrnbl"/>&lt;Do Zotero Refresh: [@engestrom_expansive_2001]&gt;<text:reference-mark-end text:name="ZOTERO_ITEM CSL_CITATION {&quot;citationItems&quot;:[{&quot;uris&quot;:[&quot;http://zotero.org/users/1913249/items/6TMA5YV4&quot;],&quot;itemData&quot;:{&quot;title&quot;:&quot;Expansive Learning at Work: Toward an activity theoretical reconceptualization&quot;,&quot;DOI&quot;:&quot;10.1080/13639080020028747&quot;,&quot;type&quot;:&quot;article-journal&quot;,&quot;title-short&quot;:&quot;Expansive Learning at Work&quot;,&quot;container-title&quot;:&quot;Journal of Education and Work&quot;,&quot;issue&quot;:&quot;1&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ource&quot;:&quot;Crossref&quot;,&quot;volume&quot;:&quot;14&quot;,&quot;author&quot;:[{&quot;given&quot;:&quot;Yrjö&quot;,&quot;family&quot;:&quot;Engeström&quot;}],&quot;ISSN&quot;:&quot;1363-9080, 1469-9435&quot;,&quot;URL&quot;:&quot;http://www.tandfonline.com/doi/abs/10.1080/13639080020028747&quot;,&quot;language&quot;:&quot;en&quot;,&quot;issued&quot;:{&quot;date-parts&quot;:[[&quot;2001&quot;,2]]},&quot;id&quot;:&quot;engestrom_expansive_2001&quot;,&quot;page&quot;:&quot;133-156&quot;,&quot;citation-key&quot;:&quot;engestrom_expansive_2001&quot;},&quot;prefix&quot;:&quot;&quot;,&quot;id&quot;:3348,&quot;suffix&quot;:&quot;&quot;,&quot;uri&quot;:[&quot;http://zotero.org/users/1913249/items/6TMA5YV4&quot;]}],&quot;citationID&quot;:&quot;jbalbgzx&quot;,&quot;schema&quot;:&quot;https://github.com/citation-style-language/schema/raw/master/csl-citation.json&quot;,&quot;properties&quot;:{&quot;formattedCitation&quot;:&quot;[@engestrom_expansive_2001]&quot;,&quot;noteIndex&quot;:0}} RNDwgojtnrnbl"/>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tems&quot;:[{&quot;uris&quot;:[&quot;http://zotero.org/users/1913249/items/AKJRWVIN&quot;],&quot;itemData&quot;:{&quot;title&quot;:&quot;Developing an Empirical Account of a Community of Practice: Characterizing the Essential Tensions&quot;,&quot;DOI&quot;:&quot;10.1207/S15327809JLS1104_3&quot;,&quot;type&quot;:&quot;article-journal&quot;,&quot;title-short&quot;:&quot;Developing an Empirical Account of a Community of Practice&quot;,&quot;container-title&quot;:&quot;Journal of the Learning Sciences&quot;,&quot;issue&quot;:&quot;4&quot;,&quot;container-title-short&quot;:&quot;Journal of the Learning Sciences&quot;,&quot;accessed&quot;:{&quot;date-parts&quot;:[[&quot;2023&quot;,7,10]]},&quot;source&quot;:&quot;DOI.org (Crossref)&quot;,&quot;volume&quot;:&quot;11&quot;,&quot;author&quot;:[{&quot;given&quot;:&quot;Sasha A.&quot;,&quot;family&quot;:&quot;Barab&quot;},{&quot;given&quot;:&quot;Michael&quot;,&quot;family&quot;:&quot;Barnett&quot;},{&quot;given&quot;:&quot;Kurt&quot;,&quot;family&quot;:&quot;Squire&quot;}],&quot;ISSN&quot;:&quot;1050-8406, 1532-7809&quot;,&quot;URL&quot;:&quot;http://www.tandfonline.com/doi/abs/10.1207/S15327809JLS1104_3&quot;,&quot;language&quot;:&quot;en&quot;,&quot;issued&quot;:{&quot;date-parts&quot;:[[&quot;2002&quot;,10]]},&quot;id&quot;:&quot;barab_developing_2002&quot;,&quot;page&quot;:&quot;489-542&quot;,&quot;citation-key&quot;:&quot;barab_developing_2002&quot;},&quot;prefix&quot;:&quot;&quot;,&quot;id&quot;:9228,&quot;suffix&quot;:&quot;&quot;,&quot;uri&quot;:[&quot;http://zotero.org/users/1913249/items/AKJRWVIN&quot;]},{&quot;uris&quot;:[&quot;http://zotero.org/users/1913249/items/WQXATS8V&quot;],&quot;itemData&quot;:{&quot;title&quot;:&quot;Using Activity Theory to Understand the Systemic Tensions Characterizing a Technology-Rich Introductory Astronomy Course&quot;,&quot;DOI&quot;:&quot;10.1207/S15327884MCA0902_02&quot;,&quot;type&quot;:&quot;article-journal&quot;,&quot;container-title&quot;:&quot;Mind, Culture, and Activity&quot;,&quot;issue&quot;:&quot;2&quot;,&quot;container-title-short&quot;:&quot;Mind, Culture, and Activity&quot;,&quot;URL&quot;:&quot;http://www.tandfonline.com/doi/abs/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accessed&quot;:{&quot;date-parts&quot;:[[&quot;2022&quot;,9,12]]},&quot;language&quot;:&quot;en&quot;,&quot;issued&quot;:{&quot;date-parts&quot;:[[&quot;2002&quot;,5]]},&quot;id&quot;:&quot;barab_using_2002&quot;,&quot;page&quot;:&quot;76-107&quot;,&quot;citation-key&quot;:&quot;barab_using_2002&quot;},&quot;prefix&quot;:&quot;&quot;,&quot;id&quot;:8563,&quot;suffix&quot;:&quot;&quot;,&quot;uri&quot;:[&quot;http://zotero.org/users/1913249/items/WQXATS8V&quot;]}],&quot;citationID&quot;:&quot;yyshtqjr&quot;,&quot;schema&quot;:&quot;https://github.com/citation-style-language/schema/raw/master/csl-citation.json&quot;,&quot;properties&quot;:{&quot;formattedCitation&quot;:&quot;[@barab_developing_2002; @barab_using_2002]&quot;,&quot;noteIndex&quot;:0}} RNDelwvifxjry"/>&lt;Do Zotero Refresh: [@barab_developing_2002; @barab_using_2002]&gt;<text:reference-mark-end text:name="ZOTERO_ITEM CSL_CITATION {&quot;citationItems&quot;:[{&quot;uris&quot;:[&quot;http://zotero.org/users/1913249/items/AKJRWVIN&quot;],&quot;itemData&quot;:{&quot;title&quot;:&quot;Developing an Empirical Account of a Community of Practice: Characterizing the Essential Tensions&quot;,&quot;DOI&quot;:&quot;10.1207/S15327809JLS1104_3&quot;,&quot;type&quot;:&quot;article-journal&quot;,&quot;title-short&quot;:&quot;Developing an Empirical Account of a Community of Practice&quot;,&quot;container-title&quot;:&quot;Journal of the Learning Sciences&quot;,&quot;issue&quot;:&quot;4&quot;,&quot;container-title-short&quot;:&quot;Journal of the Learning Sciences&quot;,&quot;accessed&quot;:{&quot;date-parts&quot;:[[&quot;2023&quot;,7,10]]},&quot;source&quot;:&quot;DOI.org (Crossref)&quot;,&quot;volume&quot;:&quot;11&quot;,&quot;author&quot;:[{&quot;given&quot;:&quot;Sasha A.&quot;,&quot;family&quot;:&quot;Barab&quot;},{&quot;given&quot;:&quot;Michael&quot;,&quot;family&quot;:&quot;Barnett&quot;},{&quot;given&quot;:&quot;Kurt&quot;,&quot;family&quot;:&quot;Squire&quot;}],&quot;ISSN&quot;:&quot;1050-8406, 1532-7809&quot;,&quot;URL&quot;:&quot;http://www.tandfonline.com/doi/abs/10.1207/S15327809JLS1104_3&quot;,&quot;language&quot;:&quot;en&quot;,&quot;issued&quot;:{&quot;date-parts&quot;:[[&quot;2002&quot;,10]]},&quot;id&quot;:&quot;barab_developing_2002&quot;,&quot;page&quot;:&quot;489-542&quot;,&quot;citation-key&quot;:&quot;barab_developing_2002&quot;},&quot;prefix&quot;:&quot;&quot;,&quot;id&quot;:9228,&quot;suffix&quot;:&quot;&quot;,&quot;uri&quot;:[&quot;http://zotero.org/users/1913249/items/AKJRWVIN&quot;]},{&quot;uris&quot;:[&quot;http://zotero.org/users/1913249/items/WQXATS8V&quot;],&quot;itemData&quot;:{&quot;title&quot;:&quot;Using Activity Theory to Understand the Systemic Tensions Characterizing a Technology-Rich Introductory Astronomy Course&quot;,&quot;DOI&quot;:&quot;10.1207/S15327884MCA0902_02&quot;,&quot;type&quot;:&quot;article-journal&quot;,&quot;container-title&quot;:&quot;Mind, Culture, and Activity&quot;,&quot;issue&quot;:&quot;2&quot;,&quot;container-title-short&quot;:&quot;Mind, Culture, and Activity&quot;,&quot;URL&quot;:&quot;http://www.tandfonline.com/doi/abs/10.1207/S15327884MCA0902_02&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accessed&quot;:{&quot;date-parts&quot;:[[&quot;2022&quot;,9,12]]},&quot;language&quot;:&quot;en&quot;,&quot;issued&quot;:{&quot;date-parts&quot;:[[&quot;2002&quot;,5]]},&quot;id&quot;:&quot;barab_using_2002&quot;,&quot;page&quot;:&quot;76-107&quot;,&quot;citation-key&quot;:&quot;barab_using_2002&quot;},&quot;prefix&quot;:&quot;&quot;,&quot;id&quot;:8563,&quot;suffix&quot;:&quot;&quot;,&quot;uri&quot;:[&quot;http://zotero.org/users/1913249/items/WQXATS8V&quot;]}],&quot;citationID&quot;:&quot;yyshtqjr&quot;,&quot;schema&quot;:&quot;https://github.com/citation-style-language/schema/raw/master/csl-citation.json&quot;,&quot;properties&quot;:{&quot;formattedCitation&quot;:&quot;[@barab_developing_2002; @barab_using_2002]&quot;,&quot;noteIndex&quot;:0}} RNDelwvifxjry"/></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tems&quot;:[{&quot;uris&quot;:[&quot;http://zotero.org/users/1913249/items/W8CS3HXD&quot;],&quot;itemData&quot;:{&quot;title&quot;:&quot;Exploring the use of contradictions and tensions in activity theory studies: an interdisciplinary review&quot;,&quot;publisher-place&quot;:&quot;Copenhagen&quot;,&quot;event-title&quot;:&quot;33rd EGOS Colloquium&quot;,&quot;author&quot;:[{&quot;given&quot;:&quot;Stan&quot;,&quot;family&quot;:&quot;Karanasios&quot;},{&quot;given&quot;:&quot;Katrin&quot;,&quot;family&quot;:&quot;Riisla&quot;},{&quot;given&quot;:&quot;Boyka&quot;,&quot;family&quot;:&quot;Simeonova&quot;}],&quot;type&quot;:&quot;paper-conference&quot;,&quot;source&quot;:&quot;Zotero&quot;,&quot;publisher&quot;:&quot;The Good Organization&quot;,&quot;event-place&quot;:&quot;Copenhagen&quot;,&quot;issued&quot;:{&quot;date-parts&quot;:[[&quot;2017&quot;]]},&quot;id&quot;:&quot;karanasios_exploring_2017&quot;,&quot;language&quot;:&quot;en&quot;,&quot;citation-key&quot;:&quot;karanasios_exploring_2017&quot;},&quot;prefix&quot;:&quot;&quot;,&quot;id&quot;:9301,&quot;suffix&quot;:&quot;&quot;,&quot;uri&quot;:[&quot;http://zotero.org/users/1913249/items/W8CS3HXD&quot;]}],&quot;citationID&quot;:&quot;prwlykvr&quot;,&quot;schema&quot;:&quot;https://github.com/citation-style-language/schema/raw/master/csl-citation.json&quot;,&quot;properties&quot;:{&quot;formattedCitation&quot;:&quot;[@karanasios_exploring_2017]&quot;,&quot;noteIndex&quot;:0}} RNDxmfyxdwqlq"/>&lt;Do Zotero Refresh: [@karanasios_exploring_2017]&gt;<text:reference-mark-end text:name="ZOTERO_ITEM CSL_CITATION {&quot;citationItems&quot;:[{&quot;uris&quot;:[&quot;http://zotero.org/users/1913249/items/W8CS3HXD&quot;],&quot;itemData&quot;:{&quot;title&quot;:&quot;Exploring the use of contradictions and tensions in activity theory studies: an interdisciplinary review&quot;,&quot;publisher-place&quot;:&quot;Copenhagen&quot;,&quot;event-title&quot;:&quot;33rd EGOS Colloquium&quot;,&quot;author&quot;:[{&quot;given&quot;:&quot;Stan&quot;,&quot;family&quot;:&quot;Karanasios&quot;},{&quot;given&quot;:&quot;Katrin&quot;,&quot;family&quot;:&quot;Riisla&quot;},{&quot;given&quot;:&quot;Boyka&quot;,&quot;family&quot;:&quot;Simeonova&quot;}],&quot;type&quot;:&quot;paper-conference&quot;,&quot;source&quot;:&quot;Zotero&quot;,&quot;publisher&quot;:&quot;The Good Organization&quot;,&quot;event-place&quot;:&quot;Copenhagen&quot;,&quot;issued&quot;:{&quot;date-parts&quot;:[[&quot;2017&quot;]]},&quot;id&quot;:&quot;karanasios_exploring_2017&quot;,&quot;language&quot;:&quot;en&quot;,&quot;citation-key&quot;:&quot;karanasios_exploring_2017&quot;},&quot;prefix&quot;:&quot;&quot;,&quot;id&quot;:9301,&quot;suffix&quot;:&quot;&quot;,&quot;uri&quot;:[&quot;http://zotero.org/users/1913249/items/W8CS3HXD&quot;]}],&quot;citationID&quot;:&quot;prwlykvr&quot;,&quot;schema&quot;:&quot;https://github.com/citation-style-language/schema/raw/master/csl-citation.json&quot;,&quot;properties&quot;:{&quot;formattedCitation&quot;:&quot;[@karanasios_exploring_2017]&quot;,&quot;noteIndex&quot;:0}} RNDxmfyxdwqlq"/>, this section outlines my interpretation based on the scope of this study.</text:p>
      <text:p text:style-name="Text_20_body">While guided by the concept of analysing manifestations of systemic contradictions, <text:reference-mark-start text:name="ZOTERO_ITEM CSL_CITATION {&quot;citationItems&quot;:[{&quot;uris&quot;:[&quot;http://zotero.org/users/1913249/items/X2U9WIBR&quot;],&quot;itemData&quot;:{&quot;title&quot;:&quot;Contradictions as an entry into inclusive systemic design: Addressing racial disparities in the discipline at an urban middle school&quot;,&quot;DOI&quot;:&quot;10.1016/j.lcsi.2022.100641&quot;,&quot;type&quot;:&quot;article-journal&quot;,&quot;title-short&quot;:&quot;Contradictions as an entry into inclusive systemic design&quot;,&quot;container-title&quot;:&quot;Learning, Culture and Social Interaction&quot;,&quot;container-title-short&quot;:&quot;Learning, Culture and Social Interaction&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ISSN&quot;:&quot;2210-6561&quot;,&quot;URL&quot;:&quot;https://www.sciencedirect.com/science/article/pii/S2210656122000423&quot;,&quot;language&quot;:&quot;en&quot;,&quot;issued&quot;:{&quot;date-parts&quot;:[[&quot;2022&quot;,8,1]]},&quot;id&quot;:&quot;cakir_contradictions_2022&quot;,&quot;page&quot;:&quot;100641&quot;,&quot;citation-key&quot;:&quot;cakir_contradictions_2022&quot;},&quot;prefix&quot;:&quot;&quot;,&quot;id&quot;:9231,&quot;suffix&quot;:&quot;&quot;,&quot;uri&quot;:[&quot;http://zotero.org/users/1913249/items/X2U9WIBR&quot;]},{&quot;uris&quot;:[&quot;http://zotero.org/users/1913249/items/CDEN3SUK&quot;],&quot;itemData&quot;:{&quot;title&quot;:&quot;Discursive manifestations of contradictions in organizational change efforts: A methodological framework&quot;,&quot;DOI&quot;:&quot;10.1108/09534811111132758&quot;,&quot;type&quot;:&quot;article-journal&quot;,&quot;title-short&quot;:&quot;Discursive manifestations of contradictions in organizational change efforts&quot;,&quot;container-title&quot;:&quot;Journal of Organizational Change Management&quot;,&quot;issue&quot;:&quot;3&quot;,&quot;accessed&quot;:{&quot;date-parts&quot;:[[&quot;2023&quot;,7,4]]},&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ource&quot;:&quot;Emerald Insight&quot;,&quot;volume&quot;:&quot;24&quot;,&quot;author&quot;:[{&quot;given&quot;:&quot;Yrjö&quot;,&quot;family&quot;:&quot;Engeström&quot;},{&quot;given&quot;:&quot;Annalisa&quot;,&quot;family&quot;:&quot;Sannino&quot;}],&quot;ISSN&quot;:&quot;0953-4814&quot;,&quot;URL&quot;:&quot;https://doi.org/10.1108/09534811111132758&quot;,&quot;publisher&quot;:&quot;Emerald Group Publishing Limited&quot;,&quot;issued&quot;:{&quot;date-parts&quot;:[[&quot;2011&quot;,1,1]]},&quot;id&quot;:&quot;engestrom_discursive_2011&quot;,&quot;page&quot;:&quot;368-387&quot;,&quot;citation-key&quot;:&quot;engestrom_discursive_2011&quot;},&quot;prefix&quot;:&quot;&quot;,&quot;id&quot;:9247,&quot;suffix&quot;:&quot;&quot;,&quot;uri&quot;:[&quot;http://zotero.org/users/1913249/items/CDEN3SUK&quot;]}],&quot;citationID&quot;:&quot;huhlfeho&quot;,&quot;schema&quot;:&quot;https://github.com/citation-style-language/schema/raw/master/csl-citation.json&quot;,&quot;properties&quot;:{&quot;formattedCitation&quot;:&quot;[@cakir_contradictions_2022; @engestrom_discursive_2011]&quot;,&quot;noteIndex&quot;:0}} RNDkexcdmtzyr"/>&lt;Do Zotero Refresh: [@cakir_contradictions_2022; @engestrom_discursive_2011]&gt;<text:reference-mark-end text:name="ZOTERO_ITEM CSL_CITATION {&quot;citationItems&quot;:[{&quot;uris&quot;:[&quot;http://zotero.org/users/1913249/items/X2U9WIBR&quot;],&quot;itemData&quot;:{&quot;title&quot;:&quot;Contradictions as an entry into inclusive systemic design: Addressing racial disparities in the discipline at an urban middle school&quot;,&quot;DOI&quot;:&quot;10.1016/j.lcsi.2022.100641&quot;,&quot;type&quot;:&quot;article-journal&quot;,&quot;title-short&quot;:&quot;Contradictions as an entry into inclusive systemic design&quot;,&quot;container-title&quot;:&quot;Learning, Culture and Social Interaction&quot;,&quot;container-title-short&quot;:&quot;Learning, Culture and Social Interaction&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ISSN&quot;:&quot;2210-6561&quot;,&quot;URL&quot;:&quot;https://www.sciencedirect.com/science/article/pii/S2210656122000423&quot;,&quot;language&quot;:&quot;en&quot;,&quot;issued&quot;:{&quot;date-parts&quot;:[[&quot;2022&quot;,8,1]]},&quot;id&quot;:&quot;cakir_contradictions_2022&quot;,&quot;page&quot;:&quot;100641&quot;,&quot;citation-key&quot;:&quot;cakir_contradictions_2022&quot;},&quot;prefix&quot;:&quot;&quot;,&quot;id&quot;:9231,&quot;suffix&quot;:&quot;&quot;,&quot;uri&quot;:[&quot;http://zotero.org/users/1913249/items/X2U9WIBR&quot;]},{&quot;uris&quot;:[&quot;http://zotero.org/users/1913249/items/CDEN3SUK&quot;],&quot;itemData&quot;:{&quot;title&quot;:&quot;Discursive manifestations of contradictions in organizational change efforts: A methodological framework&quot;,&quot;DOI&quot;:&quot;10.1108/09534811111132758&quot;,&quot;type&quot;:&quot;article-journal&quot;,&quot;title-short&quot;:&quot;Discursive manifestations of contradictions in organizational change efforts&quot;,&quot;container-title&quot;:&quot;Journal of Organizational Change Management&quot;,&quot;issue&quot;:&quot;3&quot;,&quot;accessed&quot;:{&quot;date-parts&quot;:[[&quot;2023&quot;,7,4]]},&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ource&quot;:&quot;Emerald Insight&quot;,&quot;volume&quot;:&quot;24&quot;,&quot;author&quot;:[{&quot;given&quot;:&quot;Yrjö&quot;,&quot;family&quot;:&quot;Engeström&quot;},{&quot;given&quot;:&quot;Annalisa&quot;,&quot;family&quot;:&quot;Sannino&quot;}],&quot;ISSN&quot;:&quot;0953-4814&quot;,&quot;URL&quot;:&quot;https://doi.org/10.1108/09534811111132758&quot;,&quot;publisher&quot;:&quot;Emerald Group Publishing Limited&quot;,&quot;issued&quot;:{&quot;date-parts&quot;:[[&quot;2011&quot;,1,1]]},&quot;id&quot;:&quot;engestrom_discursive_2011&quot;,&quot;page&quot;:&quot;368-387&quot;,&quot;citation-key&quot;:&quot;engestrom_discursive_2011&quot;},&quot;prefix&quot;:&quot;&quot;,&quot;id&quot;:9247,&quot;suffix&quot;:&quot;&quot;,&quot;uri&quot;:[&quot;http://zotero.org/users/1913249/items/CDEN3SUK&quot;]}],&quot;citationID&quot;:&quot;huhlfeho&quot;,&quot;schema&quot;:&quot;https://github.com/citation-style-language/schema/raw/master/csl-citation.json&quot;,&quot;properties&quot;:{&quot;formattedCitation&quot;:&quot;[@cakir_contradictions_2022; @engestrom_discursive_2011]&quot;,&quot;noteIndex&quot;:0}} RNDkexcdmtzy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tems&quot;:[{&quot;uris&quot;:[&quot;http://zotero.org/users/1913249/items/6MWKF6VL&quot;],&quot;itemData&quot;:{&quot;title&quot;:&quot;Contradictions and strengths in activity systems: Enhancing insights into human activity in IS adoption research&quot;,&quot;DOI&quot;:&quot;10.1002/isd2.12149&quot;,&quot;type&quot;:&quot;article-journal&quot;,&quot;title-short&quot;:&quot;Contradictions and strengths in activity systems&quot;,&quot;container-title&quot;:&quot;THE ELECTRONIC JOURNAL OF INFORMATION SYSTEMS IN DEVELOPING COUNTRIES&quot;,&quot;issue&quot;:&quot;1&quot;,&quot;accessed&quot;:{&quot;date-parts&quot;:[[&quot;2023&quot;,9,18]]},&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ource&quot;:&quot;Wiley Online Library&quot;,&quot;volume&quot;:&quot;87&quot;,&quot;author&quot;:[{&quot;given&quot;:&quot;Raphael&quot;,&quot;family&quot;:&quot;Kamanga&quot;},{&quot;given&quot;:&quot;Patricia M.&quot;,&quot;family&quot;:&quot;Alexander&quot;}],&quot;ISSN&quot;:&quot;1681-4835&quot;,&quot;URL&quot;:&quot;https://onlinelibrary.wiley.com/doi/abs/10.1002/isd2.12149&quot;,&quot;language&quot;:&quot;en&quot;,&quot;issued&quot;:{&quot;date-parts&quot;:[[&quot;2021&quot;]]},&quot;id&quot;:&quot;kamanga_contradictions_2021&quot;,&quot;page&quot;:&quot;e12149&quot;,&quot;citation-key&quot;:&quot;kamanga_contradictions_2021&quot;},&quot;prefix&quot;:&quot;&quot;,&quot;id&quot;:9302,&quot;suffix&quot;:&quot;&quot;,&quot;uri&quot;:[&quot;http://zotero.org/users/1913249/items/6MWKF6VL&quot;]}],&quot;citationID&quot;:&quot;jtjhgpgd&quot;,&quot;schema&quot;:&quot;https://github.com/citation-style-language/schema/raw/master/csl-citation.json&quot;,&quot;properties&quot;:{&quot;formattedCitation&quot;:&quot;[@kamanga_contradictions_2021]&quot;,&quot;noteIndex&quot;:0}} RNDtduetbybne"/>&lt;Do Zotero Refresh: [@kamanga_contradictions_2021]&gt;<text:reference-mark-end text:name="ZOTERO_ITEM CSL_CITATION {&quot;citationItems&quot;:[{&quot;uris&quot;:[&quot;http://zotero.org/users/1913249/items/6MWKF6VL&quot;],&quot;itemData&quot;:{&quot;title&quot;:&quot;Contradictions and strengths in activity systems: Enhancing insights into human activity in IS adoption research&quot;,&quot;DOI&quot;:&quot;10.1002/isd2.12149&quot;,&quot;type&quot;:&quot;article-journal&quot;,&quot;title-short&quot;:&quot;Contradictions and strengths in activity systems&quot;,&quot;container-title&quot;:&quot;THE ELECTRONIC JOURNAL OF INFORMATION SYSTEMS IN DEVELOPING COUNTRIES&quot;,&quot;issue&quot;:&quot;1&quot;,&quot;accessed&quot;:{&quot;date-parts&quot;:[[&quot;2023&quot;,9,18]]},&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source&quot;:&quot;Wiley Online Library&quot;,&quot;volume&quot;:&quot;87&quot;,&quot;author&quot;:[{&quot;given&quot;:&quot;Raphael&quot;,&quot;family&quot;:&quot;Kamanga&quot;},{&quot;given&quot;:&quot;Patricia M.&quot;,&quot;family&quot;:&quot;Alexander&quot;}],&quot;ISSN&quot;:&quot;1681-4835&quot;,&quot;URL&quot;:&quot;https://onlinelibrary.wiley.com/doi/abs/10.1002/isd2.12149&quot;,&quot;language&quot;:&quot;en&quot;,&quot;issued&quot;:{&quot;date-parts&quot;:[[&quot;2021&quot;]]},&quot;id&quot;:&quot;kamanga_contradictions_2021&quot;,&quot;page&quot;:&quot;e12149&quot;,&quot;citation-key&quot;:&quot;kamanga_contradictions_2021&quot;},&quot;prefix&quot;:&quot;&quot;,&quot;id&quot;:9302,&quot;suffix&quot;:&quot;&quot;,&quot;uri&quot;:[&quot;http://zotero.org/users/1913249/items/6MWKF6VL&quot;]}],&quot;citationID&quot;:&quot;jtjhgpgd&quot;,&quot;schema&quot;:&quot;https://github.com/citation-style-language/schema/raw/master/csl-citation.json&quot;,&quot;properties&quot;:{&quot;formattedCitation&quot;:&quot;[@kamanga_contradictions_2021]&quot;,&quot;noteIndex&quot;:0}} RNDtduetbybne"/>.</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tems&quot;:[{&quot;uris&quot;:[&quot;http://zotero.org/users/1913249/items/B64B4T44&quot;],&quot;itemData&quot;:{&quot;title&quot;:&quot;Cultural-historical activity theory: founding insights and new challenges&quot;,&quot;DOI&quot;:&quot;10.17759/chp.2018140305&quot;,&quot;type&quot;:&quot;article-journal&quot;,&quot;title-short&quot;:&quot;Cultural-historical activity theory&quot;,&quot;container-title&quot;:&quot;Cultural-Historical Psychology&quot;,&quot;issue&quot;:&quot;3&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ource&quot;:&quot;DOI.org (Crossref)&quot;,&quot;volume&quot;:&quot;14&quot;,&quot;author&quot;:[{&quot;given&quot;:&quot;A.&quot;,&quot;family&quot;:&quot;Sannino&quot;},{&quot;given&quot;:&quot;Y.&quot;,&quot;family&quot;:&quot;Engeström&quot;}],&quot;ISSN&quot;:&quot;1816-5435, 2224-8935&quot;,&quot;URL&quot;:&quot;http://psyjournals.ru/en/kip/2018/n3/Sannino_Engestrom.shtml&quot;,&quot;language&quot;:&quot;en&quot;,&quot;issued&quot;:{&quot;date-parts&quot;:[[&quot;2018&quot;]]},&quot;id&quot;:&quot;sannino_cultural-historical_2018&quot;,&quot;page&quot;:&quot;43-56&quot;,&quot;citation-key&quot;:&quot;sannino_cultural-historical_2018&quot;},&quot;prefix&quot;:&quot;&quot;,&quot;id&quot;:151,&quot;suffix&quot;:&quot;&quot;,&quot;uri&quot;:[&quot;http://zotero.org/users/1913249/items/B64B4T44&quot;]}],&quot;citationID&quot;:&quot;gutrzqtc&quot;,&quot;schema&quot;:&quot;https://github.com/citation-style-language/schema/raw/master/csl-citation.json&quot;,&quot;properties&quot;:{&quot;formattedCitation&quot;:&quot;[@sannino_cultural-historical_2018]&quot;,&quot;noteIndex&quot;:0}} RNDdncbflvotb"/>&lt;Do Zotero Refresh: [@sannino_cultural-historical_2018]&gt;<text:reference-mark-end text:name="ZOTERO_ITEM CSL_CITATION {&quot;citationItems&quot;:[{&quot;uris&quot;:[&quot;http://zotero.org/users/1913249/items/B64B4T44&quot;],&quot;itemData&quot;:{&quot;title&quot;:&quot;Cultural-historical activity theory: founding insights and new challenges&quot;,&quot;DOI&quot;:&quot;10.17759/chp.2018140305&quot;,&quot;type&quot;:&quot;article-journal&quot;,&quot;title-short&quot;:&quot;Cultural-historical activity theory&quot;,&quot;container-title&quot;:&quot;Cultural-Historical Psychology&quot;,&quot;issue&quot;:&quot;3&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source&quot;:&quot;DOI.org (Crossref)&quot;,&quot;volume&quot;:&quot;14&quot;,&quot;author&quot;:[{&quot;given&quot;:&quot;A.&quot;,&quot;family&quot;:&quot;Sannino&quot;},{&quot;given&quot;:&quot;Y.&quot;,&quot;family&quot;:&quot;Engeström&quot;}],&quot;ISSN&quot;:&quot;1816-5435, 2224-8935&quot;,&quot;URL&quot;:&quot;http://psyjournals.ru/en/kip/2018/n3/Sannino_Engestrom.shtml&quot;,&quot;language&quot;:&quot;en&quot;,&quot;issued&quot;:{&quot;date-parts&quot;:[[&quot;2018&quot;]]},&quot;id&quot;:&quot;sannino_cultural-historical_2018&quot;,&quot;page&quot;:&quot;43-56&quot;,&quot;citation-key&quot;:&quot;sannino_cultural-historical_2018&quot;},&quot;prefix&quot;:&quot;&quot;,&quot;id&quot;:151,&quot;suffix&quot;:&quot;&quot;,&quot;uri&quot;:[&quot;http://zotero.org/users/1913249/items/B64B4T44&quot;]}],&quot;citationID&quot;:&quot;gutrzqtc&quot;,&quot;schema&quot;:&quot;https://github.com/citation-style-language/schema/raw/master/csl-citation.json&quot;,&quot;properties&quot;:{&quot;formattedCitation&quot;:&quot;[@sannino_cultural-historical_2018]&quot;,&quot;noteIndex&quot;:0}} RNDdncbflvotb"/>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tems&quot;:[{&quot;suppress-author&quot;:true,&quot;uris&quot;:[&quot;http://zotero.org/users/1913249/items/GD5WYGD3&quot;],&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language&quot;:&quot;en&quot;,&quot;issued&quot;:{&quot;date-parts&quot;:[[&quot;1995&quot;]]},&quot;id&quot;:&quot;kuutti_activity_1995&quot;,&quot;page&quot;:&quot;19&quot;,&quot;citation-key&quot;:&quot;kuutti_activity_1995&quot;},&quot;prefix&quot;:&quot;&quot;,&quot;id&quot;:114,&quot;suffix&quot;:&quot;&quot;,&quot;uri&quot;:[&quot;http://zotero.org/users/1913249/items/GD5WYGD3&quot;]}],&quot;citationID&quot;:&quot;ezfxdzbw&quot;,&quot;schema&quot;:&quot;https://github.com/citation-style-language/schema/raw/master/csl-citation.json&quot;,&quot;properties&quot;:{&quot;formattedCitation&quot;:&quot;[-@kuutti_activity_1995]&quot;,&quot;noteIndex&quot;:0}} RNDbaxpeekxvj"/>&lt;Do Zotero Refresh: [-@kuutti_activity_1995]&gt;<text:reference-mark-end text:name="ZOTERO_ITEM CSL_CITATION {&quot;citationItems&quot;:[{&quot;suppress-author&quot;:true,&quot;uris&quot;:[&quot;http://zotero.org/users/1913249/items/GD5WYGD3&quot;],&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ource&quot;:&quot;Zotero&quot;,&quot;author&quot;:[{&quot;given&quot;:&quot;Kari&quot;,&quot;family&quot;:&quot;Kuutti&quot;}],&quot;type&quot;:&quot;article-journal&quot;,&quot;language&quot;:&quot;en&quot;,&quot;issued&quot;:{&quot;date-parts&quot;:[[&quot;1995&quot;]]},&quot;id&quot;:&quot;kuutti_activity_1995&quot;,&quot;page&quot;:&quot;19&quot;,&quot;citation-key&quot;:&quot;kuutti_activity_1995&quot;},&quot;prefix&quot;:&quot;&quot;,&quot;id&quot;:114,&quot;suffix&quot;:&quot;&quot;,&quot;uri&quot;:[&quot;http://zotero.org/users/1913249/items/GD5WYGD3&quot;]}],&quot;citationID&quot;:&quot;ezfxdzbw&quot;,&quot;schema&quot;:&quot;https://github.com/citation-style-language/schema/raw/master/csl-citation.json&quot;,&quot;properties&quot;:{&quot;formattedCitation&quot;:&quot;[-@kuutti_activity_1995]&quot;,&quot;noteIndex&quot;:0}} RNDbaxpeekxvj"/>,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nalysis-of-chat-dbr-interventions-over-time"/>Analysis of CHAT / DBR interventions over time<text:bookmark-end text:name="analysis-of-chat-dbr-interventions-over-time"/></text:h>
      <text:p text:style-name="First_20_paragraph">This section addresses concepts common to DBR, and early inteventions of CHAT.</text:p>
      <text:p text:style-name="Text_20_body">While this is a contested topic, here I do not aim or a full analysis rather a working definition suitable for this study.</text:p>
      <text:p text:style-name="Text_20_body">However, to explore tensions in a nutshell ….</text:p>
      <text:p text:style-name="Text_20_body">Overall process DBR or CHAT or formative interventions - or expansive learning</text:p>
      <text:p text:style-name="Text_20_body">Returning to the varied form of DBR / CHAT / Formative , I need to pick a terminology name.</text:p>
      <text:p text:style-name="Text_20_body">Penuel <text:reference-mark-start text:name="ZOTERO_ITEM CSL_CITATION {&quot;citationItems&quot;:[{&quot;suppress-author&quot;:true,&quot;uris&quot;:[&quot;http://zotero.org/users/1913249/items/47G7M8HY&quot;],&quot;itemData&quot;:{&quot;title&quot;:&quot;Emerging Forms of Formative Intervention Research in Education&quot;,&quot;DOI&quot;:&quot;10.1080/10749039.2014.884137&quot;,&quot;type&quot;:&quot;article-journal&quot;,&quot;container-title&quot;:&quot;Mind, Culture, and Activity&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volume&quot;:&quot;21&quot;,&quot;author&quot;:[{&quot;given&quot;:&quot;William R.&quot;,&quot;family&quot;:&quot;Penuel&quot;}],&quot;ISSN&quot;:&quot;1074-9039&quot;,&quot;accessed&quot;:{&quot;date-parts&quot;:[[&quot;2023&quot;,7,4]]},&quot;publisher&quot;:&quot;Routledge&quot;,&quot;issued&quot;:{&quot;date-parts&quot;:[[&quot;2014&quot;,4,3]]},&quot;id&quot;:&quot;penuel_emerging_2014&quot;,&quot;page&quot;:&quot;97-117&quot;,&quot;citation-key&quot;:&quot;penuel_emerging_2014&quot;},&quot;prefix&quot;:&quot;&quot;,&quot;id&quot;:9238,&quot;suffix&quot;:&quot;&quot;,&quot;uri&quot;:[&quot;http://zotero.org/users/1913249/items/47G7M8HY&quot;]}],&quot;citationID&quot;:&quot;oplrcnth&quot;,&quot;schema&quot;:&quot;https://github.com/citation-style-language/schema/raw/master/csl-citation.json&quot;,&quot;properties&quot;:{&quot;formattedCitation&quot;:&quot;[-@penuel_emerging_2014]&quot;,&quot;noteIndex&quot;:0}} RNDzpwtqatvyw"/>&lt;Do Zotero Refresh: [-@penuel_emerging_2014]&gt;<text:reference-mark-end text:name="ZOTERO_ITEM CSL_CITATION {&quot;citationItems&quot;:[{&quot;suppress-author&quot;:true,&quot;uris&quot;:[&quot;http://zotero.org/users/1913249/items/47G7M8HY&quot;],&quot;itemData&quot;:{&quot;title&quot;:&quot;Emerging Forms of Formative Intervention Research in Education&quot;,&quot;DOI&quot;:&quot;10.1080/10749039.2014.884137&quot;,&quot;type&quot;:&quot;article-journal&quot;,&quot;container-title&quot;:&quot;Mind, Culture, and Activity&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volume&quot;:&quot;21&quot;,&quot;author&quot;:[{&quot;given&quot;:&quot;William R.&quot;,&quot;family&quot;:&quot;Penuel&quot;}],&quot;ISSN&quot;:&quot;1074-9039&quot;,&quot;accessed&quot;:{&quot;date-parts&quot;:[[&quot;2023&quot;,7,4]]},&quot;publisher&quot;:&quot;Routledge&quot;,&quot;issued&quot;:{&quot;date-parts&quot;:[[&quot;2014&quot;,4,3]]},&quot;id&quot;:&quot;penuel_emerging_2014&quot;,&quot;page&quot;:&quot;97-117&quot;,&quot;citation-key&quot;:&quot;penuel_emerging_2014&quot;},&quot;prefix&quot;:&quot;&quot;,&quot;id&quot;:9238,&quot;suffix&quot;:&quot;&quot;,&quot;uri&quot;:[&quot;http://zotero.org/users/1913249/items/47G7M8HY&quot;]}],&quot;citationID&quot;:&quot;oplrcnth&quot;,&quot;schema&quot;:&quot;https://github.com/citation-style-language/schema/raw/master/csl-citation.json&quot;,&quot;properties&quot;:{&quot;formattedCitation&quot;:&quot;[-@penuel_emerging_2014]&quot;,&quot;noteIndex&quot;:0}} RNDzpwtqatvyw"/> chooses formative interventions as a suitable term, which is valid within CHAT circles.</text:p>
      <text:h text:style-name="Heading_20_4" text:outline-level="4"><text:bookmark-start text:name="early-limits-of-dbr-addressed-by-expansive-learning---and-formative-interventions"/>Early limits of DBR addressed by expansive learning - and formative interventions<text:bookmark-end text:name="early-limits-of-dbr-addressed-by-expansive-learning---and-formative-interventions"/></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span text:style-name="T1">???</text:span>; <text:span text:style-name="T1">???</text:span>; <text:span text:style-name="T1">???</text:span>). However in application this varies not a key part of all definitions <text:reference-mark-start text:name="ZOTERO_ITEM CSL_CITATION {&quot;citationItems&quot;:[{&quot;uris&quot;:[&quot;http://zotero.org/users/1913249/items/Q4DDFYFG&quot;],&quot;itemData&quot;:{&quot;title&quot;:&quot;Design-based research process: problems, phases, and applications&quot;,&quot;type&quot;:&quot;article-journal&quot;,&quot;title-short&quot;:&quot;Design-based research process&quot;,&quot;container-title&quot;:&quot;Proceedings of International Conference of the Learning Sciences, ICLS&quot;,&quot;issue&quot;:&quot;January&quot;,&quot;URL&quot;:&quot;https://repository.isls.org//handle/1/1130&quot;,&quot;source&quot;:&quot;repository.isls.org&quot;,&quot;volume&quot;:&quot;1&quot;,&quot;author&quot;:[{&quot;given&quot;:&quot;Matthew W.&quot;,&quot;family&quot;:&quot;Easterday&quot;},{&quot;given&quot;:&quot;Daniel Rees&quot;,&quot;family&quot;:&quot;Lewis&quot;},{&quot;given&quot;:&quot;Elizabeth M.&quot;,&quot;family&quot;:&quot;Gerber&quot;}],&quot;accessed&quot;:{&quot;date-parts&quot;:[[&quot;2022&quot;,2,5]]},&quot;ISSN&quot;:&quot;1814-9316&quot;,&quot;publisher&quot;:&quot;Boulder, CO: International Society of the Learning Sciences&quot;,&quot;language&quot;:&quot;en&quot;,&quot;issued&quot;:{&quot;date-parts&quot;:[[&quot;2014&quot;]]},&quot;id&quot;:&quot;easterday_design-based_2014&quot;,&quot;page&quot;:&quot;317-324&quot;,&quot;citation-key&quot;:&quot;easterday_design-based_2014&quot;},&quot;prefix&quot;:&quot;&quot;,&quot;id&quot;:8400,&quot;suffix&quot;:&quot;&quot;,&quot;uri&quot;:[&quot;http://zotero.org/users/1913249/items/Q4DDFYFG&quot;]}],&quot;citationID&quot;:&quot;vxcqgqfs&quot;,&quot;schema&quot;:&quot;https://github.com/citation-style-language/schema/raw/master/csl-citation.json&quot;,&quot;properties&quot;:{&quot;formattedCitation&quot;:&quot;[@easterday_design-based_2014]&quot;,&quot;noteIndex&quot;:0}} RNDiigbqfqnzh"/>&lt;Do Zotero Refresh: [@easterday_design-based_2014]&gt;<text:reference-mark-end text:name="ZOTERO_ITEM CSL_CITATION {&quot;citationItems&quot;:[{&quot;uris&quot;:[&quot;http://zotero.org/users/1913249/items/Q4DDFYFG&quot;],&quot;itemData&quot;:{&quot;title&quot;:&quot;Design-based research process: problems, phases, and applications&quot;,&quot;type&quot;:&quot;article-journal&quot;,&quot;title-short&quot;:&quot;Design-based research process&quot;,&quot;container-title&quot;:&quot;Proceedings of International Conference of the Learning Sciences, ICLS&quot;,&quot;issue&quot;:&quot;January&quot;,&quot;URL&quot;:&quot;https://repository.isls.org//handle/1/1130&quot;,&quot;source&quot;:&quot;repository.isls.org&quot;,&quot;volume&quot;:&quot;1&quot;,&quot;author&quot;:[{&quot;given&quot;:&quot;Matthew W.&quot;,&quot;family&quot;:&quot;Easterday&quot;},{&quot;given&quot;:&quot;Daniel Rees&quot;,&quot;family&quot;:&quot;Lewis&quot;},{&quot;given&quot;:&quot;Elizabeth M.&quot;,&quot;family&quot;:&quot;Gerber&quot;}],&quot;accessed&quot;:{&quot;date-parts&quot;:[[&quot;2022&quot;,2,5]]},&quot;ISSN&quot;:&quot;1814-9316&quot;,&quot;publisher&quot;:&quot;Boulder, CO: International Society of the Learning Sciences&quot;,&quot;language&quot;:&quot;en&quot;,&quot;issued&quot;:{&quot;date-parts&quot;:[[&quot;2014&quot;]]},&quot;id&quot;:&quot;easterday_design-based_2014&quot;,&quot;page&quot;:&quot;317-324&quot;,&quot;citation-key&quot;:&quot;easterday_design-based_2014&quot;},&quot;prefix&quot;:&quot;&quot;,&quot;id&quot;:8400,&quot;suffix&quot;:&quot;&quot;,&quot;uri&quot;:[&quot;http://zotero.org/users/1913249/items/Q4DDFYFG&quot;]}],&quot;citationID&quot;:&quot;vxcqgqfs&quot;,&quot;schema&quot;:&quot;https://github.com/citation-style-language/schema/raw/master/csl-citation.json&quot;,&quot;properties&quot;:{&quot;formattedCitation&quot;:&quot;[@easterday_design-based_2014]&quot;,&quot;noteIndex&quot;:0}} RNDiigbqfqnzh"/>.</text:p>
      <text:p text:style-name="Text_20_body">For example, the context of experiments, particularly viewing the classroom as a controlled environment <text:reference-mark-start text:name="ZOTERO_ITEM CSL_CITATION {&quot;citationItems&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oscmpyli&quot;,&quot;schema&quot;:&quot;https://github.com/citation-style-language/schema/raw/master/csl-citation.json&quot;,&quot;properties&quot;:{&quot;formattedCitation&quot;:&quot;[@cole_design-based_2016]&quot;,&quot;noteIndex&quot;:0}} RNDwlaipvgrmm"/>&lt;Do Zotero Refresh: [@cole_design-based_2016]&gt;<text:reference-mark-end text:name="ZOTERO_ITEM CSL_CITATION {&quot;citationItems&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oscmpyli&quot;,&quot;schema&quot;:&quot;https://github.com/citation-style-language/schema/raw/master/csl-citation.json&quot;,&quot;properties&quot;:{&quot;formattedCitation&quot;:&quot;[@cole_design-based_2016]&quot;,&quot;noteIndex&quot;:0}} RNDwlaipvgrmm"/>. In addition, lack of adaptability and mutuality in terms of taking on board the suggested adaptations of learners.</text:p>
      <text:p text:style-name="Text_20_body">Engestrom <text:reference-mark-start text:name="ZOTERO_ITEM CSL_CITATION {&quot;citationItems&quot;:[{&quot;uris&quot;:[&quot;http://zotero.org/users/1913249/items/A65ZKZJV&quot;],&quot;itemData&quot;:{&quot;title&quot;:&quot;From learning environments and implementation to activity systems and expansive learning&quot;,&quot;type&quot;:&quot;article-journal&quot;,&quot;issued&quot;:{&quot;date-parts&quot;:[[&quot;2009&quot;]]},&quot;id&quot;:&quot;engestrom_learning_2009&quot;,&quot;citation-key&quot;:&quot;engestrom_learning_2009&quot;,&quot;author&quot;:[{&quot;given&quot;:&quot;Yrjö&quot;,&quot;family&quot;:&quot;Engeström&quot;}]},&quot;prefix&quot;:&quot;&quot;,&quot;id&quot;:3248,&quot;suffix&quot;:&quot;&quot;,&quot;uri&quot;:[&quot;http://zotero.org/users/1913249/items/A65ZKZJV&quot;]}],&quot;citationID&quot;:&quot;hseqbksr&quot;,&quot;schema&quot;:&quot;https://github.com/citation-style-language/schema/raw/master/csl-citation.json&quot;,&quot;properties&quot;:{&quot;formattedCitation&quot;:&quot;[@engestrom_learning_2009]&quot;,&quot;noteIndex&quot;:0}} RNDqjepqsitfx"/>&lt;Do Zotero Refresh: [@engestrom_learning_2009]&gt;<text:reference-mark-end text:name="ZOTERO_ITEM CSL_CITATION {&quot;citationItems&quot;:[{&quot;uris&quot;:[&quot;http://zotero.org/users/1913249/items/A65ZKZJV&quot;],&quot;itemData&quot;:{&quot;title&quot;:&quot;From learning environments and implementation to activity systems and expansive learning&quot;,&quot;type&quot;:&quot;article-journal&quot;,&quot;issued&quot;:{&quot;date-parts&quot;:[[&quot;2009&quot;]]},&quot;id&quot;:&quot;engestrom_learning_2009&quot;,&quot;citation-key&quot;:&quot;engestrom_learning_2009&quot;,&quot;author&quot;:[{&quot;given&quot;:&quot;Yrjö&quot;,&quot;family&quot;:&quot;Engeström&quot;}]},&quot;prefix&quot;:&quot;&quot;,&quot;id&quot;:3248,&quot;suffix&quot;:&quot;&quot;,&quot;uri&quot;:[&quot;http://zotero.org/users/1913249/items/A65ZKZJV&quot;]}],&quot;citationID&quot;:&quot;hseqbksr&quot;,&quot;schema&quot;:&quot;https://github.com/citation-style-language/schema/raw/master/csl-citation.json&quot;,&quot;properties&quot;:{&quot;formattedCitation&quot;:&quot;[@engestrom_learning_2009]&quot;,&quot;noteIndex&quot;:0}} RNDqjepqsitfx"/> proposes a more rigorous examination of the dynamic nature of context with CHAT conceptions of Activity.</text:p>
      <text:p text:style-name="Text_20_body">Adaptations including mutual appropriation from Cole’s work <text:reference-mark-start text:name="ZOTERO_ITEM CSL_CITATION {&quot;citationItems&quot;:[{&quot;uris&quot;:[&quot;http://zotero.org/users/1913249/items/6RKC7CIP&quot;],&quot;itemData&quot;:{&quot;title&quot;:&quot;Design experimentation and mutual appropriation: Two strategies for university/community collaborative after-school interventions&quot;,&quot;DOI&quot;:&quot;10.1177/0959354311414456&quot;,&quot;type&quot;:&quot;article-journal&quot;,&quot;title-short&quot;:&quot;Design experimentation and mutual appropriation&quot;,&quot;container-title&quot;:&quot;Theory &amp; Psychology&quot;,&quot;issue&quot;:&quot;5&quot;,&quot;URL&quot;:&quot;http://tap.sagepub.com/cgi/doi/10.1177/0959354311414456&quot;,&quot;source&quot;:&quot;CrossRef&quot;,&quot;volume&quot;:&quot;21&quot;,&quot;author&quot;:[{&quot;given&quot;:&quot;D.&quot;,&quot;family&quot;:&quot;Downing-Wilson&quot;},{&quot;given&quot;:&quot;R.&quot;,&quot;family&quot;:&quot;Lecusay&quot;},{&quot;given&quot;:&quot;M.&quot;,&quot;family&quot;:&quot;Cole&quot;}],&quot;ISSN&quot;:&quot;0959-3543, 1461-7447&quot;,&quot;accessed&quot;:{&quot;date-parts&quot;:[[&quot;2015&quot;,9,20]]},&quot;language&quot;:&quot;en&quot;,&quot;issued&quot;:{&quot;date-parts&quot;:[[&quot;2011&quot;,10,1]]},&quot;id&quot;:&quot;downing-wilson_design_2011&quot;,&quot;page&quot;:&quot;656-680&quot;,&quot;citation-key&quot;:&quot;downing-wilson_design_2011&quot;},&quot;prefix&quot;:&quot;&quot;,&quot;id&quot;:1138,&quot;suffix&quot;:&quot;&quot;,&quot;uri&quot;:[&quot;http://zotero.org/users/1913249/items/6RKC7CIP&quot;]}],&quot;citationID&quot;:&quot;rqgncgwr&quot;,&quot;schema&quot;:&quot;https://github.com/citation-style-language/schema/raw/master/csl-citation.json&quot;,&quot;properties&quot;:{&quot;formattedCitation&quot;:&quot;[@downing-wilson_design_2011]&quot;,&quot;noteIndex&quot;:0}} RNDccjoprhuhi"/>&lt;Do Zotero Refresh: [@downing-wilson_design_2011]&gt;<text:reference-mark-end text:name="ZOTERO_ITEM CSL_CITATION {&quot;citationItems&quot;:[{&quot;uris&quot;:[&quot;http://zotero.org/users/1913249/items/6RKC7CIP&quot;],&quot;itemData&quot;:{&quot;title&quot;:&quot;Design experimentation and mutual appropriation: Two strategies for university/community collaborative after-school interventions&quot;,&quot;DOI&quot;:&quot;10.1177/0959354311414456&quot;,&quot;type&quot;:&quot;article-journal&quot;,&quot;title-short&quot;:&quot;Design experimentation and mutual appropriation&quot;,&quot;container-title&quot;:&quot;Theory &amp; Psychology&quot;,&quot;issue&quot;:&quot;5&quot;,&quot;URL&quot;:&quot;http://tap.sagepub.com/cgi/doi/10.1177/0959354311414456&quot;,&quot;source&quot;:&quot;CrossRef&quot;,&quot;volume&quot;:&quot;21&quot;,&quot;author&quot;:[{&quot;given&quot;:&quot;D.&quot;,&quot;family&quot;:&quot;Downing-Wilson&quot;},{&quot;given&quot;:&quot;R.&quot;,&quot;family&quot;:&quot;Lecusay&quot;},{&quot;given&quot;:&quot;M.&quot;,&quot;family&quot;:&quot;Cole&quot;}],&quot;ISSN&quot;:&quot;0959-3543, 1461-7447&quot;,&quot;accessed&quot;:{&quot;date-parts&quot;:[[&quot;2015&quot;,9,20]]},&quot;language&quot;:&quot;en&quot;,&quot;issued&quot;:{&quot;date-parts&quot;:[[&quot;2011&quot;,10,1]]},&quot;id&quot;:&quot;downing-wilson_design_2011&quot;,&quot;page&quot;:&quot;656-680&quot;,&quot;citation-key&quot;:&quot;downing-wilson_design_2011&quot;},&quot;prefix&quot;:&quot;&quot;,&quot;id&quot;:1138,&quot;suffix&quot;:&quot;&quot;,&quot;uri&quot;:[&quot;http://zotero.org/users/1913249/items/6RKC7CIP&quot;]}],&quot;citationID&quot;:&quot;rqgncgwr&quot;,&quot;schema&quot;:&quot;https://github.com/citation-style-language/schema/raw/master/csl-citation.json&quot;,&quot;properties&quot;:{&quot;formattedCitation&quot;:&quot;[@downing-wilson_design_2011]&quot;,&quot;noteIndex&quot;:0}} RNDccjoprhuhi"/> and formative interventions from Engeström’s work <text:reference-mark-start text:name="ZOTERO_ITEM CSL_CITATION {&quot;citationItems&quot;:[{&quot;uris&quot;:[&quot;http://zotero.org/users/1913249/items/PGVCDTUB&quot;],&quot;itemData&quot;:{&quot;accessed&quot;:{&quot;date-parts&quot;:[[&quot;2017&quot;,10,10]]},&quot;title&quot;:&quot;From design experiments to formative interventions&quot;,&quot;DOI&quot;:&quot;10.1177/0959354311419252&quot;,&quot;source&quot;:&quot;CrossRef&quot;,&quot;volume&quot;:&quot;21&quot;,&quot;URL&quot;:&quot;http://journals.sagepub.com/doi/10.1177/0959354311419252&quot;,&quot;type&quot;:&quot;article-journal&quot;,&quot;author&quot;:[{&quot;given&quot;:&quot;Yrjö&quot;,&quot;family&quot;:&quot;Engeström&quot;}],&quot;page&quot;:&quot;598-628&quot;,&quot;ISSN&quot;:&quot;0959-3543, 1461-7447&quot;,&quot;issue&quot;:&quot;5&quot;,&quot;language&quot;:&quot;en&quot;,&quot;issued&quot;:{&quot;date-parts&quot;:[[&quot;2011&quot;,10]]},&quot;id&quot;:&quot;engestrom_design_2011&quot;,&quot;container-title&quot;:&quot;Theory &amp; Psychology&quot;,&quot;citation-key&quot;:&quot;engestrom_design_2011&quot;},&quot;prefix&quot;:&quot;&quot;,&quot;id&quot;:1730,&quot;suffix&quot;:&quot;&quot;,&quot;uri&quot;:[&quot;http://zotero.org/users/1913249/items/PGVCDTUB&quot;]}],&quot;citationID&quot;:&quot;ezaviely&quot;,&quot;schema&quot;:&quot;https://github.com/citation-style-language/schema/raw/master/csl-citation.json&quot;,&quot;properties&quot;:{&quot;formattedCitation&quot;:&quot;[@engestrom_design_2011]&quot;,&quot;noteIndex&quot;:0}} RNDxtsdrjuyxw"/>&lt;Do Zotero Refresh: [@engestrom_design_2011]&gt;<text:reference-mark-end text:name="ZOTERO_ITEM CSL_CITATION {&quot;citationItems&quot;:[{&quot;uris&quot;:[&quot;http://zotero.org/users/1913249/items/PGVCDTUB&quot;],&quot;itemData&quot;:{&quot;accessed&quot;:{&quot;date-parts&quot;:[[&quot;2017&quot;,10,10]]},&quot;title&quot;:&quot;From design experiments to formative interventions&quot;,&quot;DOI&quot;:&quot;10.1177/0959354311419252&quot;,&quot;source&quot;:&quot;CrossRef&quot;,&quot;volume&quot;:&quot;21&quot;,&quot;URL&quot;:&quot;http://journals.sagepub.com/doi/10.1177/0959354311419252&quot;,&quot;type&quot;:&quot;article-journal&quot;,&quot;author&quot;:[{&quot;given&quot;:&quot;Yrjö&quot;,&quot;family&quot;:&quot;Engeström&quot;}],&quot;page&quot;:&quot;598-628&quot;,&quot;ISSN&quot;:&quot;0959-3543, 1461-7447&quot;,&quot;issue&quot;:&quot;5&quot;,&quot;language&quot;:&quot;en&quot;,&quot;issued&quot;:{&quot;date-parts&quot;:[[&quot;2011&quot;,10]]},&quot;id&quot;:&quot;engestrom_design_2011&quot;,&quot;container-title&quot;:&quot;Theory &amp; Psychology&quot;,&quot;citation-key&quot;:&quot;engestrom_design_2011&quot;},&quot;prefix&quot;:&quot;&quot;,&quot;id&quot;:1730,&quot;suffix&quot;:&quot;&quot;,&quot;uri&quot;:[&quot;http://zotero.org/users/1913249/items/PGVCDTUB&quot;]}],&quot;citationID&quot;:&quot;ezaviely&quot;,&quot;schema&quot;:&quot;https://github.com/citation-style-language/schema/raw/master/csl-citation.json&quot;,&quot;properties&quot;:{&quot;formattedCitation&quot;:&quot;[@engestrom_design_2011]&quot;,&quot;noteIndex&quot;:0}} RNDxtsdrjuyxw"/></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tems&quot;:[{&quot;uris&quot;:[&quot;http://zotero.org/users/1913249/items/BI3KEAVE&quot;],&quot;itemData&quot;:{&quot;title&quot;:&quot;Understanding Design Research–Practice Partnerships in Context and Time: Why Learning Sciences Scholars Should Learn From Cultural-Historical Activity Theory Approaches to Design-Based Research&quot;,&quot;DOI&quot;:&quot;10.1080/10508406.2016.1226835&quot;,&quot;type&quot;:&quot;article-journal&quot;,&quot;title-short&quot;:&quot;Understanding Design Research–Practice Partnerships in Context and Time&quot;,&quot;container-title&quot;:&quot;Journal of the Learning Sciences&quot;,&quot;issue&quot;:&quot;4&quot;,&quot;accessed&quot;:{&quot;date-parts&quot;:[[&quot;2023&quot;,7,4]]},&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source&quot;:&quot;Taylor and Francis+NEJM&quot;,&quot;volume&quot;:&quot;25&quot;,&quot;author&quot;:[{&quot;given&quot;:&quot;D. Kevin&quot;,&quot;family&quot;:&quot;O’Neill&quot;}],&quot;ISSN&quot;:&quot;1050-8406&quot;,&quot;URL&quot;:&quot;https://doi.org/10.1080/10508406.2016.1226835&quot;,&quot;publisher&quot;:&quot;Routledge&quot;,&quot;issued&quot;:{&quot;date-parts&quot;:[[&quot;2016&quot;,10,1]]},&quot;id&quot;:&quot;oneill_understanding_2016&quot;,&quot;page&quot;:&quot;497-502&quot;,&quot;citation-key&quot;:&quot;oneill_understanding_2016&quot;},&quot;prefix&quot;:&quot;&quot;,&quot;id&quot;:9241,&quot;suffix&quot;:&quot;&quot;,&quot;uri&quot;:[&quot;http://zotero.org/users/1913249/items/BI3KEAVE&quot;]}],&quot;citationID&quot;:&quot;fuohxxwm&quot;,&quot;schema&quot;:&quot;https://github.com/citation-style-language/schema/raw/master/csl-citation.json&quot;,&quot;properties&quot;:{&quot;formattedCitation&quot;:&quot;[@oneill_understanding_2016]&quot;,&quot;noteIndex&quot;:0}} RNDoehwmmwmhe"/>&lt;Do Zotero Refresh: [@oneill_understanding_2016]&gt;<text:reference-mark-end text:name="ZOTERO_ITEM CSL_CITATION {&quot;citationItems&quot;:[{&quot;uris&quot;:[&quot;http://zotero.org/users/1913249/items/BI3KEAVE&quot;],&quot;itemData&quot;:{&quot;title&quot;:&quot;Understanding Design Research–Practice Partnerships in Context and Time: Why Learning Sciences Scholars Should Learn From Cultural-Historical Activity Theory Approaches to Design-Based Research&quot;,&quot;DOI&quot;:&quot;10.1080/10508406.2016.1226835&quot;,&quot;type&quot;:&quot;article-journal&quot;,&quot;title-short&quot;:&quot;Understanding Design Research–Practice Partnerships in Context and Time&quot;,&quot;container-title&quot;:&quot;Journal of the Learning Sciences&quot;,&quot;issue&quot;:&quot;4&quot;,&quot;accessed&quot;:{&quot;date-parts&quot;:[[&quot;2023&quot;,7,4]]},&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source&quot;:&quot;Taylor and Francis+NEJM&quot;,&quot;volume&quot;:&quot;25&quot;,&quot;author&quot;:[{&quot;given&quot;:&quot;D. Kevin&quot;,&quot;family&quot;:&quot;O’Neill&quot;}],&quot;ISSN&quot;:&quot;1050-8406&quot;,&quot;URL&quot;:&quot;https://doi.org/10.1080/10508406.2016.1226835&quot;,&quot;publisher&quot;:&quot;Routledge&quot;,&quot;issued&quot;:{&quot;date-parts&quot;:[[&quot;2016&quot;,10,1]]},&quot;id&quot;:&quot;oneill_understanding_2016&quot;,&quot;page&quot;:&quot;497-502&quot;,&quot;citation-key&quot;:&quot;oneill_understanding_2016&quot;},&quot;prefix&quot;:&quot;&quot;,&quot;id&quot;:9241,&quot;suffix&quot;:&quot;&quot;,&quot;uri&quot;:[&quot;http://zotero.org/users/1913249/items/BI3KEAVE&quot;]}],&quot;citationID&quot;:&quot;fuohxxwm&quot;,&quot;schema&quot;:&quot;https://github.com/citation-style-language/schema/raw/master/csl-citation.json&quot;,&quot;properties&quot;:{&quot;formattedCitation&quot;:&quot;[@oneill_understanding_2016]&quot;,&quot;noteIndex&quot;:0}} RNDoehwmmwmhe"/>.</text:p>
      <text:p text:style-name="Text_20_body">Cakir and colleagues <text:reference-mark-start text:name="ZOTERO_ITEM CSL_CITATION {&quot;citationItems&quot;:[{&quot;suppress-author&quot;:true,&quot;uris&quot;:[&quot;http://zotero.org/users/1913249/items/X2U9WIBR&quot;],&quot;itemData&quot;:{&quot;title&quot;:&quot;Contradictions as an entry into inclusive systemic design: Addressing racial disparities in the discipline at an urban middle school&quot;,&quot;DOI&quot;:&quot;10.1016/j.lcsi.2022.100641&quot;,&quot;type&quot;:&quot;article-journal&quot;,&quot;title-short&quot;:&quot;Contradictions as an entry into inclusive systemic design&quot;,&quot;container-title&quot;:&quot;Learning, Culture and Social Interaction&quot;,&quot;container-title-short&quot;:&quot;Learning, Culture and Social Interaction&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ISSN&quot;:&quot;2210-6561&quot;,&quot;URL&quot;:&quot;https://www.sciencedirect.com/science/article/pii/S2210656122000423&quot;,&quot;language&quot;:&quot;en&quot;,&quot;issued&quot;:{&quot;date-parts&quot;:[[&quot;2022&quot;,8,1]]},&quot;id&quot;:&quot;cakir_contradictions_2022&quot;,&quot;page&quot;:&quot;100641&quot;,&quot;citation-key&quot;:&quot;cakir_contradictions_2022&quot;},&quot;prefix&quot;:&quot;&quot;,&quot;id&quot;:9231,&quot;suffix&quot;:&quot;&quot;,&quot;uri&quot;:[&quot;http://zotero.org/users/1913249/items/X2U9WIBR&quot;]}],&quot;citationID&quot;:&quot;rsdpmvse&quot;,&quot;schema&quot;:&quot;https://github.com/citation-style-language/schema/raw/master/csl-citation.json&quot;,&quot;properties&quot;:{&quot;formattedCitation&quot;:&quot;[-@cakir_contradictions_2022]&quot;,&quot;noteIndex&quot;:0}} RNDfmddjiyxqv"/>&lt;Do Zotero Refresh: [-@cakir_contradictions_2022]&gt;<text:reference-mark-end text:name="ZOTERO_ITEM CSL_CITATION {&quot;citationItems&quot;:[{&quot;suppress-author&quot;:true,&quot;uris&quot;:[&quot;http://zotero.org/users/1913249/items/X2U9WIBR&quot;],&quot;itemData&quot;:{&quot;title&quot;:&quot;Contradictions as an entry into inclusive systemic design: Addressing racial disparities in the discipline at an urban middle school&quot;,&quot;DOI&quot;:&quot;10.1016/j.lcsi.2022.100641&quot;,&quot;type&quot;:&quot;article-journal&quot;,&quot;title-short&quot;:&quot;Contradictions as an entry into inclusive systemic design&quot;,&quot;container-title&quot;:&quot;Learning, Culture and Social Interaction&quot;,&quot;container-title-short&quot;:&quot;Learning, Culture and Social Interaction&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ISSN&quot;:&quot;2210-6561&quot;,&quot;URL&quot;:&quot;https://www.sciencedirect.com/science/article/pii/S2210656122000423&quot;,&quot;language&quot;:&quot;en&quot;,&quot;issued&quot;:{&quot;date-parts&quot;:[[&quot;2022&quot;,8,1]]},&quot;id&quot;:&quot;cakir_contradictions_2022&quot;,&quot;page&quot;:&quot;100641&quot;,&quot;citation-key&quot;:&quot;cakir_contradictions_2022&quot;},&quot;prefix&quot;:&quot;&quot;,&quot;id&quot;:9231,&quot;suffix&quot;:&quot;&quot;,&quot;uri&quot;:[&quot;http://zotero.org/users/1913249/items/X2U9WIBR&quot;]}],&quot;citationID&quot;:&quot;rsdpmvse&quot;,&quot;schema&quot;:&quot;https://github.com/citation-style-language/schema/raw/master/csl-citation.json&quot;,&quot;properties&quot;:{&quot;formattedCitation&quot;:&quot;[-@cakir_contradictions_2022]&quot;,&quot;noteIndex&quot;:0}} RNDfmddjiyxqv"/> draw on DBR but also include the wider constellations of activity systems working together on shared project.</text:p>
      <text:p text:style-name="Text_20_body">Rajala and Cole echo limits <text:reference-mark-start text:name="ZOTERO_ITEM CSL_CITATION {&quot;citationItems&quot;:[{&quot;uris&quot;:[&quot;http://zotero.org/users/1913249/items/ZHZADF6X&quot;],&quot;itemData&quot;:{&quot;title&quot;:&quot;Utopian methodology: Researching educational interventions to promote equity over multiple timescales&quot;,&quot;DOI&quot;:&quot;10.1080/10508406.2022.2144736&quot;,&quot;type&quot;:&quot;article-journal&quot;,&quot;title-short&quot;:&quot;Utopian methodology&quot;,&quot;container-title&quot;:&quot;Journal of the Learning Sciences&quot;,&quot;issue&quot;:&quot;1&quot;,&quot;container-title-short&quot;:&quot;Journal of the Learning Sciences&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volume&quot;:&quot;32&quot;,&quot;author&quot;:[{&quot;given&quot;:&quot;Antti&quot;,&quot;family&quot;:&quot;Rajala&quot;},{&quot;given&quot;:&quot;Michael&quot;,&quot;family&quot;:&quot;Cole&quot;},{&quot;given&quot;:&quot;Moises&quot;,&quot;family&quot;:&quot;Esteban-Guitart&quot;}],&quot;ISSN&quot;:&quot;1050-8406, 1532-7809&quot;,&quot;URL&quot;:&quot;https://www.tandfonline.com/doi/full/10.1080/10508406.2022.2144736&quot;,&quot;language&quot;:&quot;en&quot;,&quot;issued&quot;:{&quot;date-parts&quot;:[[&quot;2023&quot;,1,1]]},&quot;id&quot;:&quot;rajala_utopian_2023&quot;,&quot;page&quot;:&quot;110-136&quot;,&quot;citation-key&quot;:&quot;rajala_utopian_2023&quot;},&quot;prefix&quot;:&quot;&quot;,&quot;id&quot;:9229,&quot;suffix&quot;:&quot;&quot;,&quot;uri&quot;:[&quot;http://zotero.org/users/1913249/items/ZHZADF6X&quot;]}],&quot;citationID&quot;:&quot;vmikrpgd&quot;,&quot;schema&quot;:&quot;https://github.com/citation-style-language/schema/raw/master/csl-citation.json&quot;,&quot;properties&quot;:{&quot;formattedCitation&quot;:&quot;[@rajala_utopian_2023]&quot;,&quot;noteIndex&quot;:0}} RNDbcqjhiclyp"/>&lt;Do Zotero Refresh: [@rajala_utopian_2023]&gt;<text:reference-mark-end text:name="ZOTERO_ITEM CSL_CITATION {&quot;citationItems&quot;:[{&quot;uris&quot;:[&quot;http://zotero.org/users/1913249/items/ZHZADF6X&quot;],&quot;itemData&quot;:{&quot;title&quot;:&quot;Utopian methodology: Researching educational interventions to promote equity over multiple timescales&quot;,&quot;DOI&quot;:&quot;10.1080/10508406.2022.2144736&quot;,&quot;type&quot;:&quot;article-journal&quot;,&quot;title-short&quot;:&quot;Utopian methodology&quot;,&quot;container-title&quot;:&quot;Journal of the Learning Sciences&quot;,&quot;issue&quot;:&quot;1&quot;,&quot;container-title-short&quot;:&quot;Journal of the Learning Sciences&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volume&quot;:&quot;32&quot;,&quot;author&quot;:[{&quot;given&quot;:&quot;Antti&quot;,&quot;family&quot;:&quot;Rajala&quot;},{&quot;given&quot;:&quot;Michael&quot;,&quot;family&quot;:&quot;Cole&quot;},{&quot;given&quot;:&quot;Moises&quot;,&quot;family&quot;:&quot;Esteban-Guitart&quot;}],&quot;ISSN&quot;:&quot;1050-8406, 1532-7809&quot;,&quot;URL&quot;:&quot;https://www.tandfonline.com/doi/full/10.1080/10508406.2022.2144736&quot;,&quot;language&quot;:&quot;en&quot;,&quot;issued&quot;:{&quot;date-parts&quot;:[[&quot;2023&quot;,1,1]]},&quot;id&quot;:&quot;rajala_utopian_2023&quot;,&quot;page&quot;:&quot;110-136&quot;,&quot;citation-key&quot;:&quot;rajala_utopian_2023&quot;},&quot;prefix&quot;:&quot;&quot;,&quot;id&quot;:9229,&quot;suffix&quot;:&quot;&quot;,&quot;uri&quot;:[&quot;http://zotero.org/users/1913249/items/ZHZADF6X&quot;]}],&quot;citationID&quot;:&quot;vmikrpgd&quot;,&quot;schema&quot;:&quot;https://github.com/citation-style-language/schema/raw/master/csl-citation.json&quot;,&quot;properties&quot;:{&quot;formattedCitation&quot;:&quot;[@rajala_utopian_2023]&quot;,&quot;noteIndex&quot;:0}} RNDbcqjhiclyp"/>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Text_20_body">The role of the germ cell in rising to the concrete and thus expanding learning <text:reference-mark-start text:name="ZOTERO_ITEM CSL_CITATION {&quot;citationItems&quot;:[{&quot;uris&quot;:[&quot;http://zotero.org/users/1913249/items/TB35W5A6&quot;],&quot;itemData&quot;:{&quot;title&quot;:&quot;Formative Interventions for Expansive Learning and Transformative Agency&quot;,&quot;DOI&quot;:&quot;10.1080/10508406.2016.1204547&quot;,&quot;type&quot;:&quot;article-journal&quot;,&quot;container-title&quot;:&quot;Journal of the Learning Sciences&quot;,&quot;issue&quot;:&quot;4&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volume&quot;:&quot;25&quot;,&quot;author&quot;:[{&quot;given&quot;:&quot;Annalisa&quot;,&quot;family&quot;:&quot;Sannino&quot;},{&quot;given&quot;:&quot;Yrjö&quot;,&quot;family&quot;:&quot;Engeström&quot;},{&quot;given&quot;:&quot;Monica&quot;,&quot;family&quot;:&quot;Lemos&quot;}],&quot;ISSN&quot;:&quot;1050-8406, 1532-7809&quot;,&quot;accessed&quot;:{&quot;date-parts&quot;:[[&quot;2019&quot;,3,21]]},&quot;language&quot;:&quot;en&quot;,&quot;issued&quot;:{&quot;date-parts&quot;:[[&quot;2016&quot;,10]]},&quot;id&quot;:&quot;sannino_formative_2016&quot;,&quot;page&quot;:&quot;599-633&quot;,&quot;citation-key&quot;:&quot;sannino_formative_2016&quot;},&quot;prefix&quot;:&quot;&quot;,&quot;id&quot;:3362,&quot;suffix&quot;:&quot;&quot;,&quot;uri&quot;:[&quot;http://zotero.org/users/1913249/items/TB35W5A6&quot;]},{&quot;uris&quot;:[&quot;http://zotero.org/users/1913249/items/T7XFNIFT&quot;],&quot;itemData&quot;:{&quot;accessed&quot;:{&quot;date-parts&quot;:[[&quot;2017&quot;,10,10]]},&quot;title&quot;:&quot;On the Methodological Demands of Formative Interventions&quot;,&quot;DOI&quot;:&quot;10.1080/10749039.2014.891868&quot;,&quot;source&quot;:&quot;CrossRef&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page&quot;:&quot;118-128&quot;,&quot;ISSN&quot;:&quot;1074-9039, 1532-7884&quot;,&quot;issue&quot;:&quot;2&quot;,&quot;language&quot;:&quot;en&quot;,&quot;issued&quot;:{&quot;date-parts&quot;:[[&quot;2014&quot;,4,3]]},&quot;id&quot;:&quot;engestrom_methodological_2014&quot;,&quot;container-title&quot;:&quot;Mind, Culture, and Activity&quot;,&quot;citation-key&quot;:&quot;engestrom_methodological_2014&quot;},&quot;prefix&quot;:&quot;&quot;,&quot;id&quot;:1732,&quot;suffix&quot;:&quot;&quot;,&quot;uri&quot;:[&quot;http://zotero.org/users/1913249/items/T7XFNIFT&quot;]}],&quot;citationID&quot;:&quot;grtmewqn&quot;,&quot;schema&quot;:&quot;https://github.com/citation-style-language/schema/raw/master/csl-citation.json&quot;,&quot;properties&quot;:{&quot;formattedCitation&quot;:&quot;[@sannino_formative_2016; @engestrom_methodological_2014]&quot;,&quot;noteIndex&quot;:0}} RNDfolvkgisqz"/>&lt;Do Zotero Refresh: [@sannino_formative_2016; @engestrom_methodological_2014]&gt;<text:reference-mark-end text:name="ZOTERO_ITEM CSL_CITATION {&quot;citationItems&quot;:[{&quot;uris&quot;:[&quot;http://zotero.org/users/1913249/items/TB35W5A6&quot;],&quot;itemData&quot;:{&quot;title&quot;:&quot;Formative Interventions for Expansive Learning and Transformative Agency&quot;,&quot;DOI&quot;:&quot;10.1080/10508406.2016.1204547&quot;,&quot;type&quot;:&quot;article-journal&quot;,&quot;container-title&quot;:&quot;Journal of the Learning Sciences&quot;,&quot;issue&quot;:&quot;4&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volume&quot;:&quot;25&quot;,&quot;author&quot;:[{&quot;given&quot;:&quot;Annalisa&quot;,&quot;family&quot;:&quot;Sannino&quot;},{&quot;given&quot;:&quot;Yrjö&quot;,&quot;family&quot;:&quot;Engeström&quot;},{&quot;given&quot;:&quot;Monica&quot;,&quot;family&quot;:&quot;Lemos&quot;}],&quot;ISSN&quot;:&quot;1050-8406, 1532-7809&quot;,&quot;accessed&quot;:{&quot;date-parts&quot;:[[&quot;2019&quot;,3,21]]},&quot;language&quot;:&quot;en&quot;,&quot;issued&quot;:{&quot;date-parts&quot;:[[&quot;2016&quot;,10]]},&quot;id&quot;:&quot;sannino_formative_2016&quot;,&quot;page&quot;:&quot;599-633&quot;,&quot;citation-key&quot;:&quot;sannino_formative_2016&quot;},&quot;prefix&quot;:&quot;&quot;,&quot;id&quot;:3362,&quot;suffix&quot;:&quot;&quot;,&quot;uri&quot;:[&quot;http://zotero.org/users/1913249/items/TB35W5A6&quot;]},{&quot;uris&quot;:[&quot;http://zotero.org/users/1913249/items/T7XFNIFT&quot;],&quot;itemData&quot;:{&quot;accessed&quot;:{&quot;date-parts&quot;:[[&quot;2017&quot;,10,10]]},&quot;title&quot;:&quot;On the Methodological Demands of Formative Interventions&quot;,&quot;DOI&quot;:&quot;10.1080/10749039.2014.891868&quot;,&quot;source&quot;:&quot;CrossRef&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page&quot;:&quot;118-128&quot;,&quot;ISSN&quot;:&quot;1074-9039, 1532-7884&quot;,&quot;issue&quot;:&quot;2&quot;,&quot;language&quot;:&quot;en&quot;,&quot;issued&quot;:{&quot;date-parts&quot;:[[&quot;2014&quot;,4,3]]},&quot;id&quot;:&quot;engestrom_methodological_2014&quot;,&quot;container-title&quot;:&quot;Mind, Culture, and Activity&quot;,&quot;citation-key&quot;:&quot;engestrom_methodological_2014&quot;},&quot;prefix&quot;:&quot;&quot;,&quot;id&quot;:1732,&quot;suffix&quot;:&quot;&quot;,&quot;uri&quot;:[&quot;http://zotero.org/users/1913249/items/T7XFNIFT&quot;]}],&quot;citationID&quot;:&quot;grtmewqn&quot;,&quot;schema&quot;:&quot;https://github.com/citation-style-language/schema/raw/master/csl-citation.json&quot;,&quot;properties&quot;:{&quot;formattedCitation&quot;:&quot;[@sannino_formative_2016; @engestrom_methodological_2014]&quot;,&quot;noteIndex&quot;:0}} RNDfolvkgisqz"/></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From <text:reference-mark-start text:name="ZOTERO_ITEM CSL_CITATION {&quot;citationItems&quot;:[{&quot;uris&quot;:[&quot;http://zotero.org/users/1913249/items/PGVCDTUB&quot;],&quot;itemData&quot;:{&quot;accessed&quot;:{&quot;date-parts&quot;:[[&quot;2017&quot;,10,10]]},&quot;title&quot;:&quot;From design experiments to formative interventions&quot;,&quot;DOI&quot;:&quot;10.1177/0959354311419252&quot;,&quot;source&quot;:&quot;CrossRef&quot;,&quot;volume&quot;:&quot;21&quot;,&quot;URL&quot;:&quot;http://journals.sagepub.com/doi/10.1177/0959354311419252&quot;,&quot;type&quot;:&quot;article-journal&quot;,&quot;author&quot;:[{&quot;given&quot;:&quot;Yrjö&quot;,&quot;family&quot;:&quot;Engeström&quot;}],&quot;page&quot;:&quot;598-628&quot;,&quot;ISSN&quot;:&quot;0959-3543, 1461-7447&quot;,&quot;issue&quot;:&quot;5&quot;,&quot;language&quot;:&quot;en&quot;,&quot;issued&quot;:{&quot;date-parts&quot;:[[&quot;2011&quot;,10]]},&quot;id&quot;:&quot;engestrom_design_2011&quot;,&quot;container-title&quot;:&quot;Theory &amp; Psychology&quot;,&quot;citation-key&quot;:&quot;engestrom_design_2011&quot;},&quot;prefix&quot;:&quot;&quot;,&quot;id&quot;:1730,&quot;suffix&quot;:&quot;&quot;,&quot;uri&quot;:[&quot;http://zotero.org/users/1913249/items/PGVCDTUB&quot;]}],&quot;citationID&quot;:&quot;ixdkauuh&quot;,&quot;schema&quot;:&quot;https://github.com/citation-style-language/schema/raw/master/csl-citation.json&quot;,&quot;properties&quot;:{&quot;formattedCitation&quot;:&quot;[@engestrom_design_2011]&quot;,&quot;noteIndex&quot;:0}} RNDcwsblzsfmw"/>&lt;Do Zotero Refresh: [@engestrom_design_2011]&gt;<text:reference-mark-end text:name="ZOTERO_ITEM CSL_CITATION {&quot;citationItems&quot;:[{&quot;uris&quot;:[&quot;http://zotero.org/users/1913249/items/PGVCDTUB&quot;],&quot;itemData&quot;:{&quot;accessed&quot;:{&quot;date-parts&quot;:[[&quot;2017&quot;,10,10]]},&quot;title&quot;:&quot;From design experiments to formative interventions&quot;,&quot;DOI&quot;:&quot;10.1177/0959354311419252&quot;,&quot;source&quot;:&quot;CrossRef&quot;,&quot;volume&quot;:&quot;21&quot;,&quot;URL&quot;:&quot;http://journals.sagepub.com/doi/10.1177/0959354311419252&quot;,&quot;type&quot;:&quot;article-journal&quot;,&quot;author&quot;:[{&quot;given&quot;:&quot;Yrjö&quot;,&quot;family&quot;:&quot;Engeström&quot;}],&quot;page&quot;:&quot;598-628&quot;,&quot;ISSN&quot;:&quot;0959-3543, 1461-7447&quot;,&quot;issue&quot;:&quot;5&quot;,&quot;language&quot;:&quot;en&quot;,&quot;issued&quot;:{&quot;date-parts&quot;:[[&quot;2011&quot;,10]]},&quot;id&quot;:&quot;engestrom_design_2011&quot;,&quot;container-title&quot;:&quot;Theory &amp; Psychology&quot;,&quot;citation-key&quot;:&quot;engestrom_design_2011&quot;},&quot;prefix&quot;:&quot;&quot;,&quot;id&quot;:1730,&quot;suffix&quot;:&quot;&quot;,&quot;uri&quot;:[&quot;http://zotero.org/users/1913249/items/PGVCDTUB&quot;]}],&quot;citationID&quot;:&quot;ixdkauuh&quot;,&quot;schema&quot;:&quot;https://github.com/citation-style-language/schema/raw/master/csl-citation.json&quot;,&quot;properties&quot;:{&quot;formattedCitation&quot;:&quot;[@engestrom_design_2011]&quot;,&quot;noteIndex&quot;:0}} RNDcwsblzsfmw"/></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tems&quot;:[{&quot;uris&quot;:[&quot;http://zotero.org/users/1913249/items/BU69FYN2&quot;],&quot;itemData&quot;:{&quot;title&quot;:&quot;Ecosystem Empowerment&quot;,&quot;DOI&quot;:&quot;10.4324/9781351020268-9&quot;,&quot;type&quot;:&quot;chapter&quot;,&quot;ISBN&quot;:&quot;978-1-351-02026-8&quot;,&quot;container-title&quot;:&quot;Ecologies for Learning and Practice&quot;,&quot;edition&quot;:&quot;1&quot;,&quot;event-place&quot;:&quot;Abingdon, Oxon ; New York, NY : Routledge, 2020.&quot;,&quot;accessed&quot;:{&quot;date-parts&quot;:[[&quot;2023&quot;,7,5]]},&quot;source&quot;:&quot;DOI.org (Crossref)&quot;,&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publisher-place&quot;:&quot;Abingdon, Oxon ; New York, NY : Routledge, 2020.&quot;,&quot;publisher&quot;:&quot;Routledge&quot;,&quot;language&quot;:&quot;en&quot;,&quot;issued&quot;:{&quot;date-parts&quot;:[[&quot;2019&quot;,11,6]]},&quot;id&quot;:&quot;barnett_ecosystem_2019&quot;,&quot;page&quot;:&quot;129-145&quot;,&quot;citation-key&quot;:&quot;barnett_ecosystem_2019&quot;},&quot;prefix&quot;:&quot;&quot;,&quot;id&quot;:9233,&quot;suffix&quot;:&quot;&quot;,&quot;uri&quot;:[&quot;http://zotero.org/users/1913249/items/BU69FYN2&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ccjhrvdb&quot;,&quot;schema&quot;:&quot;https://github.com/citation-style-language/schema/raw/master/csl-citation.json&quot;,&quot;properties&quot;:{&quot;formattedCitation&quot;:&quot;[@barnett_ecosystem_2019; @cole_design-based_2016]&quot;,&quot;noteIndex&quot;:0}} RNDblurldppnp"/>&lt;Do Zotero Refresh: [@barnett_ecosystem_2019; @cole_design-based_2016]&gt;<text:reference-mark-end text:name="ZOTERO_ITEM CSL_CITATION {&quot;citationItems&quot;:[{&quot;uris&quot;:[&quot;http://zotero.org/users/1913249/items/BU69FYN2&quot;],&quot;itemData&quot;:{&quot;title&quot;:&quot;Ecosystem Empowerment&quot;,&quot;DOI&quot;:&quot;10.4324/9781351020268-9&quot;,&quot;type&quot;:&quot;chapter&quot;,&quot;ISBN&quot;:&quot;978-1-351-02026-8&quot;,&quot;container-title&quot;:&quot;Ecologies for Learning and Practice&quot;,&quot;edition&quot;:&quot;1&quot;,&quot;event-place&quot;:&quot;Abingdon, Oxon ; New York, NY : Routledge, 2020.&quot;,&quot;accessed&quot;:{&quot;date-parts&quot;:[[&quot;2023&quot;,7,5]]},&quot;source&quot;:&quot;DOI.org (Crossref)&quot;,&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publisher-place&quot;:&quot;Abingdon, Oxon ; New York, NY : Routledge, 2020.&quot;,&quot;publisher&quot;:&quot;Routledge&quot;,&quot;language&quot;:&quot;en&quot;,&quot;issued&quot;:{&quot;date-parts&quot;:[[&quot;2019&quot;,11,6]]},&quot;id&quot;:&quot;barnett_ecosystem_2019&quot;,&quot;page&quot;:&quot;129-145&quot;,&quot;citation-key&quot;:&quot;barnett_ecosystem_2019&quot;},&quot;prefix&quot;:&quot;&quot;,&quot;id&quot;:9233,&quot;suffix&quot;:&quot;&quot;,&quot;uri&quot;:[&quot;http://zotero.org/users/1913249/items/BU69FYN2&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ccjhrvdb&quot;,&quot;schema&quot;:&quot;https://github.com/citation-style-language/schema/raw/master/csl-citation.json&quot;,&quot;properties&quot;:{&quot;formattedCitation&quot;:&quot;[@barnett_ecosystem_2019; @cole_design-based_2016]&quot;,&quot;noteIndex&quot;:0}} RNDblurldppnp"/>.</text:p>
      <text:p text:style-name="Text_20_body">This section has identified broad alignments in direction for CHAT perspective on DBR.</text:p>
      <text:h text:style-name="Heading_20_3" text:outline-level="3"><text:bookmark-start text:name="exploring-specific-techniques-of-formative-interventions---make-more-targeted--"/>Exploring specific techniques of formative interventions - MAKE MORE TARGETED -<text:bookmark-end text:name="exploring-specific-techniques-of-formative-interventions---make-more-targeted--"/></text:h>
      <text:p text:style-name="First_20_paragraph">DROP FOR A MORE PERSONAL TAKE / SO COMPARATIVE TO THIS INTERVENTION? FIND MORE DIRECT PARALLELS? 5D FOR EXAMPLE</text:p>
      <text:p text:style-name="Text_20_body">One of the most striking set of practical techniques are those used in Engeström’s take on Expansive Learning, specifically set of processes applied in a workplace setting called Change Laboratory (CL) <text:reference-mark-start text:name="ZOTERO_ITEM CSL_CITATION {&quot;citationItems&quot;:[{&quot;uris&quot;:[&quot;http://zotero.org/users/1913249/items/9CLM2KQP&quot;],&quot;itemData&quot;:{&quot;container-title&quot;:&quot;The cambridge companion to Vygotsky&quot;,&quot;title&quot;:&quot;Putting Vygotsky to work: The change laboratory as an application of double stimulation&quot;,&quot;publisher&quot;:&quot;Cambridge University Press&quot;,&quot;type&quot;:&quot;chapter&quot;,&quot;issued&quot;:{&quot;date-parts&quot;:[[&quot;2007&quot;]]},&quot;id&quot;:&quot;engestrom_putting_2007&quot;,&quot;citation-key&quot;:&quot;engestrom_putting_2007&quot;,&quot;author&quot;:[{&quot;given&quot;:&quot;Yrjö&quot;,&quot;family&quot;:&quot;Engeström&quot;}]},&quot;prefix&quot;:&quot;&quot;,&quot;id&quot;:66,&quot;suffix&quot;:&quot;&quot;,&quot;uri&quot;:[&quot;http://zotero.org/users/1913249/items/9CLM2KQP&quot;]}],&quot;citationID&quot;:&quot;jhxmepnq&quot;,&quot;schema&quot;:&quot;https://github.com/citation-style-language/schema/raw/master/csl-citation.json&quot;,&quot;properties&quot;:{&quot;formattedCitation&quot;:&quot;[@engestrom_putting_2007]&quot;,&quot;noteIndex&quot;:0}} RNDpgvbcyemfv"/>&lt;Do Zotero Refresh: [@engestrom_putting_2007]&gt;<text:reference-mark-end text:name="ZOTERO_ITEM CSL_CITATION {&quot;citationItems&quot;:[{&quot;uris&quot;:[&quot;http://zotero.org/users/1913249/items/9CLM2KQP&quot;],&quot;itemData&quot;:{&quot;container-title&quot;:&quot;The cambridge companion to Vygotsky&quot;,&quot;title&quot;:&quot;Putting Vygotsky to work: The change laboratory as an application of double stimulation&quot;,&quot;publisher&quot;:&quot;Cambridge University Press&quot;,&quot;type&quot;:&quot;chapter&quot;,&quot;issued&quot;:{&quot;date-parts&quot;:[[&quot;2007&quot;]]},&quot;id&quot;:&quot;engestrom_putting_2007&quot;,&quot;citation-key&quot;:&quot;engestrom_putting_2007&quot;,&quot;author&quot;:[{&quot;given&quot;:&quot;Yrjö&quot;,&quot;family&quot;:&quot;Engeström&quot;}]},&quot;prefix&quot;:&quot;&quot;,&quot;id&quot;:66,&quot;suffix&quot;:&quot;&quot;,&quot;uri&quot;:[&quot;http://zotero.org/users/1913249/items/9CLM2KQP&quot;]}],&quot;citationID&quot;:&quot;jhxmepnq&quot;,&quot;schema&quot;:&quot;https://github.com/citation-style-language/schema/raw/master/csl-citation.json&quot;,&quot;properties&quot;:{&quot;formattedCitation&quot;:&quot;[@engestrom_putting_2007]&quot;,&quot;noteIndex&quot;:0}} RNDpgvbcyemfv"/>.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tems&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hjwivrag&quot;,&quot;schema&quot;:&quot;https://github.com/citation-style-language/schema/raw/master/csl-citation.json&quot;,&quot;properties&quot;:{&quot;formattedCitation&quot;:&quot;[@cole_design-based_2016]&quot;,&quot;noteIndex&quot;:0}} RNDuqviffpcru"/>&lt;Do Zotero Refresh: [@cole_design-based_2016]&gt;<text:reference-mark-end text:name="ZOTERO_ITEM CSL_CITATION {&quot;citationItems&quot;:[{&quot;uris&quot;:[&quot;http://zotero.org/users/1913249/items/FYCLWKSL&quot;],&quot;itemData&quot;:{&quot;title&quot;:&quot;Design-Based Intervention Research as the Science of the Doubly Artificial&quot;,&quot;DOI&quot;:&quot;10.1080/10508406.2016.1187148&quot;,&quot;type&quot;:&quot;article-journal&quot;,&quot;container-title&quot;:&quot;Journal of the Learning Sciences&quot;,&quot;issue&quot;:&quot;4&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volume&quot;:&quot;25&quot;,&quot;author&quot;:[{&quot;given&quot;:&quot;Michael&quot;,&quot;family&quot;:&quot;Cole&quot;},{&quot;given&quot;:&quot;Martin&quot;,&quot;family&quot;:&quot;Packer&quot;}],&quot;ISSN&quot;:&quot;1050-8406&quot;,&quot;accessed&quot;:{&quot;date-parts&quot;:[[&quot;2023&quot;,7,4]]},&quot;publisher&quot;:&quot;Routledge&quot;,&quot;issued&quot;:{&quot;date-parts&quot;:[[&quot;2016&quot;,10,1]]},&quot;id&quot;:&quot;cole_design-based_2016&quot;,&quot;page&quot;:&quot;503-530&quot;,&quot;citation-key&quot;:&quot;cole_design-based_2016&quot;},&quot;prefix&quot;:&quot;&quot;,&quot;id&quot;:9237,&quot;suffix&quot;:&quot;&quot;,&quot;uri&quot;:[&quot;http://zotero.org/users/1913249/items/FYCLWKSL&quot;]}],&quot;citationID&quot;:&quot;hjwivrag&quot;,&quot;schema&quot;:&quot;https://github.com/citation-style-language/schema/raw/master/csl-citation.json&quot;,&quot;properties&quot;:{&quot;formattedCitation&quot;:&quot;[@cole_design-based_2016]&quot;,&quot;noteIndex&quot;:0}} RNDuqviffpcr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uris&quot;:[&quot;http://zotero.org/users/1913249/items/8QZDB9FX&quot;],&quot;itemData&quot;:{&quot;accessed&quot;:{&quot;date-parts&quot;:[[&quot;2017&quot;,7,28]]},&quot;title&quot;:&quot;Cultural Historical Activity Theory and the Expansion of Opportunities for Learning After School&quot;,&quot;DOI&quot;:&quot;10.1002/9780470753545.ch17&quot;,&quot;source&quot;:&quot;onlinelibrary.wiley.com&quot;,&quot;ISBN&quot;:&quot;978-0-470-75354-5&quot;,&quot;URL&quot;:&quot;http://onlinelibrary.wiley.com/doi/10.1002/9780470753545.ch17/summary&quot;,&quot;author&quot;:[{&quot;given&quot;:&quot;Katherine&quot;,&quot;family&quot;:&quot;Brown&quot;},{&quot;given&quot;:&quot;Michael&quot;,&quot;family&quot;:&quot;Cole&quot;}],&quot;type&quot;:&quot;chapter&quot;,&quot;publisher&quot;:&quot;Blackwell Publishing Ltd&quot;,&quot;page&quot;:&quot;225-238&quot;,&quot;language&quot;:&quot;en&quot;,&quot;issued&quot;:{&quot;date-parts&quot;:[[&quot;2008&quot;,1,14]]},&quot;id&quot;:&quot;brown_cultural_2008&quot;,&quot;container-title&quot;:&quot;Learning for Life in the 21st Century: Sociocultural Perspectives on the Future of Education&quot;,&quot;citation-key&quot;:&quot;brown_cultural_2008&quot;},&quot;prefix&quot;:&quot;&quot;,&quot;id&quot;:1604,&quot;suffix&quot;:&quot;&quot;,&quot;uri&quot;:[&quot;http://zotero.org/users/1913249/items/8QZDB9FX&quot;]}],&quot;citationID&quot;:&quot;sfkilgkn&quot;,&quot;schema&quot;:&quot;https://github.com/citation-style-language/schema/raw/master/csl-citation.json&quot;,&quot;properties&quot;:{&quot;formattedCitation&quot;:&quot;[@brown_cultural_2008]&quot;,&quot;noteIndex&quot;:0}} RNDeoajjhtgqo"/>&lt;Do Zotero Refresh: [@brown_cultural_2008]&gt;<text:reference-mark-end text:name="ZOTERO_ITEM CSL_CITATION {&quot;citationItems&quot;:[{&quot;uris&quot;:[&quot;http://zotero.org/users/1913249/items/8QZDB9FX&quot;],&quot;itemData&quot;:{&quot;accessed&quot;:{&quot;date-parts&quot;:[[&quot;2017&quot;,7,28]]},&quot;title&quot;:&quot;Cultural Historical Activity Theory and the Expansion of Opportunities for Learning After School&quot;,&quot;DOI&quot;:&quot;10.1002/9780470753545.ch17&quot;,&quot;source&quot;:&quot;onlinelibrary.wiley.com&quot;,&quot;ISBN&quot;:&quot;978-0-470-75354-5&quot;,&quot;URL&quot;:&quot;http://onlinelibrary.wiley.com/doi/10.1002/9780470753545.ch17/summary&quot;,&quot;author&quot;:[{&quot;given&quot;:&quot;Katherine&quot;,&quot;family&quot;:&quot;Brown&quot;},{&quot;given&quot;:&quot;Michael&quot;,&quot;family&quot;:&quot;Cole&quot;}],&quot;type&quot;:&quot;chapter&quot;,&quot;publisher&quot;:&quot;Blackwell Publishing Ltd&quot;,&quot;page&quot;:&quot;225-238&quot;,&quot;language&quot;:&quot;en&quot;,&quot;issued&quot;:{&quot;date-parts&quot;:[[&quot;2008&quot;,1,14]]},&quot;id&quot;:&quot;brown_cultural_2008&quot;,&quot;container-title&quot;:&quot;Learning for Life in the 21st Century: Sociocultural Perspectives on the Future of Education&quot;,&quot;citation-key&quot;:&quot;brown_cultural_2008&quot;},&quot;prefix&quot;:&quot;&quot;,&quot;id&quot;:1604,&quot;suffix&quot;:&quot;&quot;,&quot;uri&quot;:[&quot;http://zotero.org/users/1913249/items/8QZDB9FX&quot;]}],&quot;citationID&quot;:&quot;sfkilgkn&quot;,&quot;schema&quot;:&quot;https://github.com/citation-style-language/schema/raw/master/csl-citation.json&quot;,&quot;properties&quot;:{&quot;formattedCitation&quot;:&quot;[@brown_cultural_2008]&quot;,&quot;noteIndex&quot;:0}} RNDeoajjhtgqo"/>.</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Text_20_body">In addition the concept of diversion from the primary task are relevant to the more playful approaches of participants and facilitators to make the learning process attractive <text:reference-mark-start text:name="ZOTERO_ITEM CSL_CITATION {&quot;citationItems&quot;:[{&quot;uris&quot;:[&quot;http://zotero.org/users/1913249/items/P4UYGDCR&quot;],&quot;itemData&quot;:{&quot;title&quot;:&quot;Expansive Learning in a Library: Actions, Cycles and Deviations from Instructional Intentions&quot;,&quot;DOI&quot;:&quot;10.1007/s12186-012-9089-6&quot;,&quot;type&quot;:&quot;article-journal&quot;,&quot;title-short&quot;:&quot;Expansive Learning in a Library&quot;,&quot;container-title&quot;:&quot;Vocations and Learning&quot;,&quot;issue&quot;:&quot;1&quot;,&quot;container-title-short&quot;:&quot;Vocations and Learning&quot;,&quot;accessed&quot;:{&quot;date-parts&quot;:[[&quot;2023&quot;,10,2]]},&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source&quot;:&quot;Springer Link&quot;,&quot;volume&quot;:&quot;6&quot;,&quot;author&quot;:[{&quot;given&quot;:&quot;Yrjö&quot;,&quot;family&quot;:&quot;Engeström&quot;},{&quot;given&quot;:&quot;Juhana&quot;,&quot;family&quot;:&quot;Rantavuori&quot;},{&quot;given&quot;:&quot;Hannele&quot;,&quot;family&quot;:&quot;Kerosuo&quot;}],&quot;ISSN&quot;:&quot;1874-7868&quot;,&quot;URL&quot;:&quot;https://doi.org/10.1007/s12186-012-9089-6&quot;,&quot;language&quot;:&quot;en&quot;,&quot;issued&quot;:{&quot;date-parts&quot;:[[&quot;2013&quot;,4,1]]},&quot;id&quot;:&quot;engestrom_expansive_2013&quot;,&quot;page&quot;:&quot;81-106&quot;,&quot;citation-key&quot;:&quot;engestrom_expansive_2013&quot;},&quot;prefix&quot;:&quot;&quot;,&quot;id&quot;:9349,&quot;suffix&quot;:&quot;&quot;,&quot;uri&quot;:[&quot;http://zotero.org/users/1913249/items/P4UYGDCR&quot;]}],&quot;citationID&quot;:&quot;xrvsiqan&quot;,&quot;schema&quot;:&quot;https://github.com/citation-style-language/schema/raw/master/csl-citation.json&quot;,&quot;properties&quot;:{&quot;formattedCitation&quot;:&quot;[@engestrom_expansive_2013]&quot;,&quot;noteIndex&quot;:0}} RNDvqqnkjsurd"/>&lt;Do Zotero Refresh: [@engestrom_expansive_2013]&gt;<text:reference-mark-end text:name="ZOTERO_ITEM CSL_CITATION {&quot;citationItems&quot;:[{&quot;uris&quot;:[&quot;http://zotero.org/users/1913249/items/P4UYGDCR&quot;],&quot;itemData&quot;:{&quot;title&quot;:&quot;Expansive Learning in a Library: Actions, Cycles and Deviations from Instructional Intentions&quot;,&quot;DOI&quot;:&quot;10.1007/s12186-012-9089-6&quot;,&quot;type&quot;:&quot;article-journal&quot;,&quot;title-short&quot;:&quot;Expansive Learning in a Library&quot;,&quot;container-title&quot;:&quot;Vocations and Learning&quot;,&quot;issue&quot;:&quot;1&quot;,&quot;container-title-short&quot;:&quot;Vocations and Learning&quot;,&quot;accessed&quot;:{&quot;date-parts&quot;:[[&quot;2023&quot;,10,2]]},&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source&quot;:&quot;Springer Link&quot;,&quot;volume&quot;:&quot;6&quot;,&quot;author&quot;:[{&quot;given&quot;:&quot;Yrjö&quot;,&quot;family&quot;:&quot;Engeström&quot;},{&quot;given&quot;:&quot;Juhana&quot;,&quot;family&quot;:&quot;Rantavuori&quot;},{&quot;given&quot;:&quot;Hannele&quot;,&quot;family&quot;:&quot;Kerosuo&quot;}],&quot;ISSN&quot;:&quot;1874-7868&quot;,&quot;URL&quot;:&quot;https://doi.org/10.1007/s12186-012-9089-6&quot;,&quot;language&quot;:&quot;en&quot;,&quot;issued&quot;:{&quot;date-parts&quot;:[[&quot;2013&quot;,4,1]]},&quot;id&quot;:&quot;engestrom_expansive_2013&quot;,&quot;page&quot;:&quot;81-106&quot;,&quot;citation-key&quot;:&quot;engestrom_expansive_2013&quot;},&quot;prefix&quot;:&quot;&quot;,&quot;id&quot;:9349,&quot;suffix&quot;:&quot;&quot;,&quot;uri&quot;:[&quot;http://zotero.org/users/1913249/items/P4UYGDCR&quot;]}],&quot;citationID&quot;:&quot;xrvsiqan&quot;,&quot;schema&quot;:&quot;https://github.com/citation-style-language/schema/raw/master/csl-citation.json&quot;,&quot;properties&quot;:{&quot;formattedCitation&quot;:&quot;[@engestrom_expansive_2013]&quot;,&quot;noteIndex&quot;:0}} RNDvqqnkjsurd"/>.</text:p>
      <text:p text:style-name="Text_20_body">REWRITE - EXPLAIN AND EXPLORE SECONDARY STIMULI</text:p>
      <text:h text:style-name="Heading_20_3" text:outline-level="3"><text:bookmark-start text:name="creating-ideocultures-as-designed-systems"/>Creating ideocultures as designed systems<text:bookmark-end text:name="creating-ideocultures-as-designed-systems"/></text:h>
      <text:p text:style-name="First_20_paragraph">From Cole.</text:p>
      <text:p text:style-name="Text_20_body">The concept of ideocultures is useful when compared to expansive learning and presumption of existing objects.</text:p>
      <text:h text:style-name="Heading_20_3" text:outline-level="3"><text:bookmark-start text:name="rogoffs-three-planes-of-analysis-of-learning-communities"/>Rogoff’s three planes of analysis of learning communities<text:bookmark-end text:name="rogoffs-three-planes-of-analysis-of-learning-communities"/></text:h>
      <text:h text:style-name="Heading_20_4" text:outline-level="4"><text:bookmark-start text:name="communities-of-practice-and-communities-of-learners"/>Communities of practice and communities of learners<text:bookmark-end text:name="communities-of-practice-and-communities-of-learners"/></text:h>
      <text:p text:style-name="First_20_paragraph">Communities of practice - legitimate peripheral participation boundaries and barriers to participation</text:p>
      <text:p text:style-name="Text_20_body">(Continue to) refute or problematise dichotomy of learner led, teacher led approaches <text:reference-mark-start text:name="ZOTERO_ITEM CSL_CITATION {&quot;citationItems&quot;:[{&quot;uris&quot;:[&quot;http://zotero.org/users/1913249/items/ZJ7IPS8P&quot;],&quot;itemData&quot;:{&quot;URL&quot;:&quot;https://scholarworks.merrimack.edu/phs/vol1/iss1/6&quot;,&quot;title&quot;:&quot;Beyond Student-Centered and Teacher-Centered Pedagogy: Teaching and Learning as Guided Participation&quot;,&quot;type&quot;:&quot;article-journal&quot;,&quot;volume&quot;:&quot;1&quot;,&quot;title-short&quot;:&quot;Beyond Student-Centered and Teacher-Centered Pedagogy&quot;,&quot;author&quot;:[{&quot;given&quot;:&quot;Michael&quot;,&quot;family&quot;:&quot;Mascolo&quot;}],&quot;issue&quot;:&quot;1&quot;,&quot;page&quot;:&quot;3-27&quot;,&quot;issued&quot;:{&quot;date-parts&quot;:[[&quot;2009&quot;,1,1]]},&quot;id&quot;:&quot;mascolo_beyond_2009&quot;,&quot;container-title&quot;:&quot;Pedagogy and the Human Sciences&quot;,&quot;citation-key&quot;:&quot;mascolo_beyond_2009&quot;},&quot;prefix&quot;:&quot;&quot;,&quot;id&quot;:8530,&quot;suffix&quot;:&quot;&quot;,&quot;uri&quot;:[&quot;http://zotero.org/users/1913249/items/ZJ7IPS8P&quot;]}],&quot;citationID&quot;:&quot;abreqsoa&quot;,&quot;schema&quot;:&quot;https://github.com/citation-style-language/schema/raw/master/csl-citation.json&quot;,&quot;properties&quot;:{&quot;formattedCitation&quot;:&quot;[@mascolo_beyond_2009]&quot;,&quot;noteIndex&quot;:0}} RNDahgrweirwq"/>&lt;Do Zotero Refresh: [@mascolo_beyond_2009]&gt;<text:reference-mark-end text:name="ZOTERO_ITEM CSL_CITATION {&quot;citationItems&quot;:[{&quot;uris&quot;:[&quot;http://zotero.org/users/1913249/items/ZJ7IPS8P&quot;],&quot;itemData&quot;:{&quot;URL&quot;:&quot;https://scholarworks.merrimack.edu/phs/vol1/iss1/6&quot;,&quot;title&quot;:&quot;Beyond Student-Centered and Teacher-Centered Pedagogy: Teaching and Learning as Guided Participation&quot;,&quot;type&quot;:&quot;article-journal&quot;,&quot;volume&quot;:&quot;1&quot;,&quot;title-short&quot;:&quot;Beyond Student-Centered and Teacher-Centered Pedagogy&quot;,&quot;author&quot;:[{&quot;given&quot;:&quot;Michael&quot;,&quot;family&quot;:&quot;Mascolo&quot;}],&quot;issue&quot;:&quot;1&quot;,&quot;page&quot;:&quot;3-27&quot;,&quot;issued&quot;:{&quot;date-parts&quot;:[[&quot;2009&quot;,1,1]]},&quot;id&quot;:&quot;mascolo_beyond_2009&quot;,&quot;container-title&quot;:&quot;Pedagogy and the Human Sciences&quot;,&quot;citation-key&quot;:&quot;mascolo_beyond_2009&quot;},&quot;prefix&quot;:&quot;&quot;,&quot;id&quot;:8530,&quot;suffix&quot;:&quot;&quot;,&quot;uri&quot;:[&quot;http://zotero.org/users/1913249/items/ZJ7IPS8P&quot;]}],&quot;citationID&quot;:&quot;abreqsoa&quot;,&quot;schema&quot;:&quot;https://github.com/citation-style-language/schema/raw/master/csl-citation.json&quot;,&quot;properties&quot;:{&quot;formattedCitation&quot;:&quot;[@mascolo_beyond_2009]&quot;,&quot;noteIndex&quot;:0}} RNDahgrweirwq"/>.</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uris&quot;:[&quot;http://zotero.org/users/1913249/items/EXBRQZWW&quot;],&quot;itemData&quot;:{&quot;URL&quot;:&quot;http://www.jstor.org/stable/1476399&quot;,&quot;title&quot;:&quot;Funds of knowledge for teaching: using a qualitative approach to connect homes and classrooms&quot;,&quot;source&quot;:&quot;Zotero&quot;,&quot;volume&quot;:&quot;31&quot;,&quot;author&quot;:[{&quot;given&quot;:&quot;Luis C.&quot;,&quot;family&quot;:&quot;Moll&quot;},{&quot;given&quot;:&quot;Cathy&quot;,&quot;family&quot;:&quot;Amanti&quot;},{&quot;given&quot;:&quot;Deborah&quot;,&quot;family&quot;:&quot;Neff&quot;},{&quot;given&quot;:&quot;Norma&quot;,&quot;family&quot;:&quot;Gonzalez&quot;}],&quot;type&quot;:&quot;article-journal&quot;,&quot;page&quot;:&quot;132-141&quot;,&quot;issue&quot;:&quot;2,&quot;,&quot;language&quot;:&quot;en&quot;,&quot;issued&quot;:{&quot;date-parts&quot;:[[&quot;1992&quot;]]},&quot;id&quot;:&quot;moll_funds_1992&quot;,&quot;container-title&quot;:&quot;Theory into Practice&quot;,&quot;citation-key&quot;:&quot;moll_funds_1992&quot;},&quot;prefix&quot;:&quot;&quot;,&quot;id&quot;:3383,&quot;suffix&quot;:&quot;&quot;,&quot;uri&quot;:[&quot;http://zotero.org/users/1913249/items/EXBRQZWW&quot;]}],&quot;citationID&quot;:&quot;ixeenvrx&quot;,&quot;schema&quot;:&quot;https://github.com/citation-style-language/schema/raw/master/csl-citation.json&quot;,&quot;properties&quot;:{&quot;formattedCitation&quot;:&quot;[@moll_funds_1992]&quot;,&quot;noteIndex&quot;:0}} RNDekswotygyo"/>&lt;Do Zotero Refresh: [@moll_funds_1992]&gt;<text:reference-mark-end text:name="ZOTERO_ITEM CSL_CITATION {&quot;citationItems&quot;:[{&quot;uris&quot;:[&quot;http://zotero.org/users/1913249/items/EXBRQZWW&quot;],&quot;itemData&quot;:{&quot;URL&quot;:&quot;http://www.jstor.org/stable/1476399&quot;,&quot;title&quot;:&quot;Funds of knowledge for teaching: using a qualitative approach to connect homes and classrooms&quot;,&quot;source&quot;:&quot;Zotero&quot;,&quot;volume&quot;:&quot;31&quot;,&quot;author&quot;:[{&quot;given&quot;:&quot;Luis C.&quot;,&quot;family&quot;:&quot;Moll&quot;},{&quot;given&quot;:&quot;Cathy&quot;,&quot;family&quot;:&quot;Amanti&quot;},{&quot;given&quot;:&quot;Deborah&quot;,&quot;family&quot;:&quot;Neff&quot;},{&quot;given&quot;:&quot;Norma&quot;,&quot;family&quot;:&quot;Gonzalez&quot;}],&quot;type&quot;:&quot;article-journal&quot;,&quot;page&quot;:&quot;132-141&quot;,&quot;issue&quot;:&quot;2,&quot;,&quot;language&quot;:&quot;en&quot;,&quot;issued&quot;:{&quot;date-parts&quot;:[[&quot;1992&quot;]]},&quot;id&quot;:&quot;moll_funds_1992&quot;,&quot;container-title&quot;:&quot;Theory into Practice&quot;,&quot;citation-key&quot;:&quot;moll_funds_1992&quot;},&quot;prefix&quot;:&quot;&quot;,&quot;id&quot;:3383,&quot;suffix&quot;:&quot;&quot;,&quot;uri&quot;:[&quot;http://zotero.org/users/1913249/items/EXBRQZWW&quot;]}],&quot;citationID&quot;:&quot;ixeenvrx&quot;,&quot;schema&quot;:&quot;https://github.com/citation-style-language/schema/raw/master/csl-citation.json&quot;,&quot;properties&quot;:{&quot;formattedCitation&quot;:&quot;[@moll_funds_1992]&quot;,&quot;noteIndex&quot;:0}} RNDekswotygyo"/>. Research by the UK National Literacy Trust <text:reference-mark-start text:name="ZOTERO_ITEM CSL_CITATION {&quot;citationItems&quot;:[{&quot;suppress-author&quot;:true,&quot;uris&quot;:[&quot;http://zotero.org/users/1913249/items/T96LXVV8&quot;],&quot;itemData&quot;:{&quot;URL&quot;:&quot;https://cdn.literacytrust.org.uk/media/documents/Video_game_playing_and_literacy_report_final_updated.pdf&quot;,&quot;title&quot;:&quot;Video game playing and literacy: a survey of young people aged 11 to 16&quot;,&quot;source&quot;:&quot;Zotero&quot;,&quot;author&quot;:[{&quot;given&quot;:&quot;Irene&quot;,&quot;family&quot;:&quot;Picton&quot;},{&quot;given&quot;:&quot;Christina&quot;,&quot;family&quot;:&quot;Clark&quot;},{&quot;given&quot;:&quot;Tim&quot;,&quot;family&quot;:&quot;Judge&quot;}],&quot;type&quot;:&quot;report&quot;,&quot;publisher&quot;:&quot;National Literacy Trust&quot;,&quot;language&quot;:&quot;en&quot;,&quot;issued&quot;:{&quot;date-parts&quot;:[[&quot;2020&quot;]]},&quot;id&quot;:&quot;picton_video_2020&quot;,&quot;page&quot;:&quot;31&quot;,&quot;citation-key&quot;:&quot;picton_video_2020&quot;},&quot;prefix&quot;:&quot;&quot;,&quot;id&quot;:8142,&quot;suffix&quot;:&quot;&quot;,&quot;uri&quot;:[&quot;http://zotero.org/users/1913249/items/T96LXVV8&quot;]}],&quot;citationID&quot;:&quot;ymoyuvpr&quot;,&quot;schema&quot;:&quot;https://github.com/citation-style-language/schema/raw/master/csl-citation.json&quot;,&quot;properties&quot;:{&quot;formattedCitation&quot;:&quot;[-@picton_video_2020]&quot;,&quot;noteIndex&quot;:0}} RNDzyiwpqtuug"/>&lt;Do Zotero Refresh: [-@picton_video_2020]&gt;<text:reference-mark-end text:name="ZOTERO_ITEM CSL_CITATION {&quot;citationItems&quot;:[{&quot;suppress-author&quot;:true,&quot;uris&quot;:[&quot;http://zotero.org/users/1913249/items/T96LXVV8&quot;],&quot;itemData&quot;:{&quot;URL&quot;:&quot;https://cdn.literacytrust.org.uk/media/documents/Video_game_playing_and_literacy_report_final_updated.pdf&quot;,&quot;title&quot;:&quot;Video game playing and literacy: a survey of young people aged 11 to 16&quot;,&quot;source&quot;:&quot;Zotero&quot;,&quot;author&quot;:[{&quot;given&quot;:&quot;Irene&quot;,&quot;family&quot;:&quot;Picton&quot;},{&quot;given&quot;:&quot;Christina&quot;,&quot;family&quot;:&quot;Clark&quot;},{&quot;given&quot;:&quot;Tim&quot;,&quot;family&quot;:&quot;Judge&quot;}],&quot;type&quot;:&quot;report&quot;,&quot;publisher&quot;:&quot;National Literacy Trust&quot;,&quot;language&quot;:&quot;en&quot;,&quot;issued&quot;:{&quot;date-parts&quot;:[[&quot;2020&quot;]]},&quot;id&quot;:&quot;picton_video_2020&quot;,&quot;page&quot;:&quot;31&quot;,&quot;citation-key&quot;:&quot;picton_video_2020&quot;},&quot;prefix&quot;:&quot;&quot;,&quot;id&quot;:8142,&quot;suffix&quot;:&quot;&quot;,&quot;uri&quot;:[&quot;http://zotero.org/users/1913249/items/T96LXVV8&quot;]}],&quot;citationID&quot;:&quot;ymoyuvpr&quot;,&quot;schema&quot;:&quot;https://github.com/citation-style-language/schema/raw/master/csl-citation.json&quot;,&quot;properties&quot;:{&quot;formattedCitation&quot;:&quot;[-@picton_video_2020]&quot;,&quot;noteIndex&quot;:0}} RNDzyiwpqtuu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suppress-author&quot;:true,&quot;uris&quot;:[&quot;http://zotero.org/users/1913249/items/RUWZA8Q7&quot;],&quot;itemData&quot;:{&quot;title&quot;:&quot;Using game mechanics to measure what students learn from programming games&quot;,&quot;DOI&quot;:&quot;10.4018/ijgbl.2014070102&quot;,&quot;type&quot;:&quot;article-journal&quot;,&quot;license&quot;:&quot;Access limited to members&quot;,&quot;container-title&quot;:&quot;International Journal of Game-Based Learning (IJGBL)&quot;,&quot;issue&quot;:&quot;3&quot;,&quot;container-title-short&quot;:&quot;IJGBL&quot;,&quot;accessed&quot;:{&quot;date-parts&quot;:[[&quot;2018&quot;,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volume&quot;:&quot;4&quot;,&quot;author&quot;:[{&quot;given&quot;:&quot;Jill&quot;,&quot;family&quot;:&quot;Denner&quot;},{&quot;given&quot;:&quot;Linda&quot;,&quot;family&quot;:&quot;Werner&quot;},{&quot;given&quot;:&quot;Shannon&quot;,&quot;family&quot;:&quot;Campe&quot;},{&quot;given&quot;:&quot;Eloy&quot;,&quot;family&quot;:&quot;Ortiz&quot;}],&quot;ISSN&quot;:&quot;2155-6849 DOI: 10.4018/ijgbl.2014070102&quot;,&quot;URL&quot;:&quot;https://www.igi-global.com/article/using-game-mechanics-to-measure-what-students-learn-from-programming-games/117696&quot;,&quot;language&quot;:&quot;en&quot;,&quot;issued&quot;:{&quot;date-parts&quot;:[[&quot;2014&quot;,7,1]]},&quot;id&quot;:&quot;denner_using_2014&quot;,&quot;page&quot;:&quot;13-22&quot;,&quot;citation-key&quot;:&quot;denner_using_2014&quot;},&quot;prefix&quot;:&quot;&quot;,&quot;id&quot;:2409,&quot;suffix&quot;:&quot;&quot;,&quot;uri&quot;:[&quot;http://zotero.org/users/1913249/items/RUWZA8Q7&quot;]}],&quot;citationID&quot;:&quot;pmeuwwrk&quot;,&quot;schema&quot;:&quot;https://github.com/citation-style-language/schema/raw/master/csl-citation.json&quot;,&quot;properties&quot;:{&quot;formattedCitation&quot;:&quot;[-@denner_using_2014]&quot;,&quot;noteIndex&quot;:0}} RNDppqodpasnv"/>&lt;Do Zotero Refresh: [-@denner_using_2014]&gt;<text:reference-mark-end text:name="ZOTERO_ITEM CSL_CITATION {&quot;citationItems&quot;:[{&quot;suppress-author&quot;:true,&quot;uris&quot;:[&quot;http://zotero.org/users/1913249/items/RUWZA8Q7&quot;],&quot;itemData&quot;:{&quot;title&quot;:&quot;Using game mechanics to measure what students learn from programming games&quot;,&quot;DOI&quot;:&quot;10.4018/ijgbl.2014070102&quot;,&quot;type&quot;:&quot;article-journal&quot;,&quot;license&quot;:&quot;Access limited to members&quot;,&quot;container-title&quot;:&quot;International Journal of Game-Based Learning (IJGBL)&quot;,&quot;issue&quot;:&quot;3&quot;,&quot;container-title-short&quot;:&quot;IJGBL&quot;,&quot;accessed&quot;:{&quot;date-parts&quot;:[[&quot;2018&quot;,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volume&quot;:&quot;4&quot;,&quot;author&quot;:[{&quot;given&quot;:&quot;Jill&quot;,&quot;family&quot;:&quot;Denner&quot;},{&quot;given&quot;:&quot;Linda&quot;,&quot;family&quot;:&quot;Werner&quot;},{&quot;given&quot;:&quot;Shannon&quot;,&quot;family&quot;:&quot;Campe&quot;},{&quot;given&quot;:&quot;Eloy&quot;,&quot;family&quot;:&quot;Ortiz&quot;}],&quot;ISSN&quot;:&quot;2155-6849 DOI: 10.4018/ijgbl.2014070102&quot;,&quot;URL&quot;:&quot;https://www.igi-global.com/article/using-game-mechanics-to-measure-what-students-learn-from-programming-games/117696&quot;,&quot;language&quot;:&quot;en&quot;,&quot;issued&quot;:{&quot;date-parts&quot;:[[&quot;2014&quot;,7,1]]},&quot;id&quot;:&quot;denner_using_2014&quot;,&quot;page&quot;:&quot;13-22&quot;,&quot;citation-key&quot;:&quot;denner_using_2014&quot;},&quot;prefix&quot;:&quot;&quot;,&quot;id&quot;:2409,&quot;suffix&quot;:&quot;&quot;,&quot;uri&quot;:[&quot;http://zotero.org/users/1913249/items/RUWZA8Q7&quot;]}],&quot;citationID&quot;:&quot;pmeuwwrk&quot;,&quot;schema&quot;:&quot;https://github.com/citation-style-language/schema/raw/master/csl-citation.json&quot;,&quot;properties&quot;:{&quot;formattedCitation&quot;:&quot;[-@denner_using_2014]&quot;,&quot;noteIndex&quot;:0}} RNDppqodpasnv"/>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tems&quot;:[{&quot;uris&quot;:[&quot;http://zotero.org/users/1913249/items/ZHZADF6X&quot;],&quot;itemData&quot;:{&quot;title&quot;:&quot;Utopian methodology: Researching educational interventions to promote equity over multiple timescales&quot;,&quot;DOI&quot;:&quot;10.1080/10508406.2022.2144736&quot;,&quot;type&quot;:&quot;article-journal&quot;,&quot;title-short&quot;:&quot;Utopian methodology&quot;,&quot;container-title&quot;:&quot;Journal of the Learning Sciences&quot;,&quot;issue&quot;:&quot;1&quot;,&quot;container-title-short&quot;:&quot;Journal of the Learning Sciences&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volume&quot;:&quot;32&quot;,&quot;author&quot;:[{&quot;given&quot;:&quot;Antti&quot;,&quot;family&quot;:&quot;Rajala&quot;},{&quot;given&quot;:&quot;Michael&quot;,&quot;family&quot;:&quot;Cole&quot;},{&quot;given&quot;:&quot;Moises&quot;,&quot;family&quot;:&quot;Esteban-Guitart&quot;}],&quot;ISSN&quot;:&quot;1050-8406, 1532-7809&quot;,&quot;URL&quot;:&quot;https://www.tandfonline.com/doi/full/10.1080/10508406.2022.2144736&quot;,&quot;language&quot;:&quot;en&quot;,&quot;issued&quot;:{&quot;date-parts&quot;:[[&quot;2023&quot;,1,1]]},&quot;id&quot;:&quot;rajala_utopian_2023&quot;,&quot;page&quot;:&quot;110-136&quot;,&quot;citation-key&quot;:&quot;rajala_utopian_2023&quot;},&quot;prefix&quot;:&quot;&quot;,&quot;id&quot;:9229,&quot;suffix&quot;:&quot;&quot;,&quot;uri&quot;:[&quot;http://zotero.org/users/1913249/items/ZHZADF6X&quot;]}],&quot;citationID&quot;:&quot;ncmnbvkq&quot;,&quot;schema&quot;:&quot;https://github.com/citation-style-language/schema/raw/master/csl-citation.json&quot;,&quot;properties&quot;:{&quot;formattedCitation&quot;:&quot;[@rajala_utopian_2023]&quot;,&quot;noteIndex&quot;:0}} RNDldkgkasovp"/>&lt;Do Zotero Refresh: [@rajala_utopian_2023]&gt;<text:reference-mark-end text:name="ZOTERO_ITEM CSL_CITATION {&quot;citationItems&quot;:[{&quot;uris&quot;:[&quot;http://zotero.org/users/1913249/items/ZHZADF6X&quot;],&quot;itemData&quot;:{&quot;title&quot;:&quot;Utopian methodology: Researching educational interventions to promote equity over multiple timescales&quot;,&quot;DOI&quot;:&quot;10.1080/10508406.2022.2144736&quot;,&quot;type&quot;:&quot;article-journal&quot;,&quot;title-short&quot;:&quot;Utopian methodology&quot;,&quot;container-title&quot;:&quot;Journal of the Learning Sciences&quot;,&quot;issue&quot;:&quot;1&quot;,&quot;container-title-short&quot;:&quot;Journal of the Learning Sciences&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ource&quot;:&quot;DOI.org (Crossref)&quot;,&quot;volume&quot;:&quot;32&quot;,&quot;author&quot;:[{&quot;given&quot;:&quot;Antti&quot;,&quot;family&quot;:&quot;Rajala&quot;},{&quot;given&quot;:&quot;Michael&quot;,&quot;family&quot;:&quot;Cole&quot;},{&quot;given&quot;:&quot;Moises&quot;,&quot;family&quot;:&quot;Esteban-Guitart&quot;}],&quot;ISSN&quot;:&quot;1050-8406, 1532-7809&quot;,&quot;URL&quot;:&quot;https://www.tandfonline.com/doi/full/10.1080/10508406.2022.2144736&quot;,&quot;language&quot;:&quot;en&quot;,&quot;issued&quot;:{&quot;date-parts&quot;:[[&quot;2023&quot;,1,1]]},&quot;id&quot;:&quot;rajala_utopian_2023&quot;,&quot;page&quot;:&quot;110-136&quot;,&quot;citation-key&quot;:&quot;rajala_utopian_2023&quot;},&quot;prefix&quot;:&quot;&quot;,&quot;id&quot;:9229,&quot;suffix&quot;:&quot;&quot;,&quot;uri&quot;:[&quot;http://zotero.org/users/1913249/items/ZHZADF6X&quot;]}],&quot;citationID&quot;:&quot;ncmnbvkq&quot;,&quot;schema&quot;:&quot;https://github.com/citation-style-language/schema/raw/master/csl-citation.json&quot;,&quot;properties&quot;:{&quot;formattedCitation&quot;:&quot;[@rajala_utopian_2023]&quot;,&quot;noteIndex&quot;:0}} RNDldkgkasovp"/></text:p>
      <text:h text:style-name="Heading_20_4" text:outline-level="4"><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h text:style-name="Heading_20_2" text:outline-level="2"><text:bookmark-start text:name="conceptual-tools-associated-with-agency"/>Conceptual tools associated with agency<text:bookmark-end text:name="conceptual-tools-associated-with-agency"/></text:h>
      <text:list text:style-name="L29">
        <text:list-item>
          <text:p text:style-name="P29">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tads---on-double-stimulation-and-agency"/>TADS - On double stimulation and agency<text:bookmark-end text:name="tads---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uris&quot;:[&quot;http://zotero.org/users/1913249/items/7I43RJQP&quot;],&quot;itemData&quot;:{&quot;title&quot;:&quot;The principle of double stimulation: A path to volitional action&quot;,&quot;DOI&quot;:&quot;10.1016/j.lcsi.2015.01.001&quot;,&quot;type&quot;:&quot;article-journal&quot;,&quot;title-short&quot;:&quot;The principle of double stimulation&quot;,&quot;container-title&quot;:&quot;Learning, Culture and Social Interaction&quot;,&quot;container-title-short&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volume&quot;:&quot;6&quot;,&quot;author&quot;:[{&quot;given&quot;:&quot;Annalisa&quot;,&quot;family&quot;:&quot;Sannino&quot;}],&quot;ISSN&quot;:&quot;2210-6561&quot;,&quot;URL&quot;:&quot;http://www.sciencedirect.com/science/article/pii/S2210656115000045&quot;,&quot;language&quot;:&quot;en&quot;,&quot;issued&quot;:{&quot;date-parts&quot;:[[&quot;2015&quot;,9,1]]},&quot;id&quot;:&quot;sannino_principle_2015&quot;,&quot;page&quot;:&quot;1-15&quot;,&quot;citation-key&quot;:&quot;sannino_principle_2015&quot;},&quot;prefix&quot;:&quot;&quot;,&quot;id&quot;:2948,&quot;suffix&quot;:&quot;&quot;,&quot;uri&quot;:[&quot;http://zotero.org/users/1913249/items/7I43RJQP&quot;]}],&quot;citationID&quot;:&quot;lmzbbqpf&quot;,&quot;schema&quot;:&quot;https://github.com/citation-style-language/schema/raw/master/csl-citation.json&quot;,&quot;properties&quot;:{&quot;formattedCitation&quot;:&quot;[@sannino_principle_2015]&quot;,&quot;noteIndex&quot;:0}} RNDfqytmlwyyx"/>&lt;Do Zotero Refresh: [@sannino_principle_2015]&gt;<text:reference-mark-end text:name="ZOTERO_ITEM CSL_CITATION {&quot;citationItems&quot;:[{&quot;uris&quot;:[&quot;http://zotero.org/users/1913249/items/7I43RJQP&quot;],&quot;itemData&quot;:{&quot;title&quot;:&quot;The principle of double stimulation: A path to volitional action&quot;,&quot;DOI&quot;:&quot;10.1016/j.lcsi.2015.01.001&quot;,&quot;type&quot;:&quot;article-journal&quot;,&quot;title-short&quot;:&quot;The principle of double stimulation&quot;,&quot;container-title&quot;:&quot;Learning, Culture and Social Interaction&quot;,&quot;container-title-short&quot;:&quot;Learning, Culture and Social Interaction&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source&quot;:&quot;ScienceDirect&quot;,&quot;volume&quot;:&quot;6&quot;,&quot;author&quot;:[{&quot;given&quot;:&quot;Annalisa&quot;,&quot;family&quot;:&quot;Sannino&quot;}],&quot;ISSN&quot;:&quot;2210-6561&quot;,&quot;URL&quot;:&quot;http://www.sciencedirect.com/science/article/pii/S2210656115000045&quot;,&quot;language&quot;:&quot;en&quot;,&quot;issued&quot;:{&quot;date-parts&quot;:[[&quot;2015&quot;,9,1]]},&quot;id&quot;:&quot;sannino_principle_2015&quot;,&quot;page&quot;:&quot;1-15&quot;,&quot;citation-key&quot;:&quot;sannino_principle_2015&quot;},&quot;prefix&quot;:&quot;&quot;,&quot;id&quot;:2948,&quot;suffix&quot;:&quot;&quot;,&quot;uri&quot;:[&quot;http://zotero.org/users/1913249/items/7I43RJQP&quot;]}],&quot;citationID&quot;:&quot;lmzbbqpf&quot;,&quot;schema&quot;:&quot;https://github.com/citation-style-language/schema/raw/master/csl-citation.json&quot;,&quot;properties&quot;:{&quot;formattedCitation&quot;:&quot;[@sannino_principle_2015]&quot;,&quot;noteIndex&quot;:0}} RNDfqytmlwyyx"/>. While many studies have examined the process in professional settings there is a paucity of study in the area of “student-centered contexts of learning” <text:reference-mark-start text:name="ZOTERO_ITEM CSL_CITATION {&quot;citationItems&quot;:[{&quot;locator&quot;:&quot; 93&quot;,&quot;uris&quot;:[&quot;http://zotero.org/users/1913249/items/FLMUGFUH&quot;],&quot;itemData&quot;:{&quot;title&quot;:&quot;Cultural historical activity theory, double stimulation, and conflicts of motives in education science: Where have we been? (2012-2021)&quot;,&quot;DOI&quot;:&quot;10.51657/ric.v5i2.51287&quot;,&quot;type&quot;:&quot;article-journal&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issue&quot;:&quot;2&quot;,&quot;container-title-short&quot;:&quot;ric&quot;,&quot;accessed&quot;:{&quot;date-parts&quot;:[[&quot;2023&quot;,5,15]]},&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volume&quot;:&quot;5&quot;,&quot;author&quot;:[{&quot;given&quot;:&quot;Guillaume&quot;,&quot;family&quot;:&quot;Isaac&quot;},{&quot;given&quot;:&quot;Sylvie&quot;,&quot;family&quot;:&quot;Barma&quot;},{&quot;given&quot;:&quot;Margarida&quot;,&quot;family&quot;:&quot;Romero&quot;}],&quot;URL&quot;:&quot;https://www.erudit.org/en/journals/ric/1900-v1-n1-ric06727/1085784ar/abstract/&quot;,&quot;ISSN&quot;:&quot;2291-6717&quot;,&quot;publisher&quot;:&quot;Centre de recherche et d’intervention sur la réussite scolaire&quot;,&quot;language&quot;:&quot;en&quot;,&quot;issued&quot;:{&quot;date-parts&quot;:[[&quot;2021&quot;]]},&quot;id&quot;:&quot;isaac_cultural_2021&quot;,&quot;page&quot;:&quot;86-94&quot;,&quot;citation-key&quot;:&quot;isaac_cultural_2021&quot;},&quot;prefix&quot;:&quot;&quot;,&quot;id&quot;:9031,&quot;uri&quot;:[&quot;http://zotero.org/users/1913249/items/FLMUGFUH&quot;]}],&quot;citationID&quot;:&quot;tinfmymw&quot;,&quot;schema&quot;:&quot;https://github.com/citation-style-language/schema/raw/master/csl-citation.json&quot;,&quot;properties&quot;:{&quot;formattedCitation&quot;:&quot;[@isaac_cultural_2021, p. 93]&quot;,&quot;noteIndex&quot;:0}} RNDzelutxgtzi"/>&lt;Do Zotero Refresh: [@isaac_cultural_2021, p. 93]&gt;<text:reference-mark-end text:name="ZOTERO_ITEM CSL_CITATION {&quot;citationItems&quot;:[{&quot;locator&quot;:&quot; 93&quot;,&quot;uris&quot;:[&quot;http://zotero.org/users/1913249/items/FLMUGFUH&quot;],&quot;itemData&quot;:{&quot;title&quot;:&quot;Cultural historical activity theory, double stimulation, and conflicts of motives in education science: Where have we been? (2012-2021)&quot;,&quot;DOI&quot;:&quot;10.51657/ric.v5i2.51287&quot;,&quot;type&quot;:&quot;article-journal&quot;,&quot;title-short&quot;:&quot;Cultural historical activity theory, double stimulation, and conflicts of motives in education science&quot;,&quot;container-title&quot;:&quot;Revue internationale du CRIRES : innover dans la tradition de Vygotsky / CRI_SAS international Journal: Vygotsky's Heritage: Innovation in Education&quot;,&quot;issue&quot;:&quot;2&quot;,&quot;container-title-short&quot;:&quot;ric&quot;,&quot;accessed&quot;:{&quot;date-parts&quot;:[[&quot;2023&quot;,5,15]]},&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source&quot;:&quot;www.erudit.org&quot;,&quot;volume&quot;:&quot;5&quot;,&quot;author&quot;:[{&quot;given&quot;:&quot;Guillaume&quot;,&quot;family&quot;:&quot;Isaac&quot;},{&quot;given&quot;:&quot;Sylvie&quot;,&quot;family&quot;:&quot;Barma&quot;},{&quot;given&quot;:&quot;Margarida&quot;,&quot;family&quot;:&quot;Romero&quot;}],&quot;URL&quot;:&quot;https://www.erudit.org/en/journals/ric/1900-v1-n1-ric06727/1085784ar/abstract/&quot;,&quot;ISSN&quot;:&quot;2291-6717&quot;,&quot;publisher&quot;:&quot;Centre de recherche et d’intervention sur la réussite scolaire&quot;,&quot;language&quot;:&quot;en&quot;,&quot;issued&quot;:{&quot;date-parts&quot;:[[&quot;2021&quot;]]},&quot;id&quot;:&quot;isaac_cultural_2021&quot;,&quot;page&quot;:&quot;86-94&quot;,&quot;citation-key&quot;:&quot;isaac_cultural_2021&quot;},&quot;prefix&quot;:&quot;&quot;,&quot;id&quot;:9031,&quot;uri&quot;:[&quot;http://zotero.org/users/1913249/items/FLMUGFUH&quot;]}],&quot;citationID&quot;:&quot;tinfmymw&quot;,&quot;schema&quot;:&quot;https://github.com/citation-style-language/schema/raw/master/csl-citation.json&quot;,&quot;properties&quot;:{&quot;formattedCitation&quot;:&quot;[@isaac_cultural_2021, p. 93]&quot;,&quot;noteIndex&quot;:0}} RNDzelutxgtzi"/>.</text:p>
      <text:p text:style-name="Text_20_body">Blockages caused by contradictions are also analysed the fields of design and HCI with an aim of revising designs to remove them <text:reference-mark-start text:name="ZOTERO_ITEM CSL_CITATION {&quot;citationItems&quot;:[{&quot;uris&quot;:[&quot;http://zotero.org/users/1913249/items/CEMD5GSA&quot;],&quot;itemData&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container-title&quot;:&quot;Mind Culture and Activity&quot;,&quot;DOI&quot;:&quot;10.1080/10749039.2021.1914662&quot;,&quot;issued&quot;:{&quot;date-parts&quot;:[[&quot;2021&quot;,4,7]]},&quot;id&quot;:&quot;karanasios_moving_2021&quot;,&quot;container-title-short&quot;:&quot;Mind Culture and Activity&quot;,&quot;citation-key&quot;:&quot;karanasios_moving_2021&quot;},&quot;prefix&quot;:&quot;&quot;,&quot;id&quot;:9035,&quot;suffix&quot;:&quot;&quot;,&quot;uri&quot;:[&quot;http://zotero.org/users/1913249/items/CEMD5GSA&quot;]}],&quot;citationID&quot;:&quot;kooqemjr&quot;,&quot;schema&quot;:&quot;https://github.com/citation-style-language/schema/raw/master/csl-citation.json&quot;,&quot;properties&quot;:{&quot;formattedCitation&quot;:&quot;[@karanasios_moving_2021]&quot;,&quot;noteIndex&quot;:0}} RNDxfpwcjfqpr"/>&lt;Do Zotero Refresh: [@karanasios_moving_2021]&gt;<text:reference-mark-end text:name="ZOTERO_ITEM CSL_CITATION {&quot;citationItems&quot;:[{&quot;uris&quot;:[&quot;http://zotero.org/users/1913249/items/CEMD5GSA&quot;],&quot;itemData&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type&quot;:&quot;article-journal&quot;,&quot;container-title&quot;:&quot;Mind Culture and Activity&quot;,&quot;DOI&quot;:&quot;10.1080/10749039.2021.1914662&quot;,&quot;issued&quot;:{&quot;date-parts&quot;:[[&quot;2021&quot;,4,7]]},&quot;id&quot;:&quot;karanasios_moving_2021&quot;,&quot;container-title-short&quot;:&quot;Mind Culture and Activity&quot;,&quot;citation-key&quot;:&quot;karanasios_moving_2021&quot;},&quot;prefix&quot;:&quot;&quot;,&quot;id&quot;:9035,&quot;suffix&quot;:&quot;&quot;,&quot;uri&quot;:[&quot;http://zotero.org/users/1913249/items/CEMD5GSA&quot;]}],&quot;citationID&quot;:&quot;kooqemjr&quot;,&quot;schema&quot;:&quot;https://github.com/citation-style-language/schema/raw/master/csl-citation.json&quot;,&quot;properties&quot;:{&quot;formattedCitation&quot;:&quot;[@karanasios_moving_2021]&quot;,&quot;noteIndex&quot;:0}} RNDxfpwcjfqpr"/>.</text:p>
      <text:h text:style-name="Heading_20_4" text:outline-level="4"><text:bookmark-start text:name="on-affordances"/>On affordances<text:bookmark-end text:name="on-affordances"/></text:h>
      <text:p text:style-name="First_20_paragraph">AT’s relationship with affordances are explored here <text:reference-mark-start text:name="ZOTERO_ITEM CSL_CITATION {&quot;citationItems&quot;:[{&quot;uris&quot;:[&quot;http://zotero.org/users/1913249/items/3ZY45LTV&quot;],&quot;itemData&quot;:{&quot;title&quot;:&quot;An Activity Theory Approach to Affordance&quot;,&quot;DOI&quot;:&quot;10.1145/572020.572028&quot;,&quot;type&quot;:&quot;paper-conference&quot;,&quot;ISBN&quot;:&quot;978-1-58113-616-6&quot;,&quot;container-title&quot;:&quot;Proceedings of the Second Nordic Conference on Human-computer Interaction&quot;,&quot;event-place&quot;:&quot;Aarhus, Denmark&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uthor&quot;:[{&quot;given&quot;:&quot;Klaus B.&quot;,&quot;family&quot;:&quot;B\\a erentsen&quot;},{&quot;given&quot;:&quot;Johan&quot;,&quot;family&quot;:&quot;Trettvik&quot;}],&quot;URL&quot;:&quot;http://doi.acm.org/10.1145/572020.572028&quot;,&quot;publisher-place&quot;:&quot;New York, NY, USA&quot;,&quot;collection-title&quot;:&quot;NordiCHI '02&quot;,&quot;publisher&quot;:&quot;ACM&quot;,&quot;issued&quot;:{&quot;date-parts&quot;:[[&quot;2002&quot;]]},&quot;id&quot;:&quot;ba_erentsen_activity_2002&quot;,&quot;page&quot;:&quot;51–60&quot;,&quot;citation-key&quot;:&quot;ba_erentsen_activity_2002&quot;},&quot;prefix&quot;:&quot;&quot;,&quot;id&quot;:3142,&quot;suffix&quot;:&quot;&quot;,&quot;uri&quot;:[&quot;http://zotero.org/users/1913249/items/3ZY45LTV&quot;]}],&quot;citationID&quot;:&quot;pboogaia&quot;,&quot;schema&quot;:&quot;https://github.com/citation-style-language/schema/raw/master/csl-citation.json&quot;,&quot;properties&quot;:{&quot;formattedCitation&quot;:&quot;[@ba_erentsen_activity_2002]&quot;,&quot;noteIndex&quot;:0}} RNDypuxyelmuq"/>&lt;Do Zotero Refresh: [@ba_erentsen_activity_2002]&gt;<text:reference-mark-end text:name="ZOTERO_ITEM CSL_CITATION {&quot;citationItems&quot;:[{&quot;uris&quot;:[&quot;http://zotero.org/users/1913249/items/3ZY45LTV&quot;],&quot;itemData&quot;:{&quot;title&quot;:&quot;An Activity Theory Approach to Affordance&quot;,&quot;DOI&quot;:&quot;10.1145/572020.572028&quot;,&quot;type&quot;:&quot;paper-conference&quot;,&quot;ISBN&quot;:&quot;978-1-58113-616-6&quot;,&quot;container-title&quot;:&quot;Proceedings of the Second Nordic Conference on Human-computer Interaction&quot;,&quot;event-place&quot;:&quot;Aarhus, Denmark&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uthor&quot;:[{&quot;given&quot;:&quot;Klaus B.&quot;,&quot;family&quot;:&quot;B\\a erentsen&quot;},{&quot;given&quot;:&quot;Johan&quot;,&quot;family&quot;:&quot;Trettvik&quot;}],&quot;URL&quot;:&quot;http://doi.acm.org/10.1145/572020.572028&quot;,&quot;publisher-place&quot;:&quot;New York, NY, USA&quot;,&quot;collection-title&quot;:&quot;NordiCHI '02&quot;,&quot;publisher&quot;:&quot;ACM&quot;,&quot;issued&quot;:{&quot;date-parts&quot;:[[&quot;2002&quot;]]},&quot;id&quot;:&quot;ba_erentsen_activity_2002&quot;,&quot;page&quot;:&quot;51–60&quot;,&quot;citation-key&quot;:&quot;ba_erentsen_activity_2002&quot;},&quot;prefix&quot;:&quot;&quot;,&quot;id&quot;:3142,&quot;suffix&quot;:&quot;&quot;,&quot;uri&quot;:[&quot;http://zotero.org/users/1913249/items/3ZY45LTV&quot;]}],&quot;citationID&quot;:&quot;pboogaia&quot;,&quot;schema&quot;:&quot;https://github.com/citation-style-language/schema/raw/master/csl-citation.json&quot;,&quot;properties&quot;:{&quot;formattedCitation&quot;:&quot;[@ba_erentsen_activity_2002]&quot;,&quot;noteIndex&quot;:0}} RNDypuxyelmuq"/></text:p>
      <text:p text:style-name="Text_20_body">Other researchers have found the the scope and focus of affordances important to clarify (<text:span text:style-name="T1">???</text:span>).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tems&quot;:[{&quot;uris&quot;:[&quot;http://zotero.org/users/1913249/items/HZLL87FQ&quot;],&quot;itemData&quot;:{&quot;title&quot;:&quot;Affordances in HCI: toward a mediated action perspective&quot;,&quot;DOI&quot;:&quot;10.1145/2207676.2208541&quot;,&quot;type&quot;:&quot;paper-conference&quot;,&quot;ISBN&quot;:&quot;978-1-4503-1015-4&quot;,&quot;title-short&quot;:&quot;Affordances in HCI&quot;,&quot;container-title&quot;:&quot;Proceedings of the SIGCHI Conference on Human Factors in Computing Systems&quot;,&quot;event-place&quot;:&quot;New York, NY, USA&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uthor&quot;:[{&quot;given&quot;:&quot;Victor&quot;,&quot;family&quot;:&quot;Kaptelinin&quot;},{&quot;given&quot;:&quot;Bonnie&quot;,&quot;family&quot;:&quot;Nardi&quot;}],&quot;URL&quot;:&quot;https://doi.org/10.1145/2207676.2208541&quot;,&quot;publisher-place&quot;:&quot;New York, NY, USA&quot;,&quot;collection-title&quot;:&quot;CHI '12&quot;,&quot;publisher&quot;:&quot;Association for Computing Machinery&quot;,&quot;issued&quot;:{&quot;date-parts&quot;:[[&quot;2012&quot;,5,5]]},&quot;id&quot;:&quot;kaptelinin_affordances_2012&quot;,&quot;page&quot;:&quot;967–976&quot;,&quot;citation-key&quot;:&quot;kaptelinin_affordances_2012&quot;},&quot;prefix&quot;:&quot;&quot;,&quot;id&quot;:9027,&quot;suffix&quot;:&quot;&quot;,&quot;uri&quot;:[&quot;http://zotero.org/users/1913249/items/HZLL87FQ&quot;]}],&quot;citationID&quot;:&quot;hydwqsye&quot;,&quot;schema&quot;:&quot;https://github.com/citation-style-language/schema/raw/master/csl-citation.json&quot;,&quot;properties&quot;:{&quot;formattedCitation&quot;:&quot;[@kaptelinin_affordances_2012]&quot;,&quot;noteIndex&quot;:0}} RNDhefqedfyae"/>&lt;Do Zotero Refresh: [@kaptelinin_affordances_2012]&gt;<text:reference-mark-end text:name="ZOTERO_ITEM CSL_CITATION {&quot;citationItems&quot;:[{&quot;uris&quot;:[&quot;http://zotero.org/users/1913249/items/HZLL87FQ&quot;],&quot;itemData&quot;:{&quot;title&quot;:&quot;Affordances in HCI: toward a mediated action perspective&quot;,&quot;DOI&quot;:&quot;10.1145/2207676.2208541&quot;,&quot;type&quot;:&quot;paper-conference&quot;,&quot;ISBN&quot;:&quot;978-1-4503-1015-4&quot;,&quot;title-short&quot;:&quot;Affordances in HCI&quot;,&quot;container-title&quot;:&quot;Proceedings of the SIGCHI Conference on Human Factors in Computing Systems&quot;,&quot;event-place&quot;:&quot;New York, NY, USA&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uthor&quot;:[{&quot;given&quot;:&quot;Victor&quot;,&quot;family&quot;:&quot;Kaptelinin&quot;},{&quot;given&quot;:&quot;Bonnie&quot;,&quot;family&quot;:&quot;Nardi&quot;}],&quot;URL&quot;:&quot;https://doi.org/10.1145/2207676.2208541&quot;,&quot;publisher-place&quot;:&quot;New York, NY, USA&quot;,&quot;collection-title&quot;:&quot;CHI '12&quot;,&quot;publisher&quot;:&quot;Association for Computing Machinery&quot;,&quot;issued&quot;:{&quot;date-parts&quot;:[[&quot;2012&quot;,5,5]]},&quot;id&quot;:&quot;kaptelinin_affordances_2012&quot;,&quot;page&quot;:&quot;967–976&quot;,&quot;citation-key&quot;:&quot;kaptelinin_affordances_2012&quot;},&quot;prefix&quot;:&quot;&quot;,&quot;id&quot;:9027,&quot;suffix&quot;:&quot;&quot;,&quot;uri&quot;:[&quot;http://zotero.org/users/1913249/items/HZLL87FQ&quot;]}],&quot;citationID&quot;:&quot;hydwqsye&quot;,&quot;schema&quot;:&quot;https://github.com/citation-style-language/schema/raw/master/csl-citation.json&quot;,&quot;properties&quot;:{&quot;formattedCitation&quot;:&quot;[@kaptelinin_affordances_2012]&quot;,&quot;noteIndex&quot;:0}} RNDhefqedfyae"/>.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tems&quot;:[{&quot;uris&quot;:[&quot;http://zotero.org/users/1913249/items/HZLL87FQ&quot;],&quot;itemData&quot;:{&quot;title&quot;:&quot;Affordances in HCI: toward a mediated action perspective&quot;,&quot;DOI&quot;:&quot;10.1145/2207676.2208541&quot;,&quot;type&quot;:&quot;paper-conference&quot;,&quot;ISBN&quot;:&quot;978-1-4503-1015-4&quot;,&quot;title-short&quot;:&quot;Affordances in HCI&quot;,&quot;container-title&quot;:&quot;Proceedings of the SIGCHI Conference on Human Factors in Computing Systems&quot;,&quot;event-place&quot;:&quot;New York, NY, USA&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uthor&quot;:[{&quot;given&quot;:&quot;Victor&quot;,&quot;family&quot;:&quot;Kaptelinin&quot;},{&quot;given&quot;:&quot;Bonnie&quot;,&quot;family&quot;:&quot;Nardi&quot;}],&quot;URL&quot;:&quot;https://doi.org/10.1145/2207676.2208541&quot;,&quot;publisher-place&quot;:&quot;New York, NY, USA&quot;,&quot;collection-title&quot;:&quot;CHI '12&quot;,&quot;publisher&quot;:&quot;Association for Computing Machinery&quot;,&quot;issued&quot;:{&quot;date-parts&quot;:[[&quot;2012&quot;,5,5]]},&quot;id&quot;:&quot;kaptelinin_affordances_2012&quot;,&quot;page&quot;:&quot;967–976&quot;,&quot;citation-key&quot;:&quot;kaptelinin_affordances_2012&quot;},&quot;prefix&quot;:&quot;&quot;,&quot;id&quot;:9027,&quot;suffix&quot;:&quot;&quot;,&quot;uri&quot;:[&quot;http://zotero.org/users/1913249/items/HZLL87FQ&quot;]}],&quot;citationID&quot;:&quot;dmqxcpbk&quot;,&quot;schema&quot;:&quot;https://github.com/citation-style-language/schema/raw/master/csl-citation.json&quot;,&quot;properties&quot;:{&quot;formattedCitation&quot;:&quot;[@kaptelinin_affordances_2012]&quot;,&quot;noteIndex&quot;:0}} RNDmlhgxoealv"/>&lt;Do Zotero Refresh: [@kaptelinin_affordances_2012]&gt;<text:reference-mark-end text:name="ZOTERO_ITEM CSL_CITATION {&quot;citationItems&quot;:[{&quot;uris&quot;:[&quot;http://zotero.org/users/1913249/items/HZLL87FQ&quot;],&quot;itemData&quot;:{&quot;title&quot;:&quot;Affordances in HCI: toward a mediated action perspective&quot;,&quot;DOI&quot;:&quot;10.1145/2207676.2208541&quot;,&quot;type&quot;:&quot;paper-conference&quot;,&quot;ISBN&quot;:&quot;978-1-4503-1015-4&quot;,&quot;title-short&quot;:&quot;Affordances in HCI&quot;,&quot;container-title&quot;:&quot;Proceedings of the SIGCHI Conference on Human Factors in Computing Systems&quot;,&quot;event-place&quot;:&quot;New York, NY, USA&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uthor&quot;:[{&quot;given&quot;:&quot;Victor&quot;,&quot;family&quot;:&quot;Kaptelinin&quot;},{&quot;given&quot;:&quot;Bonnie&quot;,&quot;family&quot;:&quot;Nardi&quot;}],&quot;URL&quot;:&quot;https://doi.org/10.1145/2207676.2208541&quot;,&quot;publisher-place&quot;:&quot;New York, NY, USA&quot;,&quot;collection-title&quot;:&quot;CHI '12&quot;,&quot;publisher&quot;:&quot;Association for Computing Machinery&quot;,&quot;issued&quot;:{&quot;date-parts&quot;:[[&quot;2012&quot;,5,5]]},&quot;id&quot;:&quot;kaptelinin_affordances_2012&quot;,&quot;page&quot;:&quot;967–976&quot;,&quot;citation-key&quot;:&quot;kaptelinin_affordances_2012&quot;},&quot;prefix&quot;:&quot;&quot;,&quot;id&quot;:9027,&quot;suffix&quot;:&quot;&quot;,&quot;uri&quot;:[&quot;http://zotero.org/users/1913249/items/HZLL87FQ&quot;]}],&quot;citationID&quot;:&quot;dmqxcpbk&quot;,&quot;schema&quot;:&quot;https://github.com/citation-style-language/schema/raw/master/csl-citation.json&quot;,&quot;properties&quot;:{&quot;formattedCitation&quot;:&quot;[@kaptelinin_affordances_2012]&quot;,&quot;noteIndex&quot;:0}} RNDmlhgxoealv"/>.</text:p>
      <text:p text:style-name="Text_20_body">However, affordances are originally conceived of as part of activity, not separated from it <text:reference-mark-start text:name="ZOTERO_ITEM CSL_CITATION {&quot;citationItems&quot;:[{&quot;uris&quot;:[&quot;http://zotero.org/users/1913249/items/3ZY45LTV&quot;],&quot;itemData&quot;:{&quot;title&quot;:&quot;An Activity Theory Approach to Affordance&quot;,&quot;DOI&quot;:&quot;10.1145/572020.572028&quot;,&quot;type&quot;:&quot;paper-conference&quot;,&quot;ISBN&quot;:&quot;978-1-58113-616-6&quot;,&quot;container-title&quot;:&quot;Proceedings of the Second Nordic Conference on Human-computer Interaction&quot;,&quot;event-place&quot;:&quot;Aarhus, Denmark&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uthor&quot;:[{&quot;given&quot;:&quot;Klaus B.&quot;,&quot;family&quot;:&quot;B\\a erentsen&quot;},{&quot;given&quot;:&quot;Johan&quot;,&quot;family&quot;:&quot;Trettvik&quot;}],&quot;URL&quot;:&quot;http://doi.acm.org/10.1145/572020.572028&quot;,&quot;publisher-place&quot;:&quot;New York, NY, USA&quot;,&quot;collection-title&quot;:&quot;NordiCHI '02&quot;,&quot;publisher&quot;:&quot;ACM&quot;,&quot;issued&quot;:{&quot;date-parts&quot;:[[&quot;2002&quot;]]},&quot;id&quot;:&quot;ba_erentsen_activity_2002&quot;,&quot;page&quot;:&quot;51–60&quot;,&quot;citation-key&quot;:&quot;ba_erentsen_activity_2002&quot;},&quot;prefix&quot;:&quot;&quot;,&quot;id&quot;:3142,&quot;suffix&quot;:&quot;&quot;,&quot;uri&quot;:[&quot;http://zotero.org/users/1913249/items/3ZY45LTV&quot;]}],&quot;citationID&quot;:&quot;tjzanfrs&quot;,&quot;schema&quot;:&quot;https://github.com/citation-style-language/schema/raw/master/csl-citation.json&quot;,&quot;properties&quot;:{&quot;formattedCitation&quot;:&quot;[@ba_erentsen_activity_2002]&quot;,&quot;noteIndex&quot;:0}} RNDixqibtusrx"/>&lt;Do Zotero Refresh: [@ba_erentsen_activity_2002]&gt;<text:reference-mark-end text:name="ZOTERO_ITEM CSL_CITATION {&quot;citationItems&quot;:[{&quot;uris&quot;:[&quot;http://zotero.org/users/1913249/items/3ZY45LTV&quot;],&quot;itemData&quot;:{&quot;title&quot;:&quot;An Activity Theory Approach to Affordance&quot;,&quot;DOI&quot;:&quot;10.1145/572020.572028&quot;,&quot;type&quot;:&quot;paper-conference&quot;,&quot;ISBN&quot;:&quot;978-1-58113-616-6&quot;,&quot;container-title&quot;:&quot;Proceedings of the Second Nordic Conference on Human-computer Interaction&quot;,&quot;event-place&quot;:&quot;Aarhus, Denmark&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uthor&quot;:[{&quot;given&quot;:&quot;Klaus B.&quot;,&quot;family&quot;:&quot;B\\a erentsen&quot;},{&quot;given&quot;:&quot;Johan&quot;,&quot;family&quot;:&quot;Trettvik&quot;}],&quot;URL&quot;:&quot;http://doi.acm.org/10.1145/572020.572028&quot;,&quot;publisher-place&quot;:&quot;New York, NY, USA&quot;,&quot;collection-title&quot;:&quot;NordiCHI '02&quot;,&quot;publisher&quot;:&quot;ACM&quot;,&quot;issued&quot;:{&quot;date-parts&quot;:[[&quot;2002&quot;]]},&quot;id&quot;:&quot;ba_erentsen_activity_2002&quot;,&quot;page&quot;:&quot;51–60&quot;,&quot;citation-key&quot;:&quot;ba_erentsen_activity_2002&quot;},&quot;prefix&quot;:&quot;&quot;,&quot;id&quot;:3142,&quot;suffix&quot;:&quot;&quot;,&quot;uri&quot;:[&quot;http://zotero.org/users/1913249/items/3ZY45LTV&quot;]}],&quot;citationID&quot;:&quot;tjzanfrs&quot;,&quot;schema&quot;:&quot;https://github.com/citation-style-language/schema/raw/master/csl-citation.json&quot;,&quot;properties&quot;:{&quot;formattedCitation&quot;:&quot;[@ba_erentsen_activity_2002]&quot;,&quot;noteIndex&quot;:0}} RNDixqibtusrx"/>.</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0">
        <text:list-item>
          <text:p text:style-name="P30">intrusive feel - having the webcam on and the resulting red light on the screen, I felt was less conducive to feeling comfortable than one 360 camera in the middle of the room.</text:p>
        </text:list-item>
        <text:list-item>
          <text:p text:style-name="P30">less resources - recording webcam on the laptop</text:p>
        </text:list-item>
        <text:list-item>
          <text:p text:style-name="P30">reduced video file size of final data file</text:p>
        </text:list-item>
        <text:list-item>
          <text:p text:style-name="P30">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text:p>
          </table:table-cell>
          <table:table-cell table:style-name="TableRowCell" office:value-type="string">
            <text:p text:style-name="Table_20_Contents">VLC was used over Nvivo for technical reasons (see appendix 3.x)Observations stored in an excel spreadsheet with options for personal, interpersonal and cultural planes, notes on use of game design patterns and commentary related to stage one thematic coding processThe process helped to surface tensions and barriers in activity which emerge in digital making in general and specifically in these sessions. And surface themes for thematic analysis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Stage one coded based on design cycle stages, types of participant interactions and which game elements were being worked on by participants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3" text:outline-level="3"><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1">
        <text:list-item>
          <text:p text:style-name="P31">Broad dipping into sessions via 360 video, advantages, focusing on community interactions, disadvantages of</text:p>
        </text:list-item>
        <text:list-item>
          <text:p text:style-name="P31">Transcription and annoation of video capture footage in parallel with 360 data</text:p>
        </text:list-item>
        <text:list-item>
          <text:p text:style-name="P31">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h text:style-name="Heading_20_3" text:outline-level="3"><text:bookmark-start text:name="planes-approach---noting-tensions-and-behaviours"/>3 planes approach - noting tensions and behaviours<text:bookmark-end text:name="planes-approach---noting-tensions-and-behaviours"/></text:h>
      <text:p text:style-name="First_20_paragraph">Following the approach of Morcom <text:reference-mark-start text:name="ZOTERO_ITEM CSL_CITATION {&quot;citationItems&quot;:[{&quot;uris&quot;:[&quot;http://zotero.org/users/1913249/items/BF4CE4NV&quot;],&quot;itemData&quot;:{&quot;title&quot;:&quot;Scaffolding social and emotional learning in an elementary classroom community: A sociocultural perspective&quot;,&quot;DOI&quot;:&quot;10.1016/j.ijer.2014.04.002&quot;,&quot;type&quot;:&quot;article-journal&quot;,&quot;title-short&quot;:&quot;Scaffolding social and emotional learning in an elementary classroom community&quot;,&quot;container-title&quot;:&quot;International Journal of Educational Research&quot;,&quot;container-title-short&quot;:&quot;International Journal of Educational Research&quot;,&quot;URL&quot;:&quot;https://linkinghub.elsevier.com/retrieve/pii/S0883035514000494&quot;,&quot;source&quot;:&quot;DOI.org (Crossref)&quot;,&quot;volume&quot;:&quot;67&quot;,&quot;author&quot;:[{&quot;given&quot;:&quot;Veronica&quot;,&quot;family&quot;:&quot;Morcom&quot;}],&quot;ISSN&quot;:&quot;08830355&quot;,&quot;accessed&quot;:{&quot;date-parts&quot;:[[&quot;2022&quot;,8,1]]},&quot;language&quot;:&quot;en&quot;,&quot;issued&quot;:{&quot;date-parts&quot;:[[&quot;2014&quot;]]},&quot;id&quot;:&quot;morcom_scaffolding_2014&quot;,&quot;page&quot;:&quot;18-29&quot;,&quot;citation-key&quot;:&quot;morcom_scaffolding_2014&quot;},&quot;prefix&quot;:&quot;&quot;,&quot;id&quot;:8486,&quot;suffix&quot;:&quot;&quot;,&quot;uri&quot;:[&quot;http://zotero.org/users/1913249/items/BF4CE4NV&quot;]}],&quot;citationID&quot;:&quot;ithvepbc&quot;,&quot;schema&quot;:&quot;https://github.com/citation-style-language/schema/raw/master/csl-citation.json&quot;,&quot;properties&quot;:{&quot;formattedCitation&quot;:&quot;[@morcom_scaffolding_2014]&quot;,&quot;noteIndex&quot;:0}} RNDegdpbxybym"/>&lt;Do Zotero Refresh: [@morcom_scaffolding_2014]&gt;<text:reference-mark-end text:name="ZOTERO_ITEM CSL_CITATION {&quot;citationItems&quot;:[{&quot;uris&quot;:[&quot;http://zotero.org/users/1913249/items/BF4CE4NV&quot;],&quot;itemData&quot;:{&quot;title&quot;:&quot;Scaffolding social and emotional learning in an elementary classroom community: A sociocultural perspective&quot;,&quot;DOI&quot;:&quot;10.1016/j.ijer.2014.04.002&quot;,&quot;type&quot;:&quot;article-journal&quot;,&quot;title-short&quot;:&quot;Scaffolding social and emotional learning in an elementary classroom community&quot;,&quot;container-title&quot;:&quot;International Journal of Educational Research&quot;,&quot;container-title-short&quot;:&quot;International Journal of Educational Research&quot;,&quot;URL&quot;:&quot;https://linkinghub.elsevier.com/retrieve/pii/S0883035514000494&quot;,&quot;source&quot;:&quot;DOI.org (Crossref)&quot;,&quot;volume&quot;:&quot;67&quot;,&quot;author&quot;:[{&quot;given&quot;:&quot;Veronica&quot;,&quot;family&quot;:&quot;Morcom&quot;}],&quot;ISSN&quot;:&quot;08830355&quot;,&quot;accessed&quot;:{&quot;date-parts&quot;:[[&quot;2022&quot;,8,1]]},&quot;language&quot;:&quot;en&quot;,&quot;issued&quot;:{&quot;date-parts&quot;:[[&quot;2014&quot;]]},&quot;id&quot;:&quot;morcom_scaffolding_2014&quot;,&quot;page&quot;:&quot;18-29&quot;,&quot;citation-key&quot;:&quot;morcom_scaffolding_2014&quot;},&quot;prefix&quot;:&quot;&quot;,&quot;id&quot;:8486,&quot;suffix&quot;:&quot;&quot;,&quot;uri&quot;:[&quot;http://zotero.org/users/1913249/items/BF4CE4NV&quot;]}],&quot;citationID&quot;:&quot;ithvepbc&quot;,&quot;schema&quot;:&quot;https://github.com/citation-style-language/schema/raw/master/csl-citation.json&quot;,&quot;properties&quot;:{&quot;formattedCitation&quot;:&quot;[@morcom_scaffolding_2014]&quot;,&quot;noteIndex&quot;:0}} RNDegdpbxybym"/> I drew on Rogoff’s (<text:span text:style-name="T1">???</text:span>)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2">
        <text:list-item>
          <text:p text:style-name="P32">start identify to thematic analysis of the stages of design with other learning models like PBL</text:p>
        </text:list-item>
        <text:list-item>
          <text:p text:style-name="P32">to identify roles through repeated patterns of interactions, and contrast to Barron’s work</text:p>
        </text:list-item>
        <text:list-item>
          <text:p text:style-name="P32">to reflect on the thesis questions</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text:style-name="L33">
        <text:list-item>
          <text:p text:style-name="P33">Good quality recording</text:p>
        </text:list-item>
        <text:list-item>
          <text:p text:style-name="P33">Diversity of kinds of participants, ages especially</text:p>
        </text:list-item>
        <text:list-item>
          <text:p text:style-name="P33">Diversity of participant actions in terms of tasks being worked on</text:p>
        </text:list-item>
        <text:list-item>
          <text:p text:style-name="P33">Diversity of kinds of pair and peer interactions</text:p>
        </text:list-item>
      </text:list>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Describing different grades and pass overs of the video data.</text:p>
      <text:list text:style-name="L34">
        <text:list-item>
          <text:p text:style-name="P34">quick analysis</text:p>
        </text:list-item>
        <text:list-item>
          <text:p text:style-name="P34">sections coded and described in 5 minute chunks</text:p>
        </text:list-item>
        <text:list-item>
          <text:p text:style-name="P34">themes of interest identified - in relation to evolving RQs as per DBR</text:p>
        </text:list-item>
        <text:list-item>
          <text:p text:style-name="P34">some sections transcribed in more details based in themes, more detail on gesture analysis also added</text:p>
        </text:list-item>
      </text:list>
      <text:h text:style-name="Heading_20_3" text:outline-level="3"><text:bookmark-start text:name="data-analysis-stage-three"/>Data Analysis Stage Three<text:bookmark-end text:name="data-analysis-stage-three"/></text:h>
      <text:h text:style-name="Heading_20_4" text:outline-level="4"><text:bookmark-start text:name="simpliflying-processes"/>Simpliflying processes<text:bookmark-end text:name="simpliflying-processes"/></text:h>
      <text:p text:style-name="First_20_paragraph">What was really needed - Prioritising the selection of data and quick reading of it in nvivo Complexities - thus rejecting comparative approach.</text:p>
      <text:h text:style-name="Heading_20_4" text:outline-level="4"><text:bookmark-start text:name="final-transcriptiondescription-of-data"/>Final Transcription/description of data<text:bookmark-end text:name="final-transcriptiondescription-of-data"/></text:h>
      <text:p text:style-name="First_20_paragraph">At this stage coding schemes were more mature.</text:p>
      <text:p text:style-name="Text_20_body">The coding of each extract via a selction was the process. To better aid analysis via Nvivo selections</text:p>
      <text:h text:style-name="Heading_20_4" text:outline-level="4"><text:bookmark-start text:name="grades-of-video-data-analysis"/>Grades of video data analysis<text:bookmark-end text:name="grades-of-video-data-analysis"/></text:h>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text:p>
      <text:p text:style-name="Text_20_body">This generated points for results chapters.</text:p>
      <text:list text:style-name="L35">
        <text:list-item>
          <text:p text:style-name="P35">Full transcription of key moments: and description of participant activity, activity on screen including simple gesture analysi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journal-data"/>Journal Data<text:bookmark-end text:name="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36">
        <text:list-item>
          <text:p text:style-name="P36">Book Journal pages</text:p>
        </text:list-item>
        <text:list-item>
          <text:p text:style-name="P36">Digital journal entries directly in response to teaching sessions</text:p>
        </text:list-item>
        <text:list-item>
          <text:p text:style-name="P36">Additional teaching resources</text:p>
        </text:list-item>
        <text:list-item>
  </text:list-item>
      </text:list>
      <text:p text:style-name="First_20_paragraph">Journal Notes were used in the following ways: (perhaps code this)</text:p>
      <text:list text:style-name="L37">
        <text:list-item>
          <text:p text:style-name="P37">as a reflective tool after sessions</text:p>
        </text:list-item>
        <text:list-item>
          <text:p text:style-name="P37">as a note pad to plan resource creation</text:p>
        </text:list-item>
        <text:list-item>
          <text:p text:style-name="P37">as a sketch pad to explore the relationship between Concepts being explored and existing game making frameworks</text:p>
        </text:list-item>
        <text:list-item>
          <text:p text:style-name="P3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Digital artefacts created as part of the game making process include text-based games, pixel art, digital audio sound effects and background music.</text:p>
      <text:h text:style-name="Heading_20_3" text:outline-level="3"><text:bookmark-start text:name="programme-resources-created"/>Programme resources created<text:bookmark-end text:name="programme-resources-created"/></text:h>
      <text:p text:style-name="First_20_paragraph">There were two main types of resources created.</text:p>
      <text:list text:style-name="L38">
        <text:list-item>
          <text:p text:style-name="P38">supporting teaching / facilitation RESOURCES</text:p>
        </text:list-item>
        <text:list-item>
          <text:p text:style-name="P38">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h text:style-name="Heading_20_3" text:outline-level="3"><text:bookmark-start text:name="interview-data"/>Interview data<text:bookmark-end text:name="interview-data"/></text:h>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h text:style-name="Heading_20_4" text:outline-level="4"><text:bookmark-start text:name="limitations-in-interview-data"/>Limitations in interview data<text:bookmark-end text:name="limitations-in-interview-data"/></text:h>
      <text:p text:style-name="First_20_paragraph">MOVE TO CONCLUSION In retrospect, shorter interviews at more regular intervals with participants would have been useful to answer</text:p>
      <text:h text:style-name="Heading_20_2" text:outline-level="2"><text:bookmark-start text:name="data-validity-and-reliability"/>Data validity and reliability<text:bookmark-end text:name="data-validity-and-reliability"/></text:h>
      <text:h text:style-name="Heading_20_3" text:outline-level="3"><text:bookmark-start text:name="discussion-on-data-analysis"/>Discussion on data analysis<text:bookmark-end text:name="discussion-on-data-analysis"/></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incorporating-gesture-and-wider-movement-in-analysis"/>Incorporating gesture and wider movement in analysis<text:bookmark-end text:name="incorporating-gesture-and-wider-movement-in-analysis"/></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Using a 3 Planes Approach<text:bookmark-end text:name="using-a-3-planes-approach"/></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text:style-name="L39">
        <text:list-item>
          <text:p text:style-name="P39">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text:style-name="L40">
        <text:list-item>
          <text:p text:style-name="P40">While the three planes provided a higher level framework, the specifics of the data gave greater granularity and formed sub categories of coding - thus avoiding the problem of analytic preconceptions</text:p>
        </text:list-item>
      </text:list>
      <text:h text:style-name="Heading_20_2" text:outline-level="2"><text:bookmark-start text:name="thematic-analysis-of-video-data"/>Thematic analysis of video data<text:bookmark-end text:name="thematic-analysis-of-video-data"/></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stage-one---development-stage-of-thematic-analysis-of-video-data"/>Stage one - Development Stage of Thematic Analysis of Video Data<text:bookmark-end text:name="stage-one---development-stage-of-thematic-analysis-of-video-data"/></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Table of stage one</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41">
        <text:list-item>
          <text:p text:style-name="P41">Elements of Computational Thinking</text:p>
        </text:list-item>
        <text:list-item>
          <text:p text:style-name="P41">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tems&quot;:[{&quot;suppress-author&quot;:true,&quot;uris&quot;:[&quot;http://zotero.org/users/1913249/items/7GMWQYV6&quot;],&quot;itemData&quot;:{&quot;title&quot;:&quot;Parents as Learning Partners in the Development of Technological Fluency&quot;,&quot;DOI&quot;:&quot;10.1162/ijlm.2009.0021&quot;,&quot;type&quot;:&quot;article-journal&quot;,&quot;container-title&quot;:&quot;International Journal of Learning and Media&quot;,&quot;issue&quot;:&quot;2&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accessed&quot;:{&quot;date-parts&quot;:[[&quot;2018&quot;,10,30]]},&quot;language&quot;:&quot;en&quot;,&quot;issued&quot;:{&quot;date-parts&quot;:[[&quot;2009&quot;,5]]},&quot;id&quot;:&quot;barron_parents_2009&quot;,&quot;page&quot;:&quot;55-77&quot;,&quot;citation-key&quot;:&quot;barron_parents_2009&quot;},&quot;prefix&quot;:&quot;&quot;,&quot;id&quot;:2579,&quot;suffix&quot;:&quot;&quot;,&quot;uri&quot;:[&quot;http://zotero.org/users/1913249/items/7GMWQYV6&quot;]}],&quot;citationID&quot;:&quot;psfgqnay&quot;,&quot;schema&quot;:&quot;https://github.com/citation-style-language/schema/raw/master/csl-citation.json&quot;,&quot;properties&quot;:{&quot;formattedCitation&quot;:&quot;[-@barron_parents_2009]&quot;,&quot;noteIndex&quot;:0}} RNDjfnkhrqlgs"/>&lt;Do Zotero Refresh: [-@barron_parents_2009]&gt;<text:reference-mark-end text:name="ZOTERO_ITEM CSL_CITATION {&quot;citationItems&quot;:[{&quot;suppress-author&quot;:true,&quot;uris&quot;:[&quot;http://zotero.org/users/1913249/items/7GMWQYV6&quot;],&quot;itemData&quot;:{&quot;title&quot;:&quot;Parents as Learning Partners in the Development of Technological Fluency&quot;,&quot;DOI&quot;:&quot;10.1162/ijlm.2009.0021&quot;,&quot;type&quot;:&quot;article-journal&quot;,&quot;container-title&quot;:&quot;International Journal of Learning and Media&quot;,&quot;issue&quot;:&quot;2&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ISSN&quot;:&quot;19436068&quot;,&quot;accessed&quot;:{&quot;date-parts&quot;:[[&quot;2018&quot;,10,30]]},&quot;language&quot;:&quot;en&quot;,&quot;issued&quot;:{&quot;date-parts&quot;:[[&quot;2009&quot;,5]]},&quot;id&quot;:&quot;barron_parents_2009&quot;,&quot;page&quot;:&quot;55-77&quot;,&quot;citation-key&quot;:&quot;barron_parents_2009&quot;},&quot;prefix&quot;:&quot;&quot;,&quot;id&quot;:2579,&quot;suffix&quot;:&quot;&quot;,&quot;uri&quot;:[&quot;http://zotero.org/users/1913249/items/7GMWQYV6&quot;]}],&quot;citationID&quot;:&quot;psfgqnay&quot;,&quot;schema&quot;:&quot;https://github.com/citation-style-language/schema/raw/master/csl-citation.json&quot;,&quot;properties&quot;:{&quot;formattedCitation&quot;:&quot;[-@barron_parents_2009]&quot;,&quot;noteIndex&quot;:0}} RNDjfnkhrqlgs"/>.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tems&quot;:[{&quot;uris&quot;:[&quot;http://zotero.org/users/1913249/items/A5IWVSK8&quot;],&quot;itemData&quot;:{&quot;accessed&quot;:{&quot;date-parts&quot;:[[&quot;2022&quot;,11,8]]},&quot;title&quot;:&quot;The Steps of the Engineering Design Process (EDP) in Science Education: A Meta-Analysis&quot;,&quot;DOI&quot;:&quot;10.17478/jegys.766201&quot;,&quot;source&quot;:&quot;DOI.org (Crossref)&quot;,&quot;title-short&quot;:&quot;The Steps of the Engineering Design Process (EDP) in Science Education&quot;,&quot;author&quot;:[{&quot;given&quot;:&quot;Nanang&quot;,&quot;family&quot;:&quot;Wi̇Narno&quot;}],&quot;ISSN&quot;:&quot;2149-360X&quot;,&quot;URL&quot;:&quot;https://dergipark.org.tr/en/doi/10.17478/jegys.766201&quot;,&quot;type&quot;:&quot;article-journal&quot;,&quot;issued&quot;:{&quot;date-parts&quot;:[[&quot;2020&quot;,10,4]]},&quot;id&quot;:&quot;winarno_steps_2020&quot;,&quot;container-title&quot;:&quot;Journal for the Education of Gifted Young Scientists&quot;,&quot;citation-key&quot;:&quot;winarno_steps_2020&quot;},&quot;prefix&quot;:&quot;&quot;,&quot;id&quot;:8573,&quot;suffix&quot;:&quot;&quot;,&quot;uri&quot;:[&quot;http://zotero.org/users/1913249/items/A5IWVSK8&quot;]}],&quot;citationID&quot;:&quot;iftgravw&quot;,&quot;schema&quot;:&quot;https://github.com/citation-style-language/schema/raw/master/csl-citation.json&quot;,&quot;properties&quot;:{&quot;formattedCitation&quot;:&quot;[@winarno_steps_2020]&quot;,&quot;noteIndex&quot;:0}} RNDpirnwggbnx"/>&lt;Do Zotero Refresh: [@winarno_steps_2020]&gt;<text:reference-mark-end text:name="ZOTERO_ITEM CSL_CITATION {&quot;citationItems&quot;:[{&quot;uris&quot;:[&quot;http://zotero.org/users/1913249/items/A5IWVSK8&quot;],&quot;itemData&quot;:{&quot;accessed&quot;:{&quot;date-parts&quot;:[[&quot;2022&quot;,11,8]]},&quot;title&quot;:&quot;The Steps of the Engineering Design Process (EDP) in Science Education: A Meta-Analysis&quot;,&quot;DOI&quot;:&quot;10.17478/jegys.766201&quot;,&quot;source&quot;:&quot;DOI.org (Crossref)&quot;,&quot;title-short&quot;:&quot;The Steps of the Engineering Design Process (EDP) in Science Education&quot;,&quot;author&quot;:[{&quot;given&quot;:&quot;Nanang&quot;,&quot;family&quot;:&quot;Wi̇Narno&quot;}],&quot;ISSN&quot;:&quot;2149-360X&quot;,&quot;URL&quot;:&quot;https://dergipark.org.tr/en/doi/10.17478/jegys.766201&quot;,&quot;type&quot;:&quot;article-journal&quot;,&quot;issued&quot;:{&quot;date-parts&quot;:[[&quot;2020&quot;,10,4]]},&quot;id&quot;:&quot;winarno_steps_2020&quot;,&quot;container-title&quot;:&quot;Journal for the Education of Gifted Young Scientists&quot;,&quot;citation-key&quot;:&quot;winarno_steps_2020&quot;},&quot;prefix&quot;:&quot;&quot;,&quot;id&quot;:8573,&quot;suffix&quot;:&quot;&quot;,&quot;uri&quot;:[&quot;http://zotero.org/users/1913249/items/A5IWVSK8&quot;]}],&quot;citationID&quot;:&quot;iftgravw&quot;,&quot;schema&quot;:&quot;https://github.com/citation-style-language/schema/raw/master/csl-citation.json&quot;,&quot;properties&quot;:{&quot;formattedCitation&quot;:&quot;[@winarno_steps_2020]&quot;,&quot;noteIndex&quot;:0}} RNDpirnwggbnx"/>. Engineering is Elementary project adapted from the ABET (Accreditation Board for Engineering and Technology) guidelines <text:reference-mark-start text:name="ZOTERO_ITEM CSL_CITATION {&quot;citationItems&quot;:[{&quot;uris&quot;:[&quot;http://zotero.org/users/1913249/items/9AY6KHVV&quot;],&quot;itemData&quot;:{&quot;title&quot;:&quot;The Impact of Engineering Design Process in Teaching and Learning to Enhance Studentsâ€™ Science Problem-Solving Skills&quot;,&quot;DOI&quot;:&quot;10.15294/jpii.v7i1.12297&quot;,&quot;type&quot;:&quot;article-journal&quot;,&quot;number&quot;:&quot;1&quot;,&quot;license&quot;:&quot;Copyright (c) 2018 Jurnal Pendidikan IPA Indonesia&quot;,&quot;container-title&quot;:&quot;Jurnal Pendidikan IPA Indonesia&quot;,&quot;issue&quot;:&quot;1&quot;,&quot;accessed&quot;:{&quot;date-parts&quot;:[[&quot;2022&quot;,11,8]]},&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source&quot;:&quot;journal.unnes.ac.id&quot;,&quot;volume&quot;:&quot;7&quot;,&quot;author&quot;:[{&quot;given&quot;:&quot;M.&quot;,&quot;family&quot;:&quot;Syukri&quot;},{&quot;given&quot;:&quot;L.&quot;,&quot;family&quot;:&quot;Halim&quot;},{&quot;given&quot;:&quot;L. E.&quot;,&quot;family&quot;:&quot;Mohtar&quot;},{&quot;given&quot;:&quot;S.&quot;,&quot;family&quot;:&quot;Soewarno&quot;}],&quot;ISSN&quot;:&quot;2089-4392&quot;,&quot;URL&quot;:&quot;https://journal.unnes.ac.id/nju/index.php/jpii/article/view/12297&quot;,&quot;language&quot;:&quot;en&quot;,&quot;issued&quot;:{&quot;date-parts&quot;:[[&quot;2018&quot;,4,3]]},&quot;id&quot;:&quot;syukri_impact_2018&quot;,&quot;page&quot;:&quot;66-75&quot;,&quot;citation-key&quot;:&quot;syukri_impact_2018&quot;},&quot;prefix&quot;:&quot;&quot;,&quot;id&quot;:8575,&quot;suffix&quot;:&quot;&quot;,&quot;uri&quot;:[&quot;http://zotero.org/users/1913249/items/9AY6KHVV&quot;]}],&quot;citationID&quot;:&quot;pnvytijb&quot;,&quot;schema&quot;:&quot;https://github.com/citation-style-language/schema/raw/master/csl-citation.json&quot;,&quot;properties&quot;:{&quot;formattedCitation&quot;:&quot;[@syukri_impact_2018]&quot;,&quot;noteIndex&quot;:0}} RNDaamhsvnmce"/>&lt;Do Zotero Refresh: [@syukri_impact_2018]&gt;<text:reference-mark-end text:name="ZOTERO_ITEM CSL_CITATION {&quot;citationItems&quot;:[{&quot;uris&quot;:[&quot;http://zotero.org/users/1913249/items/9AY6KHVV&quot;],&quot;itemData&quot;:{&quot;title&quot;:&quot;The Impact of Engineering Design Process in Teaching and Learning to Enhance Studentsâ€™ Science Problem-Solving Skills&quot;,&quot;DOI&quot;:&quot;10.15294/jpii.v7i1.12297&quot;,&quot;type&quot;:&quot;article-journal&quot;,&quot;number&quot;:&quot;1&quot;,&quot;license&quot;:&quot;Copyright (c) 2018 Jurnal Pendidikan IPA Indonesia&quot;,&quot;container-title&quot;:&quot;Jurnal Pendidikan IPA Indonesia&quot;,&quot;issue&quot;:&quot;1&quot;,&quot;accessed&quot;:{&quot;date-parts&quot;:[[&quot;2022&quot;,11,8]]},&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source&quot;:&quot;journal.unnes.ac.id&quot;,&quot;volume&quot;:&quot;7&quot;,&quot;author&quot;:[{&quot;given&quot;:&quot;M.&quot;,&quot;family&quot;:&quot;Syukri&quot;},{&quot;given&quot;:&quot;L.&quot;,&quot;family&quot;:&quot;Halim&quot;},{&quot;given&quot;:&quot;L. E.&quot;,&quot;family&quot;:&quot;Mohtar&quot;},{&quot;given&quot;:&quot;S.&quot;,&quot;family&quot;:&quot;Soewarno&quot;}],&quot;ISSN&quot;:&quot;2089-4392&quot;,&quot;URL&quot;:&quot;https://journal.unnes.ac.id/nju/index.php/jpii/article/view/12297&quot;,&quot;language&quot;:&quot;en&quot;,&quot;issued&quot;:{&quot;date-parts&quot;:[[&quot;2018&quot;,4,3]]},&quot;id&quot;:&quot;syukri_impact_2018&quot;,&quot;page&quot;:&quot;66-75&quot;,&quot;citation-key&quot;:&quot;syukri_impact_2018&quot;},&quot;prefix&quot;:&quot;&quot;,&quot;id&quot;:8575,&quot;suffix&quot;:&quot;&quot;,&quot;uri&quot;:[&quot;http://zotero.org/users/1913249/items/9AY6KHVV&quot;]}],&quot;citationID&quot;:&quot;pnvytijb&quot;,&quot;schema&quot;:&quot;https://github.com/citation-style-language/schema/raw/master/csl-citation.json&quot;,&quot;properties&quot;:{&quot;formattedCitation&quot;:&quot;[@syukri_impact_2018]&quot;,&quot;noteIndex&quot;:0}} RNDaamhsvnmce"/> involves the following steps; Ask, Imagine, Plan, Create, Test, Improve, Share <text:reference-mark-start text:name="ZOTERO_ITEM CSL_CITATION {&quot;citationItems&quot;:[{&quot;uris&quot;:[&quot;http://zotero.org/users/1913249/items/2CFTQGHS&quot;],&quot;itemData&quot;:{&quot;title&quot;:&quot;Engineering is elementary: An engineering and technology curriculum for children&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source&quot;:&quot;ResearchGate&quot;,&quot;title-short&quot;:&quot;Engineering is elementary&quot;,&quot;author&quot;:[{&quot;given&quot;:&quot;Kate&quot;,&quot;family&quot;:&quot;Hester&quot;},{&quot;given&quot;:&quot;Christine&quot;,&quot;family&quot;:&quot;Cunningham&quot;}],&quot;type&quot;:&quot;article-journal&quot;,&quot;container-title-short&quot;:&quot;ASEE Annual Conference and Exposition, Conference Proceedings&quot;,&quot;issued&quot;:{&quot;date-parts&quot;:[[&quot;2007&quot;,1,1]]},&quot;id&quot;:&quot;hester_engineering_2007&quot;,&quot;container-title&quot;:&quot;ASEE Annual Conference and Exposition, Conference Proceedings&quot;,&quot;citation-key&quot;:&quot;hester_engineering_2007&quot;},&quot;prefix&quot;:&quot;&quot;,&quot;id&quot;:8577,&quot;suffix&quot;:&quot;&quot;,&quot;uri&quot;:[&quot;http://zotero.org/users/1913249/items/2CFTQGHS&quot;]}],&quot;citationID&quot;:&quot;mybcgspc&quot;,&quot;schema&quot;:&quot;https://github.com/citation-style-language/schema/raw/master/csl-citation.json&quot;,&quot;properties&quot;:{&quot;formattedCitation&quot;:&quot;[@hester_engineering_2007]&quot;,&quot;noteIndex&quot;:0}} RNDzwemtuaptt"/>&lt;Do Zotero Refresh: [@hester_engineering_2007]&gt;<text:reference-mark-end text:name="ZOTERO_ITEM CSL_CITATION {&quot;citationItems&quot;:[{&quot;uris&quot;:[&quot;http://zotero.org/users/1913249/items/2CFTQGHS&quot;],&quot;itemData&quot;:{&quot;title&quot;:&quot;Engineering is elementary: An engineering and technology curriculum for children&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source&quot;:&quot;ResearchGate&quot;,&quot;title-short&quot;:&quot;Engineering is elementary&quot;,&quot;author&quot;:[{&quot;given&quot;:&quot;Kate&quot;,&quot;family&quot;:&quot;Hester&quot;},{&quot;given&quot;:&quot;Christine&quot;,&quot;family&quot;:&quot;Cunningham&quot;}],&quot;type&quot;:&quot;article-journal&quot;,&quot;container-title-short&quot;:&quot;ASEE Annual Conference and Exposition, Conference Proceedings&quot;,&quot;issued&quot;:{&quot;date-parts&quot;:[[&quot;2007&quot;,1,1]]},&quot;id&quot;:&quot;hester_engineering_2007&quot;,&quot;container-title&quot;:&quot;ASEE Annual Conference and Exposition, Conference Proceedings&quot;,&quot;citation-key&quot;:&quot;hester_engineering_2007&quot;},&quot;prefix&quot;:&quot;&quot;,&quot;id&quot;:8577,&quot;suffix&quot;:&quot;&quot;,&quot;uri&quot;:[&quot;http://zotero.org/users/1913249/items/2CFTQGHS&quot;]}],&quot;citationID&quot;:&quot;mybcgspc&quot;,&quot;schema&quot;:&quot;https://github.com/citation-style-language/schema/raw/master/csl-citation.json&quot;,&quot;properties&quot;:{&quot;formattedCitation&quot;:&quot;[@hester_engineering_2007]&quot;,&quot;noteIndex&quot;:0}} RNDzwemtuaptt"/>.</text:p>
      <text:p text:style-name="Text_20_body">It has been adopted by the area of computing is one used in a recent book on coding by Bers <text:reference-mark-start text:name="ZOTERO_ITEM CSL_CITATION {&quot;citationItems&quot;:[{&quot;uris&quot;:[&quot;http://zotero.org/users/1913249/items/4DXHZWQI&quot;],&quot;itemData&quot;:{&quot;title&quot;:&quot;Coding as a playground: programming and computational thinking in the early childhood classroom&quot;,&quot;publisher-place&quot;:&quot;New York, NY&quot;,&quot;type&quot;:&quot;book&quot;,&quot;ISBN&quot;:&quot;978-1-00-302260-2&quot;,&quot;title-short&quot;:&quot;Coding as a playground&quot;,&quot;edition&quot;:&quot;Second edition&quot;,&quot;call-number&quot;:&quot;LB1139.35.C64&quot;,&quot;number-of-pages&quot;:&quot;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source&quot;:&quot;Library of Congress ISBN&quot;,&quot;author&quot;:[{&quot;given&quot;:&quot;Marina Umaschi&quot;,&quot;family&quot;:&quot;Bers&quot;}],&quot;publisher&quot;:&quot;Routledge&quot;,&quot;language&quot;:&quot;en&quot;,&quot;issued&quot;:{&quot;date-parts&quot;:[[&quot;2021&quot;]]},&quot;id&quot;:&quot;bers_coding_2021&quot;,&quot;event-place&quot;:&quot;New York, NY&quot;,&quot;citation-key&quot;:&quot;bers_coding_2021&quot;},&quot;prefix&quot;:&quot;&quot;,&quot;id&quot;:8572,&quot;suffix&quot;:&quot;&quot;,&quot;uri&quot;:[&quot;http://zotero.org/users/1913249/items/4DXHZWQI&quot;]}],&quot;citationID&quot;:&quot;xcuychgv&quot;,&quot;schema&quot;:&quot;https://github.com/citation-style-language/schema/raw/master/csl-citation.json&quot;,&quot;properties&quot;:{&quot;formattedCitation&quot;:&quot;[@bers_coding_2021]&quot;,&quot;noteIndex&quot;:0}} RNDctheytczvi"/>&lt;Do Zotero Refresh: [@bers_coding_2021]&gt;<text:reference-mark-end text:name="ZOTERO_ITEM CSL_CITATION {&quot;citationItems&quot;:[{&quot;uris&quot;:[&quot;http://zotero.org/users/1913249/items/4DXHZWQI&quot;],&quot;itemData&quot;:{&quot;title&quot;:&quot;Coding as a playground: programming and computational thinking in the early childhood classroom&quot;,&quot;publisher-place&quot;:&quot;New York, NY&quot;,&quot;type&quot;:&quot;book&quot;,&quot;ISBN&quot;:&quot;978-1-00-302260-2&quot;,&quot;title-short&quot;:&quot;Coding as a playground&quot;,&quot;edition&quot;:&quot;Second edition&quot;,&quot;call-number&quot;:&quot;LB1139.35.C64&quot;,&quot;number-of-pages&quot;:&quot;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source&quot;:&quot;Library of Congress ISBN&quot;,&quot;author&quot;:[{&quot;given&quot;:&quot;Marina Umaschi&quot;,&quot;family&quot;:&quot;Bers&quot;}],&quot;publisher&quot;:&quot;Routledge&quot;,&quot;language&quot;:&quot;en&quot;,&quot;issued&quot;:{&quot;date-parts&quot;:[[&quot;2021&quot;]]},&quot;id&quot;:&quot;bers_coding_2021&quot;,&quot;event-place&quot;:&quot;New York, NY&quot;,&quot;citation-key&quot;:&quot;bers_coding_2021&quot;},&quot;prefix&quot;:&quot;&quot;,&quot;id&quot;:8572,&quot;suffix&quot;:&quot;&quot;,&quot;uri&quot;:[&quot;http://zotero.org/users/1913249/items/4DXHZWQI&quot;]}],&quot;citationID&quot;:&quot;xcuychgv&quot;,&quot;schema&quot;:&quot;https://github.com/citation-style-language/schema/raw/master/csl-citation.json&quot;,&quot;properties&quot;:{&quot;formattedCitation&quot;:&quot;[@bers_coding_2021]&quot;,&quot;noteIndex&quot;:0}} RNDctheytczvi"/>.</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NOTE THIS IS NOT REALLY USED IN DATA - thus make minimal - OR MOVE - IN DESIGN? PROBABLY JUST REFERENCE REALLY BRIEFLY AND PICK UP IN DESIGN</text:p>
      <text:p text:style-name="Text_20_body">OR DROP TOTALLY! eg.</text:p>
      <text:p text:style-name="Text_20_body">I was interested in the question what could coding based on the different game elements that are being added to the game serves to illustrate.</text:p>
      <text:p text:style-name="Text_20_body">The process of learning game making through deepening your knowledge of game elements is explored by Schell <text:reference-mark-start text:name="ZOTERO_ITEM CSL_CITATION {&quot;citationItems&quot;:[{&quot;suppress-author&quot;:true,&quot;uris&quot;:[&quot;http://zotero.org/users/1913249/items/EWXFXEGC&quot;],&quot;itemData&quot;:{&quot;type&quot;:&quot;book&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publisher-place&quot;:&quot;Amsterdam ; Boston&quot;,&quot;ISBN&quot;:&quot;978-0-12-369496-6&quot;,&quot;title-short&quot;:&quot;The Art of Game Design&quot;,&quot;author&quot;:[{&quot;given&quot;:&quot;Jesse&quot;,&quot;family&quot;:&quot;Schell&quot;}],&quot;edition&quot;:&quot;1 edition&quot;,&quot;publisher&quot;:&quot;CRC Press&quot;,&quot;number-of-pages&quot;:&quot;520&quot;,&quot;event-place&quot;:&quot;Amsterdam ; Boston&quot;,&quot;issued&quot;:{&quot;date-parts&quot;:[[&quot;2008&quot;,9,12]]},&quot;id&quot;:&quot;schell_art_2008&quot;,&quot;language&quot;:&quot;English&quot;,&quot;citation-key&quot;:&quot;schell_art_2008&quot;},&quot;prefix&quot;:&quot;&quot;,&quot;id&quot;:2747,&quot;suffix&quot;:&quot;&quot;,&quot;uri&quot;:[&quot;http://zotero.org/users/1913249/items/EWXFXEGC&quot;]}],&quot;citationID&quot;:&quot;sllripdc&quot;,&quot;schema&quot;:&quot;https://github.com/citation-style-language/schema/raw/master/csl-citation.json&quot;,&quot;properties&quot;:{&quot;formattedCitation&quot;:&quot;[-@schell_art_2008]&quot;,&quot;noteIndex&quot;:0}} RNDjdrcwpfrni"/>&lt;Do Zotero Refresh: [-@schell_art_2008]&gt;<text:reference-mark-end text:name="ZOTERO_ITEM CSL_CITATION {&quot;citationItems&quot;:[{&quot;suppress-author&quot;:true,&quot;uris&quot;:[&quot;http://zotero.org/users/1913249/items/EWXFXEGC&quot;],&quot;itemData&quot;:{&quot;type&quot;:&quot;book&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publisher-place&quot;:&quot;Amsterdam ; Boston&quot;,&quot;ISBN&quot;:&quot;978-0-12-369496-6&quot;,&quot;title-short&quot;:&quot;The Art of Game Design&quot;,&quot;author&quot;:[{&quot;given&quot;:&quot;Jesse&quot;,&quot;family&quot;:&quot;Schell&quot;}],&quot;edition&quot;:&quot;1 edition&quot;,&quot;publisher&quot;:&quot;CRC Press&quot;,&quot;number-of-pages&quot;:&quot;520&quot;,&quot;event-place&quot;:&quot;Amsterdam ; Boston&quot;,&quot;issued&quot;:{&quot;date-parts&quot;:[[&quot;2008&quot;,9,12]]},&quot;id&quot;:&quot;schell_art_2008&quot;,&quot;language&quot;:&quot;English&quot;,&quot;citation-key&quot;:&quot;schell_art_2008&quot;},&quot;prefix&quot;:&quot;&quot;,&quot;id&quot;:2747,&quot;suffix&quot;:&quot;&quot;,&quot;uri&quot;:[&quot;http://zotero.org/users/1913249/items/EWXFXEGC&quot;]}],&quot;citationID&quot;:&quot;sllripdc&quot;,&quot;schema&quot;:&quot;https://github.com/citation-style-language/schema/raw/master/csl-citation.json&quot;,&quot;properties&quot;:{&quot;formattedCitation&quot;:&quot;[-@schell_art_2008]&quot;,&quot;noteIndex&quot;:0}} RNDjdrcwpfrni"/>.</text:p>
      <text:p text:style-name="Text_20_body">As way of coding initially I considered the MDA framework for the simplicity and the focus on the user experience being taken into account.</text:p>
      <text:list text:style-name="L42">
        <text:list-item>
          <text:p text:style-name="P42">mechanics</text:p>
        </text:list-item>
        <text:list-item>
          <text:p text:style-name="P42">aesthetics</text:p>
        </text:list-item>
        <text:list-item>
          <text:p text:style-name="P42">dynamics</text:p>
        </text:list-item>
      </text:list>
      <text:p text:style-name="First_20_paragraph">Finally I adapted this framework to match the one use for documentation.</text:p>
      <text:list text:style-name="L43">
        <text:list-item>
          <text:p text:style-name="P43">Game mechanics</text:p>
        </text:list-item>
        <text:list-item>
          <text:p text:style-name="P43">Game Challenge</text:p>
        </text:list-item>
        <text:list-item>
          <text:p text:style-name="P43">Game Space</text:p>
        </text:list-item>
        <text:list-item>
          <text:p text:style-name="P43">Game Polish (aesthetics)</text:p>
        </text:list-item>
      </text:list>
      <text:p text:style-name="First_20_paragraph">This had the following limits.</text:p>
      <text:list text:style-name="L44">
        <text:list-item>
          <text:p text:style-name="P44">didn’t really add much to</text:p>
        </text:list-item>
        <text:list-item>
          <text:p text:style-name="P44">in someways the division was arbitrary</text:p>
        </text:list-item>
      </text:list>
      <text:p text:style-name="First_20_paragraph">Also, while helpful in preparing resources as a navigational framework, as explored in chapters four and five, the coding to participant engagement with creating different areas of game elements / design pattern, it did not yield particularly interesting insights in itself. However, in coding I noted the use of the game design patterns as mediational strategies which overlapped with the</text:p>
      <text:h text:style-name="Heading_20_3" text:outline-level="3"><text:bookmark-start text:name="stage-two-revised-coding-schema-and-process"/>Stage two: revised coding schema and process<text:bookmark-end text:name="stage-two-revised-coding-schema-and-process"/></text:h>
      <text:p text:style-name="First_20_paragraph">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5">
        <text:list-item>
          <text:p text:style-name="P45">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6">
        <text:list-item>
          <text:p text:style-name="P46">More than one iteration.</text:p>
        </text:list-item>
        <text:list-item>
          <text:p text:style-name="P46">In different settings</text:p>
        </text:list-item>
        <text:list-item>
          <text:p text:style-name="P46">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7">
        <text:list-item>
          <text:p text:style-name="P47">Computation thinking &amp; systems thinking</text:p>
        </text:list-item>
        <text:list-item>
          <text:p text:style-name="P4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8">
        <text:list-item>
          <text:p text:style-name="P48">What pedagogical tools and processes are available to support novices to overcome barriers to game coding and design?</text:p>
        </text:list-item>
        <text:list-item>
          <text:p text:style-name="P48">How can learners build agency in an evolving community of game makers?</text:p>
        </text:list-item>
        <text:list-item>
          <text:p text:style-name="P48">How can game design patterns support the development of coding practices with novices?</text:p>
        </text:list-item>
      </text:list>
      <text:p text:style-name="First_20_paragraph"><text:span text:style-name="T1">RQ1</text:span></text:p>
      <text:list text:style-name="L49">
        <text:list-item>
          <text:p text:style-name="P49">Both barriers and tools / processes are explored in the literature review</text:p>
        </text:list-item>
        <text:list-item>
          <text:p text:style-name="P49">Interviews with practitioners in chapter 4 guided the design in broad principles.</text:p>
        </text:list-item>
        <text:list-item>
          <text:p text:style-name="P49">Barriers are explored in chapter 4 on evolution of the design</text:p>
        </text:list-item>
        <text:list-item>
          <text:p text:style-name="P49">Tools and processes in results chapters 5 and 6.</text:p>
        </text:list-item>
      </text:list>
      <text:p text:style-name="First_20_paragraph"><text:span text:style-name="T1">RQ2</text:span></text:p>
      <text:list text:style-name="L50">
        <text:list-item>
          <text:p text:style-name="P50">Interviews with participants some informal and some formal instructed directly adaptations to design</text:p>
        </text:list-item>
        <text:list-item>
          <text:p text:style-name="P50">Analysis of video data</text:p>
        </text:list-item>
      </text:list>
      <text:p text:style-name="First_20_paragraph"><text:span text:style-name="T1">RQ3</text:span></text:p>
      <text:list text:style-name="L51">
        <text:list-item>
          <text:p text:style-name="P51">Interviews with participants some informal and some formal instructed directly adaptations to design</text:p>
        </text:list-item>
        <text:list-item>
          <text:p text:style-name="P51">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tems&quot;:[{&quot;uris&quot;:[&quot;http://zotero.org/users/1913249/items/BU69FYN2&quot;],&quot;itemData&quot;:{&quot;title&quot;:&quot;Ecosystem Empowerment&quot;,&quot;DOI&quot;:&quot;10.4324/9781351020268-9&quot;,&quot;type&quot;:&quot;chapter&quot;,&quot;ISBN&quot;:&quot;978-1-351-02026-8&quot;,&quot;container-title&quot;:&quot;Ecologies for Learning and Practice&quot;,&quot;edition&quot;:&quot;1&quot;,&quot;event-place&quot;:&quot;Abingdon, Oxon ; New York, NY : Routledge, 2020.&quot;,&quot;accessed&quot;:{&quot;date-parts&quot;:[[&quot;2023&quot;,7,5]]},&quot;source&quot;:&quot;DOI.org (Crossref)&quot;,&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publisher-place&quot;:&quot;Abingdon, Oxon ; New York, NY : Routledge, 2020.&quot;,&quot;publisher&quot;:&quot;Routledge&quot;,&quot;language&quot;:&quot;en&quot;,&quot;issued&quot;:{&quot;date-parts&quot;:[[&quot;2019&quot;,11,6]]},&quot;id&quot;:&quot;barnett_ecosystem_2019&quot;,&quot;page&quot;:&quot;129-145&quot;,&quot;citation-key&quot;:&quot;barnett_ecosystem_2019&quot;},&quot;prefix&quot;:&quot;&quot;,&quot;id&quot;:9233,&quot;suffix&quot;:&quot;&quot;,&quot;uri&quot;:[&quot;http://zotero.org/users/1913249/items/BU69FYN2&quot;]}],&quot;citationID&quot;:&quot;ytdankfl&quot;,&quot;schema&quot;:&quot;https://github.com/citation-style-language/schema/raw/master/csl-citation.json&quot;,&quot;properties&quot;:{&quot;formattedCitation&quot;:&quot;[@barnett_ecosystem_2019]&quot;,&quot;noteIndex&quot;:0}} RNDeilaqdmcuu"/>&lt;Do Zotero Refresh: [@barnett_ecosystem_2019]&gt;<text:reference-mark-end text:name="ZOTERO_ITEM CSL_CITATION {&quot;citationItems&quot;:[{&quot;uris&quot;:[&quot;http://zotero.org/users/1913249/items/BU69FYN2&quot;],&quot;itemData&quot;:{&quot;title&quot;:&quot;Ecosystem Empowerment&quot;,&quot;DOI&quot;:&quot;10.4324/9781351020268-9&quot;,&quot;type&quot;:&quot;chapter&quot;,&quot;ISBN&quot;:&quot;978-1-351-02026-8&quot;,&quot;container-title&quot;:&quot;Ecologies for Learning and Practice&quot;,&quot;edition&quot;:&quot;1&quot;,&quot;event-place&quot;:&quot;Abingdon, Oxon ; New York, NY : Routledge, 2020.&quot;,&quot;accessed&quot;:{&quot;date-parts&quot;:[[&quot;2023&quot;,7,5]]},&quot;source&quot;:&quot;DOI.org (Crossref)&quot;,&quot;URL&quot;:&quot;https://www.taylorfrancis.com/books/9781351020251/chapters/10.4324/9781351020268-9&quot;,&quot;author&quot;:[{&quot;given&quot;:&quot;Sasha&quot;,&quot;family&quot;:&quot;Barab&quot;},{&quot;given&quot;:&quot;Anna&quot;,&quot;family&quot;:&quot;Arici&quot;},{&quot;given&quot;:&quot;Earl&quot;,&quot;family&quot;:&quot;Aguilera&quot;},{&quot;given&quot;:&quot;Kathryn&quot;,&quot;family&quot;:&quot;Dutchin&quot;}],&quot;editor&quot;:[{&quot;given&quot;:&quot;Ronald&quot;,&quot;family&quot;:&quot;Barnett&quot;},{&quot;given&quot;:&quot;Norman&quot;,&quot;family&quot;:&quot;Jackson&quot;}],&quot;publisher-place&quot;:&quot;Abingdon, Oxon ; New York, NY : Routledge, 2020.&quot;,&quot;publisher&quot;:&quot;Routledge&quot;,&quot;language&quot;:&quot;en&quot;,&quot;issued&quot;:{&quot;date-parts&quot;:[[&quot;2019&quot;,11,6]]},&quot;id&quot;:&quot;barnett_ecosystem_2019&quot;,&quot;page&quot;:&quot;129-145&quot;,&quot;citation-key&quot;:&quot;barnett_ecosystem_2019&quot;},&quot;prefix&quot;:&quot;&quot;,&quot;id&quot;:9233,&quot;suffix&quot;:&quot;&quot;,&quot;uri&quot;:[&quot;http://zotero.org/users/1913249/items/BU69FYN2&quot;]}],&quot;citationID&quot;:&quot;ytdankfl&quot;,&quot;schema&quot;:&quot;https://github.com/citation-style-language/schema/raw/master/csl-citation.json&quot;,&quot;properties&quot;:{&quot;formattedCitation&quot;:&quot;[@barnett_ecosystem_2019]&quot;,&quot;noteIndex&quot;:0}} RNDeilaqdmcuu"/>.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Practical factors</text:span></text:p>
      <text:p text:style-name="Text_20_body">Key contextual factors have facilitated and shaped development of the research design including:</text:p>
      <text:list text:style-name="L52">
        <text:list-item>
          <text:p text:style-name="P52">Impact of research practicalities</text:p>
        </text:list-item>
        <text:list-item>
          <text:p text:style-name="P52">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tems&quot;:[{&quot;uris&quot;:[&quot;http://zotero.org/users/1913249/items/5P66QFBW&quot;],&quot;itemData&quot;:{&quot;editor&quot;:[{&quot;given&quot;:&quot;Helen&quot;,&quot;family&quot;:&quot;Caldwell&quot;},{&quot;given&quot;:&quot;Sue&quot;,&quot;family&quot;:&quot;Pope&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type&quot;:&quot;chapter&quot;,&quot;ISBN&quot;:&quot;978-1-5264-7435-3&quot;,&quot;publisher-place&quot;:&quot;Thousand Oaks, CA&quot;,&quot;author&quot;:[{&quot;given&quot;:&quot;Rebecca&quot;,&quot;family&quot;:&quot;Patterson&quot;},{&quot;given&quot;:&quot;Mick&quot;,&quot;family&quot;:&quot;Chesterman&quot;},{&quot;given&quot;:&quot;Alison&quot;,&quot;family&quot;:&quot;Ramsey&quot;}],&quot;edition&quot;:&quot;1 edition&quot;,&quot;publisher&quot;:&quot;Learning Matters&quot;,&quot;language&quot;:&quot;English&quot;,&quot;event-place&quot;:&quot;Thousand Oaks, CA&quot;,&quot;issued&quot;:{&quot;date-parts&quot;:[[&quot;2019&quot;,3,25]]},&quot;id&quot;:&quot;caldwell_drama_2019&quot;,&quot;container-title&quot;:&quot;STEM in the Primary Curriculum&quot;,&quot;citation-key&quot;:&quot;caldwell_drama_2019&quot;},&quot;prefix&quot;:&quot;&quot;,&quot;id&quot;:135,&quot;suffix&quot;:&quot;&quot;,&quot;uri&quot;:[&quot;http://zotero.org/users/1913249/items/5P66QFBW&quot;]}],&quot;citationID&quot;:&quot;rxwbbney&quot;,&quot;schema&quot;:&quot;https://github.com/citation-style-language/schema/raw/master/csl-citation.json&quot;,&quot;properties&quot;:{&quot;formattedCitation&quot;:&quot;[@caldwell_drama_2019]&quot;,&quot;noteIndex&quot;:0}} RNDckpqsokvpx"/>&lt;Do Zotero Refresh: [@caldwell_drama_2019]&gt;<text:reference-mark-end text:name="ZOTERO_ITEM CSL_CITATION {&quot;citationItems&quot;:[{&quot;uris&quot;:[&quot;http://zotero.org/users/1913249/items/5P66QFBW&quot;],&quot;itemData&quot;:{&quot;editor&quot;:[{&quot;given&quot;:&quot;Helen&quot;,&quot;family&quot;:&quot;Caldwell&quot;},{&quot;given&quot;:&quot;Sue&quot;,&quot;family&quot;:&quot;Pope&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type&quot;:&quot;chapter&quot;,&quot;ISBN&quot;:&quot;978-1-5264-7435-3&quot;,&quot;publisher-place&quot;:&quot;Thousand Oaks, CA&quot;,&quot;author&quot;:[{&quot;given&quot;:&quot;Rebecca&quot;,&quot;family&quot;:&quot;Patterson&quot;},{&quot;given&quot;:&quot;Mick&quot;,&quot;family&quot;:&quot;Chesterman&quot;},{&quot;given&quot;:&quot;Alison&quot;,&quot;family&quot;:&quot;Ramsey&quot;}],&quot;edition&quot;:&quot;1 edition&quot;,&quot;publisher&quot;:&quot;Learning Matters&quot;,&quot;language&quot;:&quot;English&quot;,&quot;event-place&quot;:&quot;Thousand Oaks, CA&quot;,&quot;issued&quot;:{&quot;date-parts&quot;:[[&quot;2019&quot;,3,25]]},&quot;id&quot;:&quot;caldwell_drama_2019&quot;,&quot;container-title&quot;:&quot;STEM in the Primary Curriculum&quot;,&quot;citation-key&quot;:&quot;caldwell_drama_2019&quot;},&quot;prefix&quot;:&quot;&quot;,&quot;id&quot;:135,&quot;suffix&quot;:&quot;&quot;,&quot;uri&quot;:[&quot;http://zotero.org/users/1913249/items/5P66QFBW&quot;]}],&quot;citationID&quot;:&quot;rxwbbney&quot;,&quot;schema&quot;:&quot;https://github.com/citation-style-language/schema/raw/master/csl-citation.json&quot;,&quot;properties&quot;:{&quot;formattedCitation&quot;:&quot;[@caldwell_drama_2019]&quot;,&quot;noteIndex&quot;:0}} RNDckpqsokvp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tems&quot;:[{&quot;uris&quot;:[&quot;http://zotero.org/users/1913249/items/AWU8XACQ&quot;],&quot;itemData&quot;:{&quot;title&quot;:&quot;From computational thinking to computational empowerment: a 21&lt;sup&gt;st&lt;/sup&gt; century PD agenda&quot;,&quot;DOI&quot;:&quot;10.1145/3210586.3210592&quot;,&quot;type&quot;:&quot;paper-conference&quot;,&quot;ISBN&quot;:&quot;978-1-4503-6371-6&quot;,&quot;title-short&quot;:&quot;From computational thinking to computational empowerment&quot;,&quot;container-title&quot;:&quot;Proceedings of the 15th Participatory Design Conference: Full Papers - Volume 1&quot;,&quot;event-place&quot;:&quot;New York, NY, USA&quot;,&quot;accessed&quot;:{&quot;date-parts&quot;:[[&quot;2020&quot;,10,9]]},&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uthor&quot;:[{&quot;given&quot;:&quot;Ole Sejer&quot;,&quot;family&quot;:&quot;Iversen&quot;},{&quot;given&quot;:&quot;Rachel Charlotte&quot;,&quot;family&quot;:&quot;Smith&quot;},{&quot;given&quot;:&quot;Christian&quot;,&quot;family&quot;:&quot;Dindler&quot;}],&quot;URL&quot;:&quot;https://doi.org/10.1145/3210586.3210592&quot;,&quot;publisher-place&quot;:&quot;New York, NY, USA&quot;,&quot;collection-title&quot;:&quot;PDC '18&quot;,&quot;publisher&quot;:&quot;Association for Computing Machinery&quot;,&quot;issued&quot;:{&quot;date-parts&quot;:[[&quot;2018&quot;,8,20]]},&quot;id&quot;:&quot;iversen_computational_2018-1&quot;,&quot;page&quot;:&quot;1–11&quot;,&quot;citation-key&quot;:&quot;iversen_computational_2018-1&quot;},&quot;prefix&quot;:&quot;&quot;,&quot;id&quot;:7602,&quot;suffix&quot;:&quot;&quot;,&quot;uri&quot;:[&quot;http://zotero.org/users/1913249/items/AWU8XACQ&quot;]},{&quot;uris&quot;:[&quot;http://zotero.org/users/1913249/items/H2C77ZKN&quot;],&quot;itemData&quot;:{&quot;title&quot;:&quot;Critical Design Research and Information Technology: Searching for Empowering Design&quot;,&quot;DOI&quot;:&quot;10.1145/3064663.3064747&quot;,&quot;type&quot;:&quot;paper-conference&quot;,&quot;ISBN&quot;:&quot;978-1-4503-4922-2&quot;,&quot;title-short&quot;:&quot;Critical Design Research and Information Technology&quot;,&quot;container-title&quot;:&quot;Proceedings of the 2017 Conference on Designing Interactive Systems&quot;,&quot;event-place&quot;:&quot;New York, NY, USA&quot;,&quot;accessed&quot;:{&quot;date-parts&quot;:[[&quot;2024&quot;,1,17]]},&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uthor&quot;:[{&quot;given&quot;:&quot;Netta&quot;,&quot;family&quot;:&quot;Iivari&quot;},{&quot;given&quot;:&quot;Kari&quot;,&quot;family&quot;:&quot;Kuutti&quot;}],&quot;URL&quot;:&quot;https://doi.org/10.1145/3064663.3064747&quot;,&quot;publisher-place&quot;:&quot;New York, NY, USA&quot;,&quot;collection-title&quot;:&quot;DIS '17&quot;,&quot;publisher&quot;:&quot;Association for Computing Machinery&quot;,&quot;issued&quot;:{&quot;date-parts&quot;:[[&quot;2017&quot;,6,10]]},&quot;id&quot;:&quot;iivari_critical_2017&quot;,&quot;page&quot;:&quot;983–993&quot;,&quot;citation-key&quot;:&quot;iivari_critical_2017&quot;},&quot;prefix&quot;:&quot;&quot;,&quot;id&quot;:9607,&quot;suffix&quot;:&quot;&quot;,&quot;uri&quot;:[&quot;http://zotero.org/users/1913249/items/H2C77ZKN&quot;]}],&quot;citationID&quot;:&quot;fujjcvkt&quot;,&quot;schema&quot;:&quot;https://github.com/citation-style-language/schema/raw/master/csl-citation.json&quot;,&quot;properties&quot;:{&quot;formattedCitation&quot;:&quot;[@iversen_computational_2018-1; @iivari_critical_2017]&quot;,&quot;noteIndex&quot;:0}} RNDywvsqnqnpr"/>&lt;Do Zotero Refresh: [@iversen_computational_2018-1; @iivari_critical_2017]&gt;<text:reference-mark-end text:name="ZOTERO_ITEM CSL_CITATION {&quot;citationItems&quot;:[{&quot;uris&quot;:[&quot;http://zotero.org/users/1913249/items/AWU8XACQ&quot;],&quot;itemData&quot;:{&quot;title&quot;:&quot;From computational thinking to computational empowerment: a 21&lt;sup&gt;st&lt;/sup&gt; century PD agenda&quot;,&quot;DOI&quot;:&quot;10.1145/3210586.3210592&quot;,&quot;type&quot;:&quot;paper-conference&quot;,&quot;ISBN&quot;:&quot;978-1-4503-6371-6&quot;,&quot;title-short&quot;:&quot;From computational thinking to computational empowerment&quot;,&quot;container-title&quot;:&quot;Proceedings of the 15th Participatory Design Conference: Full Papers - Volume 1&quot;,&quot;event-place&quot;:&quot;New York, NY, USA&quot;,&quot;accessed&quot;:{&quot;date-parts&quot;:[[&quot;2020&quot;,10,9]]},&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uthor&quot;:[{&quot;given&quot;:&quot;Ole Sejer&quot;,&quot;family&quot;:&quot;Iversen&quot;},{&quot;given&quot;:&quot;Rachel Charlotte&quot;,&quot;family&quot;:&quot;Smith&quot;},{&quot;given&quot;:&quot;Christian&quot;,&quot;family&quot;:&quot;Dindler&quot;}],&quot;URL&quot;:&quot;https://doi.org/10.1145/3210586.3210592&quot;,&quot;publisher-place&quot;:&quot;New York, NY, USA&quot;,&quot;collection-title&quot;:&quot;PDC '18&quot;,&quot;publisher&quot;:&quot;Association for Computing Machinery&quot;,&quot;issued&quot;:{&quot;date-parts&quot;:[[&quot;2018&quot;,8,20]]},&quot;id&quot;:&quot;iversen_computational_2018-1&quot;,&quot;page&quot;:&quot;1–11&quot;,&quot;citation-key&quot;:&quot;iversen_computational_2018-1&quot;},&quot;prefix&quot;:&quot;&quot;,&quot;id&quot;:7602,&quot;suffix&quot;:&quot;&quot;,&quot;uri&quot;:[&quot;http://zotero.org/users/1913249/items/AWU8XACQ&quot;]},{&quot;uris&quot;:[&quot;http://zotero.org/users/1913249/items/H2C77ZKN&quot;],&quot;itemData&quot;:{&quot;title&quot;:&quot;Critical Design Research and Information Technology: Searching for Empowering Design&quot;,&quot;DOI&quot;:&quot;10.1145/3064663.3064747&quot;,&quot;type&quot;:&quot;paper-conference&quot;,&quot;ISBN&quot;:&quot;978-1-4503-4922-2&quot;,&quot;title-short&quot;:&quot;Critical Design Research and Information Technology&quot;,&quot;container-title&quot;:&quot;Proceedings of the 2017 Conference on Designing Interactive Systems&quot;,&quot;event-place&quot;:&quot;New York, NY, USA&quot;,&quot;accessed&quot;:{&quot;date-parts&quot;:[[&quot;2024&quot;,1,17]]},&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uthor&quot;:[{&quot;given&quot;:&quot;Netta&quot;,&quot;family&quot;:&quot;Iivari&quot;},{&quot;given&quot;:&quot;Kari&quot;,&quot;family&quot;:&quot;Kuutti&quot;}],&quot;URL&quot;:&quot;https://doi.org/10.1145/3064663.3064747&quot;,&quot;publisher-place&quot;:&quot;New York, NY, USA&quot;,&quot;collection-title&quot;:&quot;DIS '17&quot;,&quot;publisher&quot;:&quot;Association for Computing Machinery&quot;,&quot;issued&quot;:{&quot;date-parts&quot;:[[&quot;2017&quot;,6,10]]},&quot;id&quot;:&quot;iivari_critical_2017&quot;,&quot;page&quot;:&quot;983–993&quot;,&quot;citation-key&quot;:&quot;iivari_critical_2017&quot;},&quot;prefix&quot;:&quot;&quot;,&quot;id&quot;:9607,&quot;suffix&quot;:&quot;&quot;,&quot;uri&quot;:[&quot;http://zotero.org/users/1913249/items/H2C77ZKN&quot;]}],&quot;citationID&quot;:&quot;fujjcvkt&quot;,&quot;schema&quot;:&quot;https://github.com/citation-style-language/schema/raw/master/csl-citation.json&quot;,&quot;properties&quot;:{&quot;formattedCitation&quot;:&quot;[@iversen_computational_2018-1; @iivari_critical_2017]&quot;,&quot;noteIndex&quot;:0}} RNDywvsqnqnpr"/>, design-based approaches <text:reference-mark-start text:name="ZOTERO_ITEM CSL_CITATION {&quot;citationItems&quot;:[{&quot;uris&quot;:[&quot;http://zotero.org/users/1913249/items/RLHV7FWT&quot;],&quot;itemData&quot;:{&quot;accessed&quot;:{&quot;date-parts&quot;:[[&quot;2023&quot;,9,27]]},&quot;title&quot;:&quot;Exploring children's learning experience in constructionism-based coding activities through design-based research&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L&quot;:&quot;https://www.sciencedirect.com/science/article/pii/S0747563219300184&quot;,&quot;type&quot;:&quot;article-journal&quot;,&quot;author&quot;:[{&quot;given&quot;:&quot;Sofia&quot;,&quot;family&quot;:&quot;Papavlasopoulou&quot;},{&quot;given&quot;:&quot;Michail N.&quot;,&quot;family&quot;:&quot;Giannakos&quot;},{&quot;given&quot;:&quot;Letizia&quot;,&quot;family&quot;:&quot;Jaccheri&quot;}],&quot;page&quot;:&quot;415-427&quot;,&quot;ISSN&quot;:&quot;0747-5632&quot;,&quot;container-title-short&quot;:&quot;Computers in Human Behavior&quot;,&quot;DOI&quot;:&quot;10.1016/j.chb.2019.01.008&quot;,&quot;issued&quot;:{&quot;date-parts&quot;:[[&quot;2019&quot;,10,1]]},&quot;id&quot;:&quot;papavlasopoulou_exploring_2019&quot;,&quot;container-title&quot;:&quot;Computers in Human Behavior&quot;,&quot;citation-key&quot;:&quot;papavlasopoulou_exploring_2019&quot;},&quot;prefix&quot;:&quot;&quot;,&quot;id&quot;:9294,&quot;suffix&quot;:&quot;&quot;,&quot;uri&quot;:[&quot;http://zotero.org/users/1913249/items/RLHV7FWT&quot;]},{&quot;uris&quot;:[&quot;http://zotero.org/users/1913249/items/4AWFP7ZD&quot;],&quot;itemData&quot;:{&quot;title&quot;:&quot;Design-based research: putting a stake in the ground&quot;,&quot;DOI&quot;:&quot;10.1207/s15327809jls1301_1&quot;,&quot;type&quot;:&quot;article-journal&quot;,&quot;title-short&quot;:&quot;Design-based research&quot;,&quot;container-title&quot;:&quot;Journal of the Learning Sciences&quot;,&quot;issue&quot;:&quot;1&quot;,&quot;URL&quot;:&quot;http://www.tandfonline.com/doi/abs/10.1207/s15327809jls1301_1&quot;,&quot;source&quot;:&quot;Crossref&quot;,&quot;volume&quot;:&quot;13&quot;,&quot;author&quot;:[{&quot;given&quot;:&quot;Sasha&quot;,&quot;family&quot;:&quot;Barab&quot;},{&quot;given&quot;:&quot;Kurt&quot;,&quot;family&quot;:&quot;Squire&quot;}],&quot;ISSN&quot;:&quot;1050-8406, 1532-7809&quot;,&quot;accessed&quot;:{&quot;date-parts&quot;:[[&quot;2018&quot;,4,21]]},&quot;language&quot;:&quot;en&quot;,&quot;issued&quot;:{&quot;date-parts&quot;:[[&quot;2004&quot;,1]]},&quot;id&quot;:&quot;barab_design-based_2004&quot;,&quot;page&quot;:&quot;1-14&quot;,&quot;citation-key&quot;:&quot;barab_design-based_2004&quot;},&quot;prefix&quot;:&quot;&quot;,&quot;id&quot;:2424,&quot;suffix&quot;:&quot;&quot;,&quot;uri&quot;:[&quot;http://zotero.org/users/1913249/items/4AWFP7ZD&quot;]}],&quot;citationID&quot;:&quot;atpddfuv&quot;,&quot;schema&quot;:&quot;https://github.com/citation-style-language/schema/raw/master/csl-citation.json&quot;,&quot;properties&quot;:{&quot;formattedCitation&quot;:&quot;[@papavlasopoulou_exploring_2019; @barab_design-based_2004]&quot;,&quot;noteIndex&quot;:0}} RNDtericxcmhf"/>&lt;Do Zotero Refresh: [@papavlasopoulou_exploring_2019; @barab_design-based_2004]&gt;<text:reference-mark-end text:name="ZOTERO_ITEM CSL_CITATION {&quot;citationItems&quot;:[{&quot;uris&quot;:[&quot;http://zotero.org/users/1913249/items/RLHV7FWT&quot;],&quot;itemData&quot;:{&quot;accessed&quot;:{&quot;date-parts&quot;:[[&quot;2023&quot;,9,27]]},&quot;title&quot;:&quot;Exploring children's learning experience in constructionism-based coding activities through design-based research&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L&quot;:&quot;https://www.sciencedirect.com/science/article/pii/S0747563219300184&quot;,&quot;type&quot;:&quot;article-journal&quot;,&quot;author&quot;:[{&quot;given&quot;:&quot;Sofia&quot;,&quot;family&quot;:&quot;Papavlasopoulou&quot;},{&quot;given&quot;:&quot;Michail N.&quot;,&quot;family&quot;:&quot;Giannakos&quot;},{&quot;given&quot;:&quot;Letizia&quot;,&quot;family&quot;:&quot;Jaccheri&quot;}],&quot;page&quot;:&quot;415-427&quot;,&quot;ISSN&quot;:&quot;0747-5632&quot;,&quot;container-title-short&quot;:&quot;Computers in Human Behavior&quot;,&quot;DOI&quot;:&quot;10.1016/j.chb.2019.01.008&quot;,&quot;issued&quot;:{&quot;date-parts&quot;:[[&quot;2019&quot;,10,1]]},&quot;id&quot;:&quot;papavlasopoulou_exploring_2019&quot;,&quot;container-title&quot;:&quot;Computers in Human Behavior&quot;,&quot;citation-key&quot;:&quot;papavlasopoulou_exploring_2019&quot;},&quot;prefix&quot;:&quot;&quot;,&quot;id&quot;:9294,&quot;suffix&quot;:&quot;&quot;,&quot;uri&quot;:[&quot;http://zotero.org/users/1913249/items/RLHV7FWT&quot;]},{&quot;uris&quot;:[&quot;http://zotero.org/users/1913249/items/4AWFP7ZD&quot;],&quot;itemData&quot;:{&quot;title&quot;:&quot;Design-based research: putting a stake in the ground&quot;,&quot;DOI&quot;:&quot;10.1207/s15327809jls1301_1&quot;,&quot;type&quot;:&quot;article-journal&quot;,&quot;title-short&quot;:&quot;Design-based research&quot;,&quot;container-title&quot;:&quot;Journal of the Learning Sciences&quot;,&quot;issue&quot;:&quot;1&quot;,&quot;URL&quot;:&quot;http://www.tandfonline.com/doi/abs/10.1207/s15327809jls1301_1&quot;,&quot;source&quot;:&quot;Crossref&quot;,&quot;volume&quot;:&quot;13&quot;,&quot;author&quot;:[{&quot;given&quot;:&quot;Sasha&quot;,&quot;family&quot;:&quot;Barab&quot;},{&quot;given&quot;:&quot;Kurt&quot;,&quot;family&quot;:&quot;Squire&quot;}],&quot;ISSN&quot;:&quot;1050-8406, 1532-7809&quot;,&quot;accessed&quot;:{&quot;date-parts&quot;:[[&quot;2018&quot;,4,21]]},&quot;language&quot;:&quot;en&quot;,&quot;issued&quot;:{&quot;date-parts&quot;:[[&quot;2004&quot;,1]]},&quot;id&quot;:&quot;barab_design-based_2004&quot;,&quot;page&quot;:&quot;1-14&quot;,&quot;citation-key&quot;:&quot;barab_design-based_2004&quot;},&quot;prefix&quot;:&quot;&quot;,&quot;id&quot;:2424,&quot;suffix&quot;:&quot;&quot;,&quot;uri&quot;:[&quot;http://zotero.org/users/1913249/items/4AWFP7ZD&quot;]}],&quot;citationID&quot;:&quot;atpddfuv&quot;,&quot;schema&quot;:&quot;https://github.com/citation-style-language/schema/raw/master/csl-citation.json&quot;,&quot;properties&quot;:{&quot;formattedCitation&quot;:&quot;[@papavlasopoulou_exploring_2019; @barab_design-based_2004]&quot;,&quot;noteIndex&quot;:0}} RNDtericxcmhf"/> and formative interventions <text:reference-mark-start text:name="ZOTERO_ITEM CSL_CITATION {&quot;citationItems&quot;:[{&quot;uris&quot;:[&quot;http://zotero.org/users/1913249/items/RWG3NGB7&quot;],&quot;itemData&quot;:{&quot;title&quot;:&quot;The fifth dimension: an after-school program built on diversity&quot;,&quot;publisher-place&quot;:&quot;New York&quot;,&quot;contributor&quot;:[{&quot;literal&quot;:&quot;Distributed Literacy Consortium&quot;}],&quot;type&quot;:&quot;book&quot;,&quot;ISBN&quot;:&quot;978-0-87154-084-3&quot;,&quot;title-short&quot;:&quot;The fifth dimension&quot;,&quot;author&quot;:[{&quot;given&quot;:&quot;Michael&quot;,&quot;family&quot;:&quot;Cole&quot;}],&quot;source&quot;:&quot;Library of Congress ISBN&quot;,&quot;publisher&quot;:&quot;Russell Sage&quot;,&quot;number-of-pages&quot;:&quot;227&quot;,&quot;call-number&quot;:&quot;LC34.4 .C65 2006&quot;,&quot;issued&quot;:{&quot;date-parts&quot;:[[&quot;2006&quot;]]},&quot;id&quot;:&quot;cole_fifth_2006&quot;,&quot;event-place&quot;:&quot;New York&quot;,&quot;citation-key&quot;:&quot;cole_fifth_2006&quot;},&quot;prefix&quot;:&quot;&quot;,&quot;id&quot;:1067,&quot;suffix&quot;:&quot;&quot;,&quot;uri&quot;:[&quot;http://zotero.org/users/1913249/items/RWG3NGB7&quot;]},{&quot;uris&quot;:[&quot;http://zotero.org/users/1913249/items/AE8ICDCS&quot;],&quot;itemData&quot;:{&quot;accessed&quot;:{&quot;date-parts&quot;:[[&quot;2024&quot;,1,17]]},&quot;title&quot;:&quot;Formative Interventions&quot;,&quot;DOI&quot;:&quot;10.1163/9789004541245_011&quot;,&quot;source&quot;:&quot;brill.com&quot;,&quot;URL&quot;:&quot;https://brill.com/display/book/9789004541245/BP000012.xml&quot;,&quot;ISBN&quot;:&quot;978-90-04-54124-5&quot;,&quot;type&quot;:&quot;chapter&quot;,&quot;author&quot;:[{&quot;given&quot;:&quot;Andy&quot;,&quot;family&quot;:&quot;Blunden&quot;}],&quot;section&quot;:&quot;Activity Theory&quot;,&quot;publisher&quot;:&quot;Brill&quot;,&quot;page&quot;:&quot;181-191&quot;,&quot;language&quot;:&quot;en&quot;,&quot;issued&quot;:{&quot;date-parts&quot;:[[&quot;2023&quot;,4,5]]},&quot;id&quot;:&quot;blunden_formative_2023&quot;,&quot;container-title&quot;:&quot;Activity Theory&quot;,&quot;citation-key&quot;:&quot;blunden_formative_2023&quot;},&quot;prefix&quot;:&quot;&quot;,&quot;id&quot;:9604,&quot;suffix&quot;:&quot;&quot;,&quot;uri&quot;:[&quot;http://zotero.org/users/1913249/items/AE8ICDCS&quot;]}],&quot;citationID&quot;:&quot;hryfnuyd&quot;,&quot;schema&quot;:&quot;https://github.com/citation-style-language/schema/raw/master/csl-citation.json&quot;,&quot;properties&quot;:{&quot;formattedCitation&quot;:&quot;[@cole_fifth_2006; @blunden_formative_2023]&quot;,&quot;noteIndex&quot;:0}} RNDhoqwgrqvvu"/>&lt;Do Zotero Refresh: [@cole_fifth_2006; @blunden_formative_2023]&gt;<text:reference-mark-end text:name="ZOTERO_ITEM CSL_CITATION {&quot;citationItems&quot;:[{&quot;uris&quot;:[&quot;http://zotero.org/users/1913249/items/RWG3NGB7&quot;],&quot;itemData&quot;:{&quot;title&quot;:&quot;The fifth dimension: an after-school program built on diversity&quot;,&quot;publisher-place&quot;:&quot;New York&quot;,&quot;contributor&quot;:[{&quot;literal&quot;:&quot;Distributed Literacy Consortium&quot;}],&quot;type&quot;:&quot;book&quot;,&quot;ISBN&quot;:&quot;978-0-87154-084-3&quot;,&quot;title-short&quot;:&quot;The fifth dimension&quot;,&quot;author&quot;:[{&quot;given&quot;:&quot;Michael&quot;,&quot;family&quot;:&quot;Cole&quot;}],&quot;source&quot;:&quot;Library of Congress ISBN&quot;,&quot;publisher&quot;:&quot;Russell Sage&quot;,&quot;number-of-pages&quot;:&quot;227&quot;,&quot;call-number&quot;:&quot;LC34.4 .C65 2006&quot;,&quot;issued&quot;:{&quot;date-parts&quot;:[[&quot;2006&quot;]]},&quot;id&quot;:&quot;cole_fifth_2006&quot;,&quot;event-place&quot;:&quot;New York&quot;,&quot;citation-key&quot;:&quot;cole_fifth_2006&quot;},&quot;prefix&quot;:&quot;&quot;,&quot;id&quot;:1067,&quot;suffix&quot;:&quot;&quot;,&quot;uri&quot;:[&quot;http://zotero.org/users/1913249/items/RWG3NGB7&quot;]},{&quot;uris&quot;:[&quot;http://zotero.org/users/1913249/items/AE8ICDCS&quot;],&quot;itemData&quot;:{&quot;accessed&quot;:{&quot;date-parts&quot;:[[&quot;2024&quot;,1,17]]},&quot;title&quot;:&quot;Formative Interventions&quot;,&quot;DOI&quot;:&quot;10.1163/9789004541245_011&quot;,&quot;source&quot;:&quot;brill.com&quot;,&quot;URL&quot;:&quot;https://brill.com/display/book/9789004541245/BP000012.xml&quot;,&quot;ISBN&quot;:&quot;978-90-04-54124-5&quot;,&quot;type&quot;:&quot;chapter&quot;,&quot;author&quot;:[{&quot;given&quot;:&quot;Andy&quot;,&quot;family&quot;:&quot;Blunden&quot;}],&quot;section&quot;:&quot;Activity Theory&quot;,&quot;publisher&quot;:&quot;Brill&quot;,&quot;page&quot;:&quot;181-191&quot;,&quot;language&quot;:&quot;en&quot;,&quot;issued&quot;:{&quot;date-parts&quot;:[[&quot;2023&quot;,4,5]]},&quot;id&quot;:&quot;blunden_formative_2023&quot;,&quot;container-title&quot;:&quot;Activity Theory&quot;,&quot;citation-key&quot;:&quot;blunden_formative_2023&quot;},&quot;prefix&quot;:&quot;&quot;,&quot;id&quot;:9604,&quot;suffix&quot;:&quot;&quot;,&quot;uri&quot;:[&quot;http://zotero.org/users/1913249/items/AE8ICDCS&quot;]}],&quot;citationID&quot;:&quot;hryfnuyd&quot;,&quot;schema&quot;:&quot;https://github.com/citation-style-language/schema/raw/master/csl-citation.json&quot;,&quot;properties&quot;:{&quot;formattedCitation&quot;:&quot;[@cole_fifth_2006; @blunden_formative_2023]&quot;,&quot;noteIndex&quot;:0}} RNDhoqwgrqvvu"/>.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tems&quot;:[{&quot;uris&quot;:[&quot;http://zotero.org/users/1913249/items/RWG3NGB7&quot;],&quot;itemData&quot;:{&quot;title&quot;:&quot;The fifth dimension: an after-school program built on diversity&quot;,&quot;publisher-place&quot;:&quot;New York&quot;,&quot;contributor&quot;:[{&quot;literal&quot;:&quot;Distributed Literacy Consortium&quot;}],&quot;type&quot;:&quot;book&quot;,&quot;ISBN&quot;:&quot;978-0-87154-084-3&quot;,&quot;title-short&quot;:&quot;The fifth dimension&quot;,&quot;author&quot;:[{&quot;given&quot;:&quot;Michael&quot;,&quot;family&quot;:&quot;Cole&quot;}],&quot;source&quot;:&quot;Library of Congress ISBN&quot;,&quot;publisher&quot;:&quot;Russell Sage&quot;,&quot;number-of-pages&quot;:&quot;227&quot;,&quot;call-number&quot;:&quot;LC34.4 .C65 2006&quot;,&quot;issued&quot;:{&quot;date-parts&quot;:[[&quot;2006&quot;]]},&quot;id&quot;:&quot;cole_fifth_2006&quot;,&quot;event-place&quot;:&quot;New York&quot;,&quot;citation-key&quot;:&quot;cole_fifth_2006&quot;},&quot;prefix&quot;:&quot;&quot;,&quot;id&quot;:1067,&quot;suffix&quot;:&quot;&quot;,&quot;uri&quot;:[&quot;http://zotero.org/users/1913249/items/RWG3NGB7&quot;]}],&quot;citationID&quot;:&quot;apqtuhbw&quot;,&quot;schema&quot;:&quot;https://github.com/citation-style-language/schema/raw/master/csl-citation.json&quot;,&quot;properties&quot;:{&quot;formattedCitation&quot;:&quot;[@cole_fifth_2006]&quot;,&quot;noteIndex&quot;:0}} RNDeejljqciwp"/>&lt;Do Zotero Refresh: [@cole_fifth_2006]&gt;<text:reference-mark-end text:name="ZOTERO_ITEM CSL_CITATION {&quot;citationItems&quot;:[{&quot;uris&quot;:[&quot;http://zotero.org/users/1913249/items/RWG3NGB7&quot;],&quot;itemData&quot;:{&quot;title&quot;:&quot;The fifth dimension: an after-school program built on diversity&quot;,&quot;publisher-place&quot;:&quot;New York&quot;,&quot;contributor&quot;:[{&quot;literal&quot;:&quot;Distributed Literacy Consortium&quot;}],&quot;type&quot;:&quot;book&quot;,&quot;ISBN&quot;:&quot;978-0-87154-084-3&quot;,&quot;title-short&quot;:&quot;The fifth dimension&quot;,&quot;author&quot;:[{&quot;given&quot;:&quot;Michael&quot;,&quot;family&quot;:&quot;Cole&quot;}],&quot;source&quot;:&quot;Library of Congress ISBN&quot;,&quot;publisher&quot;:&quot;Russell Sage&quot;,&quot;number-of-pages&quot;:&quot;227&quot;,&quot;call-number&quot;:&quot;LC34.4 .C65 2006&quot;,&quot;issued&quot;:{&quot;date-parts&quot;:[[&quot;2006&quot;]]},&quot;id&quot;:&quot;cole_fifth_2006&quot;,&quot;event-place&quot;:&quot;New York&quot;,&quot;citation-key&quot;:&quot;cole_fifth_2006&quot;},&quot;prefix&quot;:&quot;&quot;,&quot;id&quot;:1067,&quot;suffix&quot;:&quot;&quot;,&quot;uri&quot;:[&quot;http://zotero.org/users/1913249/items/RWG3NGB7&quot;]}],&quot;citationID&quot;:&quot;apqtuhbw&quot;,&quot;schema&quot;:&quot;https://github.com/citation-style-language/schema/raw/master/csl-citation.json&quot;,&quot;properties&quot;:{&quot;formattedCitation&quot;:&quot;[@cole_fifth_2006]&quot;,&quot;noteIndex&quot;:0}} RNDeejljqciwp"/>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3">
        <text:list-item>
  </text:list-item>
      </text:list>
      <text:section text:name=" ZOTERO_BIBL {&quot;uncited&quot;:[],&quot;omitted&quot;:[],&quot;custom&quot;:[]} CSL_BIBLIOGRAPHY RNDcutkjkhpbx">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3. Methodology</dc:title>
    <dc:description/>
    <dc:subject/>
    <meta:keyword/>
    <meta:initial-creator/>
    <dc:creator/>
    <meta:creation-date>2024-05-10T12:21:21Z</meta:creation-date>
    <dc:date>2024-05-10T12:21:2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